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d9536" officeooo:paragraph-rsid="000d9536"/>
    </style:style>
    <style:style style:name="P2" style:family="paragraph" style:parent-style-name="Standard">
      <style:paragraph-properties fo:text-align="center" style:justify-single-word="false"/>
      <style:text-properties officeooo:rsid="000eaf39" officeooo:paragraph-rsid="000eaf39"/>
    </style:style>
    <style:style style:name="P3" style:family="paragraph" style:parent-style-name="Standard">
      <style:text-properties officeooo:rsid="0012b94b" officeooo:paragraph-rsid="0012b94b"/>
    </style:style>
    <style:style style:name="P4" style:family="paragraph" style:parent-style-name="Standard">
      <style:paragraph-properties fo:text-align="center" style:justify-single-word="false"/>
      <style:text-properties style:font-name="Times New Roman1" fo:font-weight="bold" officeooo:rsid="000eaf39" officeooo:paragraph-rsid="000eaf39" style:font-weight-asian="bold" style:font-weight-complex="bold"/>
    </style:style>
    <style:style style:name="P5" style:family="paragraph" style:parent-style-name="Standard">
      <style:text-properties style:font-name="Times New Roman1" officeooo:rsid="000d9536" officeooo:paragraph-rsid="000d9536"/>
    </style:style>
    <style:style style:name="P6" style:family="paragraph" style:parent-style-name="Standard">
      <style:text-properties style:font-name="Times New Roman1" officeooo:rsid="0012b94b" officeooo:paragraph-rsid="0012b94b"/>
    </style:style>
    <style:style style:name="P7" style:family="paragraph" style:parent-style-name="Standard">
      <style:paragraph-properties fo:text-align="center" style:justify-single-word="false"/>
      <style:text-properties style:font-name="Times New Roman1" fo:font-size="14pt" fo:font-weight="bold" officeooo:rsid="000eaf39" officeooo:paragraph-rsid="000eaf39" style:font-weight-asian="bold" style:font-weight-complex="bold"/>
    </style:style>
    <style:style style:name="P8" style:family="paragraph" style:parent-style-name="Standard">
      <style:paragraph-properties fo:text-align="center" style:justify-single-word="false"/>
      <style:text-properties style:font-name="Times New Roman1" fo:font-style="normal" fo:font-weight="normal" officeooo:rsid="003aa336" officeooo:paragraph-rsid="00f52fed" style:font-name-asian="Times New Roman1"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style:font-name="Times New Roman1" fo:font-style="normal" fo:font-weight="normal" officeooo:rsid="005bee11" officeooo:paragraph-rsid="00f52fed" style:font-name-asian="Times New Roman1"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style:font-name="Times New Roman1" fo:font-style="normal" style:text-underline-style="none" fo:font-weight="normal" officeooo:rsid="003aa336" officeooo:paragraph-rsid="00f52fed" style:font-name-asian="Times New Roman1" style:font-style-asian="normal" style:font-weight-asian="normal" style:font-style-complex="normal" style:font-weight-complex="normal"/>
    </style:style>
    <style:style style:name="P11" style:family="paragraph" style:parent-style-name="Standard">
      <style:paragraph-properties fo:text-align="center" style:justify-single-word="false"/>
      <style:text-properties style:font-name="Times New Roman1" fo:font-style="normal" style:text-underline-style="none" fo:font-weight="normal" officeooo:rsid="00584922" officeooo:paragraph-rsid="00f52fed" style:font-name-asian="Times New Roman1" style:font-style-asian="normal" style:font-weight-asian="normal" style:font-style-complex="normal" style:font-weight-complex="normal"/>
    </style:style>
    <style:style style:name="P12" style:family="paragraph" style:parent-style-name="Standard">
      <style:paragraph-properties fo:text-align="center" style:justify-single-word="false"/>
      <style:text-properties style:font-name="Times New Roman1" fo:font-style="italic" fo:font-weight="normal" officeooo:rsid="001d7fd3" officeooo:paragraph-rsid="001d7fd3" style:font-style-asian="italic" style:font-weight-asian="normal" style:font-style-complex="italic" style:font-weight-complex="normal"/>
    </style:style>
    <style:style style:name="P13" style:family="paragraph" style:parent-style-name="Standard">
      <style:paragraph-properties fo:text-align="center" style:justify-single-word="false"/>
      <style:text-properties officeooo:paragraph-rsid="00025311"/>
    </style:style>
    <style:style style:name="P14" style:family="paragraph" style:parent-style-name="Standard">
      <style:paragraph-properties fo:text-align="center" style:justify-single-word="false"/>
      <style:text-properties officeooo:paragraph-rsid="001d7fd3"/>
    </style:style>
    <style:style style:name="P15" style:family="paragraph" style:parent-style-name="Standard">
      <style:text-properties officeooo:paragraph-rsid="0012b94b"/>
    </style:style>
    <style:style style:name="P16" style:family="paragraph" style:parent-style-name="Standard">
      <style:paragraph-properties fo:break-before="page"/>
      <style:text-properties style:font-name="Times New Roman1" officeooo:rsid="000d9536" officeooo:paragraph-rsid="000d9536"/>
    </style:style>
    <style:style style:name="P17" style:family="paragraph" style:parent-style-name="Standard">
      <style:paragraph-properties fo:text-align="center" style:justify-single-word="false"/>
      <style:text-properties style:font-name="Times New Roman1" fo:font-style="normal" fo:font-weight="normal" officeooo:rsid="0002af6d" officeooo:paragraph-rsid="001d7fd3" style:font-name-asian="Times New Roman1" style:font-style-asian="normal" style:font-weight-asian="normal" style:font-style-complex="normal" style:font-weight-complex="normal" loext:shadow="none"/>
    </style:style>
    <style:style style:name="T1" style:family="text">
      <style:text-properties officeooo:rsid="001df20c"/>
    </style:style>
    <style:style style:name="T2" style:family="text">
      <style:text-properties officeooo:rsid="001fee66"/>
    </style:style>
    <style:style style:name="T3" style:family="text">
      <style:text-properties officeooo:rsid="00200c3b"/>
    </style:style>
    <style:style style:name="T4" style:family="text">
      <style:text-properties style:font-name="Times New Roman1"/>
    </style:style>
    <style:style style:name="T5" style:family="text">
      <style:text-properties style:font-name="Times New Roman1" fo:font-size="14pt" fo:font-weight="bold" style:font-weight-asian="bold" style:font-weight-complex="bold"/>
    </style:style>
    <style:style style:name="T6" style:family="text">
      <style:text-properties style:font-name="Times New Roman1" fo:font-style="normal" style:text-underline-style="none" fo:font-weight="normal" officeooo:rsid="0059af4c" style:font-name-asian="Times New Roman1" style:font-style-asian="normal" style:font-weight-asian="normal" style:font-style-complex="normal" style:font-weight-complex="normal"/>
    </style:style>
    <style:style style:name="T7" style:family="text">
      <style:text-properties style:font-name="Times New Roman1" fo:font-style="normal" style:text-underline-style="none" fo:font-weight="normal" officeooo:rsid="00584922" style:font-name-asian="Times New Roman1" style:font-style-asian="normal" style:font-weight-asian="normal" style:font-style-complex="normal" style:font-weight-complex="normal"/>
    </style:style>
    <style:style style:name="T8" style:family="text">
      <style:text-properties style:font-name="Times New Roman1" fo:font-style="normal" fo:font-weight="normal" officeooo:rsid="00584922" style:font-name-asian="Times New Roman1" style:font-style-asian="normal" style:font-weight-asian="normal" style:font-style-complex="normal" style:font-weight-complex="normal"/>
    </style:style>
    <style:style style:name="T9" style:family="text">
      <style:text-properties style:font-name="Times New Roman1" fo:font-style="normal" fo:font-weight="normal" officeooo:rsid="0002af6d" style:font-name-asian="Times New Roman1" style:font-style-asian="normal" style:font-weight-asian="normal" style:font-style-complex="normal" style:font-weight-complex="normal" loext:shadow="none"/>
    </style:style>
    <style:style style:name="T10" style:family="text">
      <style:text-properties style:font-name="Times New Roman1" officeooo:rsid="0012b94b"/>
    </style:style>
    <style:style style:name="T11" style:family="text">
      <style:text-properties style:font-name="Times New Roman1" officeooo:rsid="00245f34"/>
    </style:style>
    <style:style style:name="T12" style:family="text">
      <style:text-properties style:text-underline-style="none"/>
    </style:style>
    <style:style style:name="T13" style:family="text">
      <style:text-properties style:text-underline-style="none" fo:font-weight="bold" style:font-weight-asian="bold" style:font-weight-complex="bold"/>
    </style:style>
    <style:style style:name="T14" style:family="text">
      <style:text-properties style:text-underline-style="none" fo:font-weight="bold" officeooo:rsid="002d4a3b" style:font-weight-asian="bold" style:font-weight-complex="bold"/>
    </style:style>
    <style:style style:name="T15" style:family="text">
      <style:text-properties style:text-underline-style="none" officeooo:rsid="0002f525"/>
    </style:style>
    <style:style style:name="T16" style:family="text">
      <style:text-properties style:text-underline-style="none" officeooo:rsid="0023ef1f"/>
    </style:style>
    <style:style style:name="T17" style:family="text">
      <style:text-properties fo:background-color="#ffff00" loext:char-shading-value="0"/>
    </style:style>
    <style:style style:name="T18" style:family="text">
      <style:text-properties fo:background-color="transparent" loext:char-shading-value="0"/>
    </style:style>
    <style:style style:name="T19" style:family="text">
      <style:text-properties fo:color="#000000" fo:background-color="#ffff00" loext:char-shading-value="0"/>
    </style:style>
    <style:style style:name="T20" style:family="text">
      <style:text-properties officeooo:rsid="00245f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RANSKRIP KURSUS <text:span text:style-name="T3">ONLINE </text:span>TEKNOPLASMA <text:span text:style-name="T2">GRATIS </text:span>G001</text:p>
      <text:p text:style-name="P7">12 JUNI 2017</text:p>
      <text:p text:style-name="P7">“PERKENALAN GNU/LINUX BUAT ORANG AWAM”</text:p>
      <text:p text:style-name="P2"><text:span text:style-name="T5">DOKUMEN TRANSKRIP INI BERLISENSI </text:span><text:a xlink:type="simple" xlink:href="https://creativecommons.org/licenses/by-sa/3.0/" text:style-name="Internet_20_link" text:visited-style-name="Visited_20_Internet_20_Link"><text:span text:style-name="T5">CC BY-SA 3.0</text:span></text:a></text:p>
      <text:p text:style-name="P4"/>
      <text:p text:style-name="P12"><text:span text:style-name="T1">D</text:span>okumen ini dibuat dengan LibreOffice Writer <text:span text:style-name="T1">berformat ODT </text:span>di atas GNU/Linux</text:p>
      <text:p text:style-name="P14"><text:a xlink:type="simple" xlink:href="https://archive.org/download/mkoteknoplasma/mengenal-gnu-mengenal-linux.odp" text:style-name="Internet_20_link" text:visited-style-name="Visited_20_Internet_20_Link"><text:span text:style-name="T9"/></text:a></text:p>
      <text:p text:style-name="P17"/>
      <text:p text:style-name="P8"><text:span text:style-name="T14">A</text:span><text:span text:style-name="T13">manat</text:span><text:span text:style-name="T12">: tolong sebar luaskan transkrip ini ke seluruh Indonesia semampu Anda</text:span></text:p>
      <text:p text:style-name="P10"/>
      <text:p text:style-name="P10"/>
      <text:p text:style-name="P11">Pemateri: Ade Malsasa Akbar</text:p>
      <text:p text:style-name="P9"><text:span text:style-name="T16">Di edit</text:span><text:span text:style-name="T12"> oleh </text:span><text:a xlink:type="simple" xlink:href="http://t.me/Gepeng_Id" text:style-name="Internet_20_link" text:visited-style-name="Visited_20_Internet_20_Link"><text:span text:style-name="T15">Gepeng</text:span></text:a></text:p>
      <text:p text:style-name="P13"><text:span text:style-name="T6">Web</text:span><text:span text:style-name="T7"> resmi: </text:span><text:a xlink:type="simple" xlink:href="http://kursusteknoplasma.wordpress.com/" text:style-name="Internet_20_link" text:visited-style-name="Visited_20_Internet_20_Link"><text:span text:style-name="T8">http://kursusteknoplasma.wordpress.com</text:span></text:a></text:p>
      <text:p text:style-name="P16"><text:span text:style-name="T17">Ade Malsasa Akbar</text:span>, [12.06.17 14:55]</text:p>
      <text:p text:style-name="P5">@YoRHaXD selamat datang di Ruang G001.</text:p>
      <text:p text:style-name="P5"/>
      <text:p text:style-name="P5"><text:span text:style-name="T17">Ade Malsasa Akbar</text:span>, [12.06.17 14:55]</text:p>
      <text:p text:style-name="P5">[Forwarded from Kursus Online Teknoplasma (Ade Malsasa Akbar)]</text:p>
      <text:p text:style-name="P5">[ Photo ]</text:p>
      <text:p text:style-name="P5">Kursus Online Gratis Sesi 1</text:p>
      <text:p text:style-name="P5"/>
      <text:p text:style-name="P5"><text:span text:style-name="T17">Ade Malsasa Akbar</text:span>, [12.06.17 14:56]</text:p>
      <text:p text:style-name="P5">Kursus akan dimulai setelah ashar WIB.</text:p>
      <text:p text:style-name="P5"/>
      <text:p text:style-name="P5"><text:span text:style-name="T17">Ade Malsasa Akbar</text:span>, [12.06.17 15:19]</text:p>
      <text:p text:style-name="P5">[ Photo ]</text:p>
      <text:p text:style-name="P5">MATERI KURSUS G001</text:p>
      <text:p text:style-name="P5"/>
      <text:p text:style-name="P5"><text:span text:style-name="T17">Ade Malsasa Akbar</text:span>, [12.06.17 15:19]</text:p>
      <text:p text:style-name="P5">Ini materi yang akan Anda terima sore ini in syaa Allah sampai 17:30 WIB nanti.</text:p>
      <text:p text:style-name="P5"/>
      <text:p text:style-name="P5">Reliana Sitorus, [12.06.17 15:20]</text:p>
      <text:p text:style-name="P5">Ok. Pak guru</text:p>
      <text:p text:style-name="P5"/>
      <text:p text:style-name="P5"><text:span text:style-name="T17">Ade Malsasa Akbar</text:span>, [12.06.17 15:26]</text:p>
      <text:p text:style-name="P5">[ Photo ]</text:p>
      <text:p text:style-name="P5">PERATURAN KURSUS</text:p>
      <text:p text:style-name="P5"/>
      <text:p text:style-name="P5"><text:span text:style-name="T17">Ade Malsasa Akbar</text:span>, [12.06.17 15:26]</text:p>
      <text:p text:style-name="P5">Saya harap Anda sekalian menaati peraturan kursus ini demi kemaslahatan bersama seluruh peserta.</text:p>
      <text:p text:style-name="P5"/>
      <text:p text:style-name="P5"><text:span text:style-name="T17">Ade Malsasa Akbar</text:span>, [12.06.17 15:27]</text:p>
      <text:p text:style-name="P5">Baik, tunggu sampai 15:30 WIB.</text:p>
      <text:p text:style-name="P5"/>
      <text:p text:style-name="P5"><text:span text:style-name="T17">Ade Malsasa Akbar</text:span>, [12.06.17 15:30]</text:p>
      <text:p text:style-name="P5">Bismillah.</text:p>
      <text:p text:style-name="P5"/>
      <text:p text:style-name="P5"><text:span text:style-name="T17">Ade Malsasa Akbar</text:span>, [12.06.17 15:30]</text:p>
      <text:p text:style-name="P5">Baik, kita mulai kursus G001 sekarang.</text:p>
      <text:p text:style-name="P5"/>
      <text:p text:style-name="P1"><text:span text:style-name="T4">Kursus ini saya lisensikan di bawah </text:span><text:a xlink:type="simple" xlink:href="https://creativecommons.org/licenses/by-sa/3.0/" text:style-name="Internet_20_link" text:visited-style-name="Visited_20_Internet_20_Link"><text:span text:style-name="T4">https://creativecommons.org/licenses/by-sa/3.0/</text:span></text:a><text:span text:style-name="T4">.</text:span></text:p>
      <text:p text:style-name="P5"/>
      <text:p text:style-name="P5"><text:span text:style-name="T17">Ade Malsasa Akbar</text:span>, [12.06.17 15:30]</text:p>
      <text:p text:style-name="P5">Selamat datang seluruh peserta di komunitas GNU/Linux.</text:p>
      <text:p text:style-name="P5"/>
      <text:p text:style-name="P5">luthfi afdhal, [12.06.17 15:30]</text:p>
      <text:p text:style-name="P5">salam kenal saya dari sulteng</text:p>
      <text:p text:style-name="P5"/>
      <text:p text:style-name="P5"><text:span text:style-name="T17">Ade Malsasa Akbar</text:span>, [12.06.17 15:30]</text:p>
      <text:p text:style-name="P5">Kursus kali ini bertopik perkenalan GNU/Linux. Targetnya ialah orang awam.</text:p>
      <text:p text:style-name="P5"/>
      <text:p text:style-name="P5"><text:span text:style-name="T17">Ade Malsasa Akbar</text:span>, [12.06.17 15:31]</text:p>
      <text:p text:style-name="P5"><text:soft-page-break/>Dalam kursus ini Anda —tidak peduli sudah menggunakan GNU/Linux atau belum— akan memperoleh materi seperti gimana sih, GNU/Linux itu.</text:p>
      <text:p text:style-name="P5"/>
      <text:p text:style-name="P5"><text:span text:style-name="T17">Ade Malsasa Akbar</text:span>, [12.06.17 15:32]</text:p>
      <text:p text:style-name="P5">Tujuan saya ialah memberi Anda bekal dasar untuk migrasi nantinya ke GNU/Linux serta memperkuat Anda yang sekarang sudah pakai.</text:p>
      <text:p text:style-name="P5"/>
      <text:p text:style-name="P5"><text:span text:style-name="T17">Ade Malsasa Akbar</text:span>, [12.06.17 15:32]</text:p>
      <text:p text:style-name="P5">Baik.</text:p>
      <text:p text:style-name="P5"/>
      <text:p text:style-name="P5"><text:span text:style-name="T17">Ade Malsasa Akbar</text:span>, [12.06.17 15:32]</text:p>
      <text:p text:style-name="P5">[Forwarded from Ade Malsasa Akbar]</text:p>
      <text:p text:style-name="P5">[ Photo ]</text:p>
      <text:p text:style-name="P5">MATERI KURSUS G001</text:p>
      <text:p text:style-name="P5"/>
      <text:p text:style-name="P5"><text:span text:style-name="T17">Ade Malsasa Akbar</text:span>, [12.06.17 15:32]</text:p>
      <text:p text:style-name="P5">MATERI 1:</text:p>
      <text:p text:style-name="P5">MENGENAL 3 PRODUK</text:p>
      <text:p text:style-name="P5"/>
      <text:p text:style-name="P5"><text:span text:style-name="T17">Ade Malsasa Akbar</text:span>, [12.06.17 15:33]</text:p>
      <text:p text:style-name="P5">Di dalam memperkenalkan GNU/Linux, setiap orang punya cara sendiri-sendiri, dan cara yang saya pilih ialah dari sisi fakta &amp; sejarah, untuk memberi pengertian yang bebas dari keraguan.</text:p>
      <text:p text:style-name="P5"/>
      <text:p text:style-name="P5"><text:span text:style-name="T17">Ade Malsasa Akbar</text:span>, [12.06.17 15:33]</text:p>
      <text:p text:style-name="P5">Baik.</text:p>
      <text:p text:style-name="P5"/>
      <text:p text:style-name="P5"><text:span text:style-name="T17">Ade Malsasa Akbar</text:span>, [12.06.17 15:34]</text:p>
      <text:p text:style-name="P5">Di dunia ini ada 3 produk:</text:p>
      <text:p text:style-name="P5"/>
      <text:p text:style-name="P5">1) Ada GNU, produk dari Proyek GNU (<text:a xlink:type="simple" xlink:href="http://www.gnu.org/" text:style-name="Internet_20_link" text:visited-style-name="Visited_20_Internet_20_Link">http://www.gnu.org</text:a>)</text:p>
      <text:p text:style-name="P5"/>
      <text:p text:style-name="P5">2) Ada Linux, produk dari Proyek Linux (<text:a xlink:type="simple" xlink:href="http://kernel.org/" text:style-name="Internet_20_link" text:visited-style-name="Visited_20_Internet_20_Link">http://kernel.org</text:a>)</text:p>
      <text:p text:style-name="P5"/>
      <text:p text:style-name="P5">3) Ada GNU/Linux, produk dari pihak ketiga</text:p>
      <text:p text:style-name="P5"/>
      <text:p text:style-name="P5"><text:span text:style-name="T17">Ade Malsasa Akbar</text:span>, [12.06.17 15:35]</text:p>
      <text:p text:style-name="P5">Saya ingin setiap orang bisa melihatnya dengan jelas. Pahamilah dulu bahwa ada 3 produk berbeda dari 3 sumber berbeda pula.</text:p>
      <text:p text:style-name="P5"/>
      <text:p text:style-name="P5"><text:span text:style-name="T17">Ade Malsasa Akbar</text:span>, [12.06.17 15:36]</text:p>
      <text:p text:style-name="P5">Baik.</text:p>
      <text:p text:style-name="P5"/>
      <text:p text:style-name="P5"><text:span text:style-name="T17">Ade Malsasa Akbar</text:span>, [12.06.17 15:36]</text:p>
      <text:p text:style-name="P5">Di sini saya perlu menyampaikan amanah penting bahwa Anda sekalian berhak tahu bahwa setiap software itu memiliki 2 wujud:</text:p>
      <text:p text:style-name="P5"/>
      <text:p text:style-name="P5">1) wujud originalnya, namanya source code</text:p>
      <text:p text:style-name="P5"/>
      <text:p text:style-name="P5">2) wujud turunannya, namanya binary code</text:p>
      <text:p text:style-name="P5"><text:soft-page-break/></text:p>
      <text:p text:style-name="P5"><text:span text:style-name="T17">Ade Malsasa Akbar</text:span>, [12.06.17 15:37]</text:p>
      <text:p text:style-name="P5">GNU dan Linux, 2 produk dari 2 sumber berbeda, adalah software, dan dirilis ke publik dalam wujud source code.</text:p>
      <text:p text:style-name="P5"/>
      <text:p text:style-name="P5"><text:span text:style-name="T17">Ade Malsasa Akbar</text:span>, [12.06.17 15:37]</text:p>
      <text:p text:style-name="P5">Jadi GNU kalau Anda unduh dari <text:a xlink:type="simple" xlink:href="http://www.gnu.org/" text:style-name="Internet_20_link" text:visited-style-name="Visited_20_Internet_20_Link">www.gnu.org</text:a>, itu 100% source code.</text:p>
      <text:p text:style-name="P5"/>
      <text:p text:style-name="P5"><text:span text:style-name="T17">Ade Malsasa Akbar</text:span>, [12.06.17 15:37]</text:p>
      <text:p text:style-name="P5">Sama juga dengan Kernel Linux, Anda unduh dari <text:a xlink:type="simple" xlink:href="http://www.kernel.org/" text:style-name="Internet_20_link" text:visited-style-name="Visited_20_Internet_20_Link">www.kernel.org</text:a> pun source code.</text:p>
      <text:p text:style-name="P5"/>
      <text:p text:style-name="P5"><text:span text:style-name="T17">Ade Malsasa Akbar</text:span>, [12.06.17 15:39]</text:p>
      <text:p text:style-name="P5">Sementara GNU/Linux, Anda unduh dari macam-macam distributor seperti misalnya Fedora, openSUSE, Debian, atau Zorin, itu sudah dalam bentuk kedua, yaitu binary code.</text:p>
      <text:p text:style-name="P5"/>
      <text:p text:style-name="P5"><text:span text:style-name="T17">Ade Malsasa Akbar</text:span>, [12.06.17 15:39]</text:p>
      <text:p text:style-name="P5">Arti dari binary code = bisa langsung dijalankan di komputer + langsung dipakai.</text:p>
      <text:p text:style-name="P5"/>
      <text:p text:style-name="P5"><text:span text:style-name="T17">Ade Malsasa Akbar</text:span>, [12.06.17 15:39]</text:p>
      <text:p text:style-name="P5">Yap.</text:p>
      <text:p text:style-name="P5"/>
      <text:p text:style-name="P5"><text:span text:style-name="T17">Ade Malsasa Akbar</text:span>, [12.06.17 15:39]</text:p>
      <text:p text:style-name="P5">Sampai sini dulu, apakah para peserta ada yang kesulitan?</text:p>
      <text:p text:style-name="P5"/>
      <text:p text:style-name="P5"><text:span text:style-name="T17">Ade Malsasa Akbar</text:span>, [12.06.17 15:40]</text:p>
      <text:p text:style-name="P5">Silakan berbicara.</text:p>
      <text:p text:style-name="P5"/>
      <text:p text:style-name="P5">Abu Fakhri Ali, [12.06.17 15:40]</text:p>
      <text:p text:style-name="P5">bukannya dari distribusi juga tersedia kode sumbernya mas?</text:p>
      <text:p text:style-name="P5"/>
      <text:p text:style-name="P5"><text:span text:style-name="T17">Ade Malsasa Akbar</text:span>, [12.06.17 15:40]</text:p>
      <text:p text:style-name="P5">[In reply to Abu Fakhri Ali]</text:p>
      <text:p text:style-name="P5">Nanti saya jelaskan.</text:p>
      <text:p text:style-name="P5"/>
      <text:p text:style-name="P5">Hasan Wijaya, [12.06.17 15:40]</text:p>
      <text:p text:style-name="P5">apakah gnu bisa berjalan sendiri mas?</text:p>
      <text:p text:style-name="P5"/>
      <text:p text:style-name="P5"><text:span text:style-name="T17">Ade Malsasa Akbar</text:span>, [12.06.17 15:40]</text:p>
      <text:p text:style-name="P5">[In reply to Hasan Wijaya]</text:p>
      <text:p text:style-name="P5">Bisa.</text:p>
      <text:p text:style-name="P5"/>
      <text:p text:style-name="P5">Hasan Wijaya, [12.06.17 15:40]</text:p>
      <text:p text:style-name="P5">linux juga?</text:p>
      <text:p text:style-name="P5"/>
      <text:p text:style-name="P5"><text:span text:style-name="T17">Ade Malsasa Akbar</text:span>, [12.06.17 15:40]</text:p>
      <text:p text:style-name="P5">[In reply to Hasan Wijaya]</text:p>
      <text:p text:style-name="P5">Tidak.</text:p>
      <text:p text:style-name="P5"/>
      <text:p text:style-name="P5">Reliana Sitorus, [12.06.17 15:41]</text:p>
      <text:p text:style-name="P5"><text:soft-page-break/>Jd debian whèezy itu binary code ya mas</text:p>
      <text:p text:style-name="P5"/>
      <text:p text:style-name="P5">Muhammad Ilham Ansar, [12.06.17 15:41]</text:p>
      <text:p text:style-name="P5">Linux mint jg binary code yah?</text:p>
      <text:p text:style-name="P5"/>
      <text:p text:style-name="P5">Arkamaya Prasetya, [12.06.17 15:42]</text:p>
      <text:p text:style-name="P5">Sementara menyimak dulu</text:p>
      <text:p text:style-name="P5"/>
      <text:p text:style-name="P5"><text:span text:style-name="T17">Ade Malsasa Akbar</text:span>, [12.06.17 15:42]</text:p>
      <text:p text:style-name="P5">@Reliana Muhammad Ilham perhatikan ini: jawabannya adalah ya, untuk ISO yang Anda unduh &amp; bakar &amp; instal.</text:p>
      <text:p text:style-name="P5"/>
      <text:p text:style-name="P5">Wisnu Waris, [12.06.17 15:42]</text:p>
      <text:p text:style-name="P5">sementara masih biisa di pahami</text:p>
      <text:p text:style-name="P5"/>
      <text:p text:style-name="P5"><text:span text:style-name="T17">Ade Malsasa Akbar</text:span>, [12.06.17 15:42]</text:p>
      <text:p text:style-name="P5">Itu binary code.</text:p>
      <text:p text:style-name="P5"/>
      <text:p text:style-name="P5"><text:span text:style-name="T17">Ade Malsasa Akbar</text:span>, [12.06.17 15:42]</text:p>
      <text:p text:style-name="P5">Binary code adalah semua software yang bisa langsung dieksekusi fungsinya oleh komputer.</text:p>
      <text:p text:style-name="P5"/>
      <text:p text:style-name="P5"><text:span text:style-name="T17">Ade Malsasa Akbar</text:span>, [12.06.17 15:43]</text:p>
      <text:p text:style-name="P5">Termasuk OS yang langsung bisa running, itu sudah pasti dalam bentuk binary.</text:p>
      <text:p text:style-name="P5"/>
      <text:p text:style-name="P5"><text:span text:style-name="T17">Ade Malsasa Akbar</text:span>, [12.06.17 15:43]</text:p>
      <text:p text:style-name="P5">CD-CD WIndows yang Anda punya, itu semuanya sudah binary code. Source code-nya ditahan oleh developernya.</text:p>
      <text:p text:style-name="P5"/>
      <text:p text:style-name="P5">Wisnu Waris, [12.06.17 15:43]</text:p>
      <text:p text:style-name="P5">kalau OS GNU/Linux, pada saat running masih bisa di rekayasa ?</text:p>
      <text:p text:style-name="P5"/>
      <text:p text:style-name="P5">Wisnu Waris, [12.06.17 15:43]</text:p>
      <text:p text:style-name="P5">tidak harus berbentuk source ?</text:p>
      <text:p text:style-name="P5"/>
      <text:p text:style-name="P5">Hasan Wijaya, [12.06.17 15:44]</text:p>
      <text:p text:style-name="P5">source kode contohnya apa?</text:p>
      <text:p text:style-name="P5"/>
      <text:p text:style-name="P5"><text:span text:style-name="T17">Ade Malsasa Akbar</text:span>, [12.06.17 15:45]</text:p>
      <text:p text:style-name="P5">[In reply to Wisnu Waris]</text:p>
      <text:p text:style-name="P5">Pertanyaan sangat bagus. Ini ada hubungan dengan materi lanjutannya, yaitu Lisensi &amp; Copyright nanti.</text:p>
      <text:p text:style-name="P5"/>
      <text:p text:style-name="P5">Reliana Sitorus, [12.06.17 15:46]</text:p>
      <text:p text:style-name="P5">Sy blm pernah unduh,bakar dan install mas</text:p>
      <text:p text:style-name="P5"/>
      <text:p text:style-name="P5"><text:span text:style-name="T17">Ade Malsasa Akbar</text:span>, [12.06.17 15:46]</text:p>
      <text:p text:style-name="P5">[In reply to Hasan Wijaya]</text:p>
      <text:p text:style-name="P5">Lihat source code GNU di sini <text:a xlink:type="simple" xlink:href="http://ftp.gnu.org/gnu/" text:style-name="Internet_20_link" text:visited-style-name="Visited_20_Internet_20_Link">http://ftp.gnu.org/gnu/</text:a>.</text:p>
      <text:p text:style-name="P5"/>
      <text:p text:style-name="P5"><text:soft-page-break/><text:span text:style-name="T17">Ade Malsasa Akbar</text:span>, [12.06.17 15:46]</text:p>
      <text:p text:style-name="P5">[In reply to Reliana Sitorus]</text:p>
      <text:p text:style-name="P5">Pernah instal Windows? Nah itu binary code.</text:p>
      <text:p text:style-name="P5"/>
      <text:p text:style-name="P5">Reliana Sitorus, [12.06.17 15:47]</text:p>
      <text:p text:style-name="P5">Pernah</text:p>
      <text:p text:style-name="P5"/>
      <text:p text:style-name="P5"><text:span text:style-name="T17">Ade Malsasa Akbar</text:span>, [12.06.17 15:47]</text:p>
      <text:p text:style-name="P5">[In reply to Hasan Wijaya]</text:p>
      <text:p text:style-name="P5">Ambil source code LInux di sini <text:a xlink:type="simple" xlink:href="https://www.kernel.org/" text:style-name="Internet_20_link" text:visited-style-name="Visited_20_Internet_20_Link">https://www.kernel.org/</text:a>.</text:p>
      <text:p text:style-name="P5"/>
      <text:p text:style-name="P5"><text:span text:style-name="T17">Ade Malsasa Akbar</text:span>, [12.06.17 15:47]</text:p>
      <text:p text:style-name="P5">[In reply to Wisnu Waris]</text:p>
      <text:p text:style-name="P5">Singkatnya: yang disampaikan teman-teman kita di komunitas, modifikasi, itu maksudnya modifikasi source code.</text:p>
      <text:p text:style-name="P5"/>
      <text:p text:style-name="P5"><text:span text:style-name="T17">Ade Malsasa Akbar</text:span>, [12.06.17 15:47]</text:p>
      <text:p text:style-name="P5">Baik.</text:p>
      <text:p text:style-name="P5"/>
      <text:p text:style-name="P5"><text:span text:style-name="T17">Ade Malsasa Akbar</text:span>, [12.06.17 15:48]</text:p>
      <text:p text:style-name="P5">Stop dulu komentarnya, saya lanjutkan materi.</text:p>
      <text:p text:style-name="P5"/>
      <text:p text:style-name="P5"><text:span text:style-name="T17">Ade Malsasa Akbar</text:span>, [12.06.17 15:49]</text:p>
      <text:p text:style-name="P5">Baik.</text:p>
      <text:p text:style-name="P5"/>
      <text:p text:style-name="P5"><text:span text:style-name="T17">Ade Malsasa Akbar</text:span>, [12.06.17 15:49]</text:p>
      <text:p text:style-name="P5">Sekarang, kursus G001 ini ngomongin yang mana, sih?</text:p>
      <text:p text:style-name="P5"/>
      <text:p text:style-name="P5"><text:span text:style-name="T17">Ade Malsasa Akbar</text:span>, [12.06.17 15:49]</text:p>
      <text:p text:style-name="P5">Ngomongin GNU, ngomongin Linux, atau ngomongin GNU/Linux?</text:p>
      <text:p text:style-name="P5"/>
      <text:p text:style-name="P5"><text:span text:style-name="T17">Ade Malsasa Akbar</text:span>, [12.06.17 15:49]</text:p>
      <text:p text:style-name="P5">Jawabannya: kita bicara tentang GNU/Linux.</text:p>
      <text:p text:style-name="P5"/>
      <text:p text:style-name="P5"><text:span text:style-name="T17">Ade Malsasa Akbar</text:span>, [12.06.17 15:50]</text:p>
      <text:p text:style-name="P5">Di sini muncul pertanyaan: terus GNU itu apaan? Linux itu apaan? GNU/Linux itu apa definisinya?</text:p>
      <text:p text:style-name="P5"/>
      <text:p text:style-name="P5"><text:span text:style-name="T17">Ade Malsasa Akbar</text:span>, [12.06.17 15:50]</text:p>
      <text:p text:style-name="P5">Saya jelaskan, dalam bahasa paling sederhana:</text:p>
      <text:p text:style-name="P5"/>
      <text:p text:style-name="P5"><text:span text:style-name="T17">Ade Malsasa Akbar</text:span>, [12.06.17 15:51]</text:p>
      <text:p text:style-name="P5">1) GNU adalah OS, sifatnya UNIX-like, dirilis berbentuk source code</text:p>
      <text:p text:style-name="P5"/>
      <text:p text:style-name="P5">2) Linux adalah kernel (salah satu komponen penting OS), sifatnya juga UNIX-like, dirilis juga berbentuk source code </text:p>
      <text:p text:style-name="P5"/>
      <text:p text:style-name="P5">3) GNU/Linux adalah OS siap pakai, dihasilkan dari menggabung GNU + Linux, diproduksi oleh distributor-distributor pihak ketiga</text:p>
      <text:p text:style-name="P5"/>
      <text:p text:style-name="P5"><text:soft-page-break/><text:span text:style-name="T17">Ade Malsasa Akbar</text:span>, [12.06.17 15:51]</text:p>
      <text:p text:style-name="P5">Yap, sampai sini jelaskah pembedaannya 3 benda ini? Yang tidak paham silakan bicara.</text:p>
      <text:p text:style-name="P5"/>
      <text:p text:style-name="P5">zhare asfan, [12.06.17 15:52]</text:p>
      <text:p text:style-name="P5">Jadi linux itu bukan os melainkan kernel ya?</text:p>
      <text:p text:style-name="P5"/>
      <text:p text:style-name="P5"><text:span text:style-name="T17">Ade Malsasa Akbar</text:span>, [12.06.17 15:52]</text:p>
      <text:p text:style-name="P5">[In reply to zhare asfan]</text:p>
      <text:p text:style-name="P5">benar.</text:p>
      <text:p text:style-name="P5"/>
      <text:p text:style-name="P5">zhare asfan, [12.06.17 15:52]</text:p>
      <text:p text:style-name="P5">Dan gnu pun juga bukan?</text:p>
      <text:p text:style-name="P5"/>
      <text:p text:style-name="P5">Arkamaya Prasetya, [12.06.17 15:53]</text:p>
      <text:p text:style-name="P5">saya belum faham apa itu kernel, fungsinya dalam os sebagai apa</text:p>
      <text:p text:style-name="P5"/>
      <text:p text:style-name="P5"><text:span text:style-name="T17">Ade Malsasa Akbar</text:span>, [12.06.17 15:53]</text:p>
      <text:p text:style-name="P5">[In reply to zhare asfan]</text:p>
      <text:p text:style-name="P5">GNU itu OS. LIhat pernyataan saya.</text:p>
      <text:p text:style-name="P5"/>
      <text:p text:style-name="P5">zhare asfan, [12.06.17 15:53]</text:p>
      <text:p text:style-name="P5">Oh iya</text:p>
      <text:p text:style-name="P5"/>
      <text:p text:style-name="P5">Surya Stefanus, [12.06.17 15:53]</text:p>
      <text:p text:style-name="P5">[In reply to Ade Malsasa Akbar]</text:p>
      <text:p text:style-name="P5">bagaimana GNU bisa berjalan tanpa kernel?</text:p>
      <text:p text:style-name="P5"/>
      <text:p text:style-name="P5"><text:span text:style-name="T17">Ade Malsasa Akbar</text:span>, [12.06.17 15:54]</text:p>
      <text:p text:style-name="P5">[In reply to Arkamaya Prasetya]</text:p>
      <text:p text:style-name="P5">Ini masalah besar sebetulnya, tapi simpelnya: kernel adalah salah satu komponen OS yang bertugas mengelola sumber daya hardware.</text:p>
      <text:p text:style-name="P5"/>
      <text:p text:style-name="P5"><text:span text:style-name="T17">Ade Malsasa Akbar</text:span>, [12.06.17 15:54]</text:p>
      <text:p text:style-name="P5">[In reply to Surya Stefanus]</text:p>
      <text:p text:style-name="P5">GNU punya kernel sendiri, namanya The Hurd.</text:p>
      <text:p text:style-name="P5"/>
      <text:p text:style-name="P5">Arkamaya Prasetya, [12.06.17 15:54]</text:p>
      <text:p text:style-name="P5">kemudia jika GNU adalah OS apa bisa berjalan langsung di komputer atau tidak?</text:p>
      <text:p text:style-name="P5"/>
      <text:p text:style-name="P5"><text:span text:style-name="T17">Ade Malsasa Akbar</text:span>, [12.06.17 15:55]</text:p>
      <text:p text:style-name="P5">Arkamaya nah, di sini pentingnya saya sebutkan 2 wujud software: dia berbentuk source code, tidak dapat langsung dijalankan di komputer.</text:p>
      <text:p text:style-name="P5"/>
      <text:p text:style-name="P5"><text:span text:style-name="T17">Ade Malsasa Akbar</text:span>, [12.06.17 15:55]</text:p>
      <text:p text:style-name="P5">GNU dibuat dengan tujuan sosial: agar pihak-pihak lain bisa bikin OS sendiri dengan memodifikasi source code GNU.</text:p>
      <text:p text:style-name="P5"/>
      <text:p text:style-name="P5"><text:span text:style-name="T17">Ade Malsasa Akbar</text:span>, [12.06.17 15:55]</text:p>
      <text:p text:style-name="P5">Bisa dipahami?</text:p>
      <text:p text:style-name="P5"><text:soft-page-break/></text:p>
      <text:p text:style-name="P5">Surya Stefanus, [12.06.17 15:55]</text:p>
      <text:p text:style-name="P5">kenapa di poin ke 3, gnu dan linux digabungkan? apa alasannya? sedangkan si GNU sudah punya kernel 🤔</text:p>
      <text:p text:style-name="P5"/>
      <text:p text:style-name="P5"><text:span text:style-name="T17">Ade Malsasa Akbar</text:span>, [12.06.17 15:56]</text:p>
      <text:p text:style-name="P5">[In reply to Surya Stefanus]</text:p>
      <text:p text:style-name="P5">Baik, inilah materi selanjutnya.</text:p>
      <text:p text:style-name="P5"/>
      <text:p text:style-name="P5"><text:span text:style-name="T17">Ade Malsasa Akbar</text:span>, [12.06.17 15:56]</text:p>
      <text:p text:style-name="P5">Baik, stop dulu komentar, saya lanjut materinya.</text:p>
      <text:p text:style-name="P5"/>
      <text:p text:style-name="P5"><text:span text:style-name="T17">Ade Malsasa Akbar</text:span>, [12.06.17 15:56]</text:p>
      <text:p text:style-name="P5">Bagaimanakah GNU/Linux itu terbentuk?</text:p>
      <text:p text:style-name="P5"/>
      <text:p text:style-name="P5"><text:span text:style-name="T17">Ade Malsasa Akbar</text:span>, [12.06.17 15:57]</text:p>
      <text:p text:style-name="P5">Sebelum masuk ke situ, perhatikan dulu OS saingannya, yaitu Windows.</text:p>
      <text:p text:style-name="P5"/>
      <text:p text:style-name="P5"><text:span text:style-name="T17">Ade Malsasa Akbar</text:span>, [12.06.17 15:58]</text:p>
      <text:p text:style-name="P5">Windows, simpel saja, produk tunggal dari 1 pabrik, seluruh komponennya dibuat oleh pabrik yang sama, yaitu Microsoft.</text:p>
      <text:p text:style-name="P5"/>
      <text:p text:style-name="P5"><text:span text:style-name="T17">Ade Malsasa Akbar</text:span>, [12.06.17 15:58]</text:p>
      <text:p text:style-name="P5">Itu Windows.</text:p>
      <text:p text:style-name="P5"/>
      <text:p text:style-name="P5"><text:span text:style-name="T17">Ade Malsasa Akbar</text:span>, [12.06.17 15:58]</text:p>
      <text:p text:style-name="P5">Tapi GNU/Linux tidak.</text:p>
      <text:p text:style-name="P5"/>
      <text:p text:style-name="P5"><text:span text:style-name="T17">Ade Malsasa Akbar</text:span>, [12.06.17 15:59]</text:p>
      <text:p text:style-name="P5">GNU/Linux tidak keluar dari Proyek GNU (nomor 1 tadi), juga tidak keluar dari Proyek Linux (nomor 2), tetapi keluarnya dari Proyek Pihak Ketiga (nomor 3 tadi).</text:p>
      <text:p text:style-name="P5"/>
      <text:p text:style-name="P5"><text:span text:style-name="T17">Ade Malsasa Akbar</text:span>, [12.06.17 15:59]</text:p>
      <text:p text:style-name="P5">Ambil contoh Debian.</text:p>
      <text:p text:style-name="P5"/>
      <text:p text:style-name="P5"><text:span text:style-name="T17">Ade Malsasa Akbar</text:span>, [12.06.17 15:59]</text:p>
      <text:p text:style-name="P5">Proyek Debian tidaklah menciptakan keseluruhan komponen OS-nya seorang diri. Jadi bukan seperti Microsoft.</text:p>
      <text:p text:style-name="P5"/>
      <text:p text:style-name="P5"><text:span text:style-name="T17">Ade Malsasa Akbar</text:span>, [12.06.17 15:59]</text:p>
      <text:p text:style-name="P5">Sama juga, proyek Ubuntu maupun CentOS demikian, mereka tidak menciptakan semuanya sendiri.</text:p>
      <text:p text:style-name="P5"/>
      <text:p text:style-name="P5"><text:span text:style-name="T17">Ade Malsasa Akbar</text:span>, [12.06.17 16:00]</text:p>
      <text:p text:style-name="P5">Yang mereka lakukan ialah mendistribusikan ulang GNU + Linux dalam satu gabungan baru yang disebut GNU/Linux.</text:p>
      <text:p text:style-name="P5"/>
      <text:p text:style-name="P5"><text:span text:style-name="T17">Ade Malsasa Akbar</text:span>, [12.06.17 16:02]</text:p>
      <text:p text:style-name="P5">Prosesi terbentuknya GNU/Linux sederhananya gini: </text:p>
      <text:p text:style-name="P5"/>
      <text:p text:style-name="P5"><text:soft-page-break/>ada sebuah pihak ketiga -&gt; dia ngambil source code GNU -&gt; dia ngambil source code Linux -&gt; dia proses semua source code jadi binary code -&gt; dia proses sampai jadi OS siap pakai -&gt; dia publikasikan di internet</text:p>
      <text:p text:style-name="P5"/>
      <text:p text:style-name="P5"><text:span text:style-name="T17">Ade Malsasa Akbar</text:span>, [12.06.17 16:02]</text:p>
      <text:p text:style-name="P5">Yap, sampai di sini adakah yang Anda tidak pahami?</text:p>
      <text:p text:style-name="P5"/>
      <text:p text:style-name="P5">Yoga, [12.06.17 16:03]</text:p>
      <text:p text:style-name="P5">Ask# saya mau pindah ke linuxmint ,, dan mau delete windows (drive C) , saya bingung bagian partisi nya,, yg paling atas pilihan yg total format,, yg paling bawah pilihan nya format tp sebagian,, nah,, saya pilih yg paling bawah,, dan saya sudah tau Drive C saya (sda/ 1) la cara format nya gmn untuk instal nya.. maf gambar nya nanti,,</text:p>
      <text:p text:style-name="P5"/>
      <text:p text:style-name="P5"><text:span text:style-name="T17">Ade Malsasa Akbar</text:span>, [12.06.17 16:03]</text:p>
      <text:p text:style-name="P5">[In reply to Yoga]</text:p>
      <text:p text:style-name="P5">Ini nanti saja. Materi saya sedang berjalan.</text:p>
      <text:p text:style-name="P5"/>
      <text:p text:style-name="P5"><text:span text:style-name="T17">Ade Malsasa Akbar</text:span>, [12.06.17 16:03]</text:p>
      <text:p text:style-name="P5">Teman-teman yang tidak mengerti penjelasan di atas, boleh tanya.</text:p>
      <text:p text:style-name="P5"/>
      <text:p text:style-name="P5">Reliana Sitorus, [12.06.17 16:03]</text:p>
      <text:p text:style-name="P5">Banyak mas, tp nggak tahu nanyanya.</text:p>
      <text:p text:style-name="P5"/>
      <text:p text:style-name="P6"><text:span text:style-name="T17">Ade Malsasa Akbar</text:span>, [12.06.17 16:03]</text:p>
      <text:p text:style-name="P6">[In reply to Reliana Sitorus]</text:p>
      <text:p text:style-name="P6">Nggak papa, ikuti aja dulu.</text:p>
      <text:p text:style-name="P6"/>
      <text:p text:style-name="P6">Arkamaya Prasetya, [12.06.17 16:04]</text:p>
      <text:p text:style-name="P6">[In reply to Reliana Sitorus]</text:p>
      <text:p text:style-name="P6">betulll 😅</text:p>
      <text:p text:style-name="P6"/>
      <text:p text:style-name="P6">Abdi Swasono, [12.06.17 16:05]</text:p>
      <text:p text:style-name="P6">Apa itu yang disebut linux from scratch ??</text:p>
      <text:p text:style-name="P6"/>
      <text:p text:style-name="P6">Arkamaya Prasetya, [12.06.17 16:05]</text:p>
      <text:p text:style-name="P6">[In reply to <text:span text:style-name="T18">Ade Malsasa Akbar</text:span>]</text:p>
      <text:p text:style-name="P6">nyimak dulu aja mas</text:p>
      <text:p text:style-name="P6"/>
      <text:p text:style-name="P6">Surya Stefanus, [12.06.17 16:05]</text:p>
      <text:p text:style-name="P6">[In reply to Ade Malsasa Akbar]</text:p>
      <text:p text:style-name="P6">distribusi ulang, apakah maksudnya seperti versi2 ubuntu yg selalu update versi terbarunya dengan codename masing2 ?</text:p>
      <text:p text:style-name="P6"/>
      <text:p text:style-name="P6"><text:span text:style-name="T17">Ade Malsasa Akbar</text:span>, [12.06.17 16:06]</text:p>
      <text:p text:style-name="P6">[In reply to Abdi Swasono]</text:p>
      <text:p text:style-name="P6">Di antaranya, iya. Namun pembuatan distro GNU/Linux tidak melulu LFS.</text:p>
      <text:p text:style-name="P6"/>
      <text:p text:style-name="P6"><text:span text:style-name="T17">Ade Malsasa Akbar</text:span>, [12.06.17 16:06]</text:p>
      <text:p text:style-name="P6">[In reply to Surya Stefanus]</text:p>
      <text:p text:style-name="P6"><text:soft-page-break/>Betul.</text:p>
      <text:p text:style-name="P6"/>
      <text:p text:style-name="P6"><text:span text:style-name="T17">Ade Malsasa Akbar</text:span>, [12.06.17 16:06]</text:p>
      <text:p text:style-name="P6">Setiap versi Ubuntu itu sebetulnya isinya, berasal dari GNU dan dari Linux.</text:p>
      <text:p text:style-name="P6"/>
      <text:p text:style-name="P6"><text:span text:style-name="T17">Ade Malsasa Akbar</text:span>, [12.06.17 16:06]</text:p>
      <text:p text:style-name="P6">Lihatlah Windows.</text:p>
      <text:p text:style-name="P6"/>
      <text:p text:style-name="P6"><text:span text:style-name="T17">Ade Malsasa Akbar</text:span>, [12.06.17 16:07]</text:p>
      <text:p text:style-name="P6">Apakah isinya dari pihak lain? Jawabannya tidak. Isinya Windows semuanya buatan Microsoft.</text:p>
      <text:p text:style-name="P6"/>
      <text:p text:style-name="P6"><text:span text:style-name="T17">Ade Malsasa Akbar</text:span>, [12.06.17 16:07]</text:p>
      <text:p text:style-name="P6">Bisa dipahami?</text:p>
      <text:p text:style-name="P6"/>
      <text:p text:style-name="P6">Hasan Wijaya, [12.06.17 16:07]</text:p>
      <text:p text:style-name="P6">bisa</text:p>
      <text:p text:style-name="P6"/>
      <text:p text:style-name="P6">M Ail, [12.06.17 16:08]</text:p>
      <text:p text:style-name="P6">Bisa..</text:p>
      <text:p text:style-name="P6"/>
      <text:p text:style-name="P6">Surya Stefanus, [12.06.17 16:08]</text:p>
      <text:p text:style-name="P6">yg itu bisa dipahami gan 👍</text:p>
      <text:p text:style-name="P6"/>
      <text:p text:style-name="P6">Arkamaya Prasetya, [12.06.17 16:08]</text:p>
      <text:p text:style-name="P6">Alhamdulillah mulai sedikit paham</text:p>
      <text:p text:style-name="P6"/>
      <text:p text:style-name="P6"><text:span text:style-name="T17">Ade Malsasa Akbar</text:span>, [12.06.17 16:09]</text:p>
      <text:p text:style-name="P6">Alhamdulillah.</text:p>
      <text:p text:style-name="P6"/>
      <text:p text:style-name="P6"><text:span text:style-name="T17">Ade Malsasa Akbar</text:span>, [12.06.17 16:09]</text:p>
      <text:p text:style-name="P6">Reliana Mbak Reliana, saya yakin kesulitan bertanya Mbak, berada pada peristilahannya.</text:p>
      <text:p text:style-name="P6"/>
      <text:p text:style-name="P6">Chairul Iqbal Maulana, [12.06.17 16:09]</text:p>
      <text:p text:style-name="P6">LFS apa mas?</text:p>
      <text:p text:style-name="P6"/>
      <text:p text:style-name="P6"><text:span text:style-name="T17">Ade Malsasa Akbar</text:span>, [12.06.17 16:09]</text:p>
      <text:p text:style-name="P6">Tak mengapa. Kita lanjutkan dulu.</text:p>
      <text:p text:style-name="P6"/>
      <text:p text:style-name="P6"><text:span text:style-name="T17">Ade Malsasa Akbar</text:span>, [12.06.17 16:10]</text:p>
      <text:p text:style-name="P6">Materi 1 ini saya maksudkan supaya Anda bisa membedakan dan tidak salah menganalogikan GNU/Linux seperti Windows. Karena memang beda dan harus dibedakan sesuai porsinya.</text:p>
      <text:p text:style-name="P6"/>
      <text:p text:style-name="P6"><text:span text:style-name="T17">Ade Malsasa Akbar</text:span>, [12.06.17 16:11]</text:p>
      <text:p text:style-name="P6">Baik.</text:p>
      <text:p text:style-name="P6"/>
      <text:p text:style-name="P6"><text:span text:style-name="T17">Ade Malsasa Akbar</text:span>, [12.06.17 16:12]</text:p>
      <text:p text:style-name="P6">[Forwarded from Ade Malsasa Akbar]</text:p>
      <text:p text:style-name="P6">[ Photo ]</text:p>
      <text:p text:style-name="P6">MATERI KURSUS G001</text:p>
      <text:p text:style-name="P6"><text:soft-page-break/></text:p>
      <text:p text:style-name="P6"><text:span text:style-name="T17">Ade Malsasa Akbar</text:span>, [12.06.17 16:12]</text:p>
      <text:p text:style-name="P6">MATERI 2:</text:p>
      <text:p text:style-name="P6">MENGENAL DISTRO</text:p>
      <text:p text:style-name="P6"/>
      <text:p text:style-name="P6"><text:span text:style-name="T17">Ade Malsasa Akbar</text:span>, [12.06.17 16:12]</text:p>
      <text:p text:style-name="P6">Seperti yang Anda sudah dengar di atas, saya menyebut istilah "mendistribusikan" atau "mendistribusikan ulang."</text:p>
      <text:p text:style-name="P6"/>
      <text:p text:style-name="P6">Reliana Sitorus, [12.06.17 16:12]</text:p>
      <text:p text:style-name="P6">Kalau gnu adalah source code dan linux jg sourcode yg digabung menjadi gnu linux <text:s/>dan menghasilkan binary cde spt debian .begitukah?</text:p>
      <text:p text:style-name="P6"/>
      <text:p text:style-name="P6"><text:span text:style-name="T17">Ade Malsasa Akbar</text:span>, [12.06.17 16:13]</text:p>
      <text:p text:style-name="P6">[In reply to Reliana Sitorus]</text:p>
      <text:p text:style-name="P6">Sempurna. Itu kenyataannya.</text:p>
      <text:p text:style-name="P6"/>
      <text:p text:style-name="P6"><text:span text:style-name="T17">Ade Malsasa Akbar</text:span>, [12.06.17 16:14]</text:p>
      <text:p text:style-name="P6">Dari istilah itu Anda bakal tahu</text:p>
      <text:p text:style-name="P6"/>
      <text:p text:style-name="P6"><text:span text:style-name="T17">Ade Malsasa Akbar</text:span>, [12.06.17 16:14]</text:p>
      <text:p text:style-name="P6">bahwa yang disebut GNU/Linux itu ialah sebuah produk distribusi</text:p>
      <text:p text:style-name="P6"/>
      <text:p text:style-name="P6"><text:span text:style-name="T17">Ade Malsasa Akbar</text:span>, [12.06.17 16:14]</text:p>
      <text:p text:style-name="P6">Dinamakan lengkap: </text:p>
      <text:p text:style-name="P6"/>
      <text:p text:style-name="P6">distribusi GNU/Linux</text:p>
      <text:p text:style-name="P6"/>
      <text:p text:style-name="P6"><text:span text:style-name="T17">Ade Malsasa Akbar</text:span>, [12.06.17 16:15]</text:p>
      <text:p text:style-name="P6">Istilah ini sering disebut pula: </text:p>
      <text:p text:style-name="P6"/>
      <text:p text:style-name="P6">distro GNU/Linux</text:p>
      <text:p text:style-name="P6"/>
      <text:p text:style-name="P6"><text:span text:style-name="T17">Ade Malsasa Akbar</text:span>, [12.06.17 16:15]</text:p>
      <text:p text:style-name="P6">Atau disebut simpel gini aja: </text:p>
      <text:p text:style-name="P6"/>
      <text:p text:style-name="P6">distro</text:p>
      <text:p text:style-name="P6"/>
      <text:p text:style-name="P6"><text:span text:style-name="T17">Ade Malsasa Akbar</text:span>, [12.06.17 16:15]</text:p>
      <text:p text:style-name="P6">Sebenarnya satu per satu distro yang kita kenal, seperti Debian, itu sudah mewakili 1 OS utuh yang bisa dibandingkan dengan Windows maupun Mac OS X.</text:p>
      <text:p text:style-name="P6"/>
      <text:p text:style-name="P6"><text:span text:style-name="T17">Ade Malsasa Akbar</text:span>, [12.06.17 16:15]</text:p>
      <text:p text:style-name="P6">Lalu apakah distro itu? Apa cirinya?</text:p>
      <text:p text:style-name="P6"/>
      <text:p text:style-name="P6"><text:span text:style-name="T17">Ade Malsasa Akbar</text:span>, [12.06.17 16:16]</text:p>
      <text:p text:style-name="P6">Sebuah distro GNU/Linux itu ialah sebuah distribusi software yang masuk di dalamnya 1) repositori software 2) OS GNU/Linux itu sendiri.</text:p>
      <text:p text:style-name="P6"/>
      <text:p text:style-name="P6"><text:soft-page-break/><text:span text:style-name="T17">Ade Malsasa Akbar</text:span>, [12.06.17 16:17]</text:p>
      <text:p text:style-name="P6">Apa yang didistribusikan oleh sebuah distro?</text:p>
      <text:p text:style-name="P6"/>
      <text:p text:style-name="P6">Jawabannya: </text:p>
      <text:p text:style-name="P6"/>
      <text:p text:style-name="P6">1) binary code dari GNU + Linux</text:p>
      <text:p text:style-name="P6"/>
      <text:p text:style-name="P6">2) source code dari GNU + Linux</text:p>
      <text:p text:style-name="P6"/>
      <text:p text:style-name="P6">3) binary + source dari software selainnya</text:p>
      <text:p text:style-name="P6"/>
      <text:p text:style-name="P6"><text:span text:style-name="T17">Ade Malsasa Akbar</text:span>, [12.06.17 16:18]</text:p>
      <text:p text:style-name="P6">Yap, jadi di setiap distro yang Anda temukan, apa pun mereknya, mereka semua secara umum memberi Anda 3 poin ini.</text:p>
      <text:p text:style-name="P6"/>
      <text:p text:style-name="P6"><text:span text:style-name="T17">Ade Malsasa Akbar</text:span>, [12.06.17 16:18]</text:p>
      <text:p text:style-name="P6">Lalu apa contoh distro GNU/Linux?</text:p>
      <text:p text:style-name="P6"/>
      <text:p text:style-name="P6"><text:span text:style-name="T17">Ade Malsasa Akbar</text:span>, [12.06.17 16:19]</text:p>
      <text:p text:style-name="P6">Dari sejarah kita bisa mengambil pelajaran, di antara distro termasyhur yang paling awal munculnya:</text:p>
      <text:p text:style-name="P6"/>
      <text:p text:style-name="P6">1) Slackware</text:p>
      <text:p text:style-name="P6"/>
      <text:p text:style-name="P6">2) Debian</text:p>
      <text:p text:style-name="P6"/>
      <text:p text:style-name="P6">3) Red Hat Linux</text:p>
      <text:p text:style-name="P6"/>
      <text:p text:style-name="P6">4) SUSE</text:p>
      <text:p text:style-name="P6"/>
      <text:p text:style-name="P6">5) Mandrake</text:p>
      <text:p text:style-name="P6"/>
      <text:p text:style-name="P6">6) Gentoo</text:p>
      <text:p text:style-name="P6"/>
      <text:p text:style-name="P6"><text:span text:style-name="T17">Ade Malsasa Akbar</text:span>, [12.06.17 16:20]</text:p>
      <text:p text:style-name="P6">masing-masing dari 6 nama ini adalah OS siap pakai yang berdiri sendiri.</text:p>
      <text:p text:style-name="P6"/>
      <text:p text:style-name="P6"><text:span text:style-name="T17">Ade Malsasa Akbar</text:span>, [12.06.17 16:20]</text:p>
      <text:p text:style-name="P6">Dan dari 6 distro inilah bermunculan distro-distro yang lain seperti Ubuntu dan seterusnya.</text:p>
      <text:p text:style-name="P6"/>
      <text:p text:style-name="P6"><text:span text:style-name="T17">Ade Malsasa Akbar</text:span>, [12.06.17 16:20]</text:p>
      <text:p text:style-name="P6">Tentu, saya cuplik 6 (tidak termasuk CRUX, Arch, dll.) untuk memudahkan penyebutan.</text:p>
      <text:p text:style-name="P6"/>
      <text:p text:style-name="P6"><text:span text:style-name="T17">Ade Malsasa Akbar</text:span>, [12.06.17 16:20]</text:p>
      <text:p text:style-name="P6">Baik, sampai sini, adakah pertanyaan? Silakan tanya.</text:p>
      <text:p text:style-name="P6"/>
      <text:p text:style-name="P6">Iqbal, [12.06.17 16:21]</text:p>
      <text:p text:style-name="P6">[In reply to Ade Malsasa Akbar]</text:p>
      <text:p text:style-name="P6">Repositori itu apa?</text:p>
      <text:p text:style-name="P6"/>
      <text:p text:style-name="P6"><text:soft-page-break/><text:span text:style-name="T17">Ade Malsasa Akbar</text:span>, [12.06.17 16:21]</text:p>
      <text:p text:style-name="P6">[In reply to Iqbal]</text:p>
      <text:p text:style-name="P6">Pertanyaan bagus.</text:p>
      <text:p text:style-name="P6"/>
      <text:p text:style-name="P6">zhare asfan, [12.06.17 16:21]</text:p>
      <text:p text:style-name="P6">Lanjuy</text:p>
      <text:p text:style-name="P6"/>
      <text:p text:style-name="P6"><text:span text:style-name="T17">Ade Malsasa Akbar</text:span>, [12.06.17 16:21]</text:p>
      <text:p text:style-name="P6">Tugas sebuah distro itu tidak sama dengan tugas Microsoft terhadap Windows.</text:p>
      <text:p text:style-name="P6"/>
      <text:p text:style-name="P6"><text:span text:style-name="T17">Ade Malsasa Akbar</text:span>, [12.06.17 16:21]</text:p>
      <text:p text:style-name="P6">Dengan kata lain, Windows tidak mengenal repositori.</text:p>
      <text:p text:style-name="P6"/>
      <text:p text:style-name="P6"><text:span text:style-name="T17">Ade Malsasa Akbar</text:span>, [12.06.17 16:21]</text:p>
      <text:p text:style-name="P6">[In reply to Iqbal]</text:p>
      <text:p text:style-name="P6">Tugas sebuah proyek distro, seperti Debian, itu berat sekali.</text:p>
      <text:p text:style-name="P6"/>
      <text:p text:style-name="P6"><text:span text:style-name="T17">Ade Malsasa Akbar</text:span>, [12.06.17 16:22]</text:p>
      <text:p text:style-name="P6">Tugas mereka ialah mengumpulkan puluhan ribu source code software di seluruh dunia, meletakkannya di satu tempat, lalu memproses source code tadi jadi binary code, membingkiskan semuanya source code iya binary code iya ke pengguna.</text:p>
      <text:p text:style-name="P6"/>
      <text:p text:style-name="P6"><text:span text:style-name="T17">Ade Malsasa Akbar</text:span>, [12.06.17 16:22]</text:p>
      <text:p text:style-name="P6">Pertanyaannya: apa nama tempat di mana semua software tadi diletakkan?</text:p>
      <text:p text:style-name="P6"/>
      <text:p text:style-name="P6"><text:span text:style-name="T17">Ade Malsasa Akbar</text:span>, [12.06.17 16:23]</text:p>
      <text:p text:style-name="P6">Itulah repositori.</text:p>
      <text:p text:style-name="P6"/>
      <text:p text:style-name="P6"><text:span text:style-name="T17">Ade Malsasa Akbar</text:span>, [12.06.17 16:23]</text:p>
      <text:p text:style-name="P6">[In reply to Iqbal]</text:p>
      <text:p text:style-name="P6">Kang Iqbal paham sekarang?</text:p>
      <text:p text:style-name="P6"/>
      <text:p text:style-name="P6">‏‏‎‏‏‎‏‏‎‏‎‏‏‎‏‏‎‏‏‎‏‏‎Satrya Pratama‏‏‎‏‏‎‏‏‎‏‏‎‏‏‎ ‏‏‎‏‏‎‏‏‎‏‏‎‏‏‎, [12.06.17 16:23]</text:p>
      <text:p text:style-name="P6">[In reply to Ade Malsasa Akbar]</text:p>
      <text:p text:style-name="P6">Jadi mirip semacam app store + resep bikin aplikasinya ya?</text:p>
      <text:p text:style-name="P6"/>
      <text:p text:style-name="P6"><text:span text:style-name="T17">Ade Malsasa Akbar</text:span>, [12.06.17 16:24]</text:p>
      <text:p text:style-name="P6">[In reply to ‏‏‎‏‏‎‏‏‎‏‎‏‏‎‏‏‎‏‏‎‏‏‎Satrya Pratama‏‏‎‏‏‎‏‏‎‏‏‎‏‏‎ ‏‏‎‏‏‎‏‏‎‏‏‎‏‏‎]</text:p>
      <text:p text:style-name="P6">Betul.</text:p>
      <text:p text:style-name="P6"/>
      <text:p text:style-name="P6"><text:span text:style-name="T17">Ade Malsasa Akbar</text:span>, [12.06.17 16:24]</text:p>
      <text:p text:style-name="P6">Setiap distro punya repositori sendiri-sendiri.</text:p>
      <text:p text:style-name="P6"/>
      <text:p text:style-name="P6">Iqbal, [12.06.17 16:24]</text:p>
      <text:p text:style-name="P6">[In reply to Ade Malsasa Akbar]</text:p>
      <text:p text:style-name="P6">Iya kang, paham</text:p>
      <text:p text:style-name="P6"/>
      <text:p text:style-name="P6"><text:span text:style-name="T17">Ade Malsasa Akbar</text:span>, [12.06.17 16:24]</text:p>
      <text:p text:style-name="P6">Setiap repositori itu menyediakan 2 wujud software:</text:p>
      <text:p text:style-name="P6"><text:soft-page-break/></text:p>
      <text:p text:style-name="P6">wujud source code disediakan,</text:p>
      <text:p text:style-name="P6"/>
      <text:p text:style-name="P6">wujud binary code juga disediakan</text:p>
      <text:p text:style-name="P6"/>
      <text:p text:style-name="P6"><text:span text:style-name="T17">Ade Malsasa Akbar</text:span>, [12.06.17 16:26]</text:p>
      <text:p text:style-name="P6">Satu hal lagi yang berhak Anda sekalian tahu:</text:p>
      <text:p text:style-name="P6"/>
      <text:p text:style-name="P6">source code bisa diubah jadi binary code, tetapi tidak sebaliknya</text:p>
      <text:p text:style-name="P6"/>
      <text:p text:style-name="P6"><text:span text:style-name="T17">Ade Malsasa Akbar</text:span>, [12.06.17 16:26]</text:p>
      <text:p text:style-name="P6">Inilah keuntungannya semua distro menyediakan 2 wujud software di repositorinya, pengguna dapat keuntungan dobel dan bahkan tak terbatas.</text:p>
      <text:p text:style-name="P6"/>
      <text:p text:style-name="P6"><text:span text:style-name="T17">Ade Malsasa Akbar</text:span>, [12.06.17 16:27]</text:p>
      <text:p text:style-name="P6">Baik.</text:p>
      <text:p text:style-name="P6"/>
      <text:p text:style-name="P6"><text:span text:style-name="T17">Ade Malsasa Akbar</text:span>, [12.06.17 16:27]</text:p>
      <text:p text:style-name="P6">Masih di materi yang sama.</text:p>
      <text:p text:style-name="P6"/>
      <text:p text:style-name="P6"><text:span text:style-name="T17">Ade Malsasa Akbar</text:span>, [12.06.17 16:27]</text:p>
      <text:p text:style-name="P6">Pertanyaan berikutnya: apa bedanya distro satu dengan distro lain?</text:p>
      <text:p text:style-name="P6"/>
      <text:p text:style-name="P6"><text:span text:style-name="T17">Ade Malsasa Akbar</text:span>, [12.06.17 16:27]</text:p>
      <text:p text:style-name="P6">Apakah ini yang hendak teman-teman tanyakan?</text:p>
      <text:p text:style-name="P6"/>
      <text:p text:style-name="P6">zhare asfan, [12.06.17 16:28]</text:p>
      <text:p text:style-name="P6">Yess</text:p>
      <text:p text:style-name="P6"/>
      <text:p text:style-name="P6"><text:span text:style-name="T17">Ade Malsasa Akbar</text:span>, [12.06.17 16:28]</text:p>
      <text:p text:style-name="P6">Baik.</text:p>
      <text:p text:style-name="P6"/>
      <text:p text:style-name="P6"><text:span text:style-name="T17">Ade Malsasa Akbar</text:span>, [12.06.17 16:28]</text:p>
      <text:p text:style-name="P6">Supaya Anda mudah memahaminya, perbedaan inti antara distro ialah: </text:p>
      <text:p text:style-name="P6"/>
      <text:p text:style-name="P6">sistem manajemen paketnya</text:p>
      <text:p text:style-name="P6"/>
      <text:p text:style-name="P6"><text:span text:style-name="T17">Ade Malsasa Akbar</text:span>, [12.06.17 16:28]</text:p>
      <text:p text:style-name="P6">Yang disebut manajemen paket ialah metode instalasi software.</text:p>
      <text:p text:style-name="P6"/>
      <text:p text:style-name="P6"><text:span text:style-name="T17">Ade Malsasa Akbar</text:span>, [12.06.17 16:29]</text:p>
      <text:p text:style-name="P6">Jadi salah satu inti terbesarnya bedanya di sana: metode instalasi software-nya.</text:p>
      <text:p text:style-name="P6"/>
      <text:p text:style-name="P6"><text:span text:style-name="T17">Ade Malsasa Akbar</text:span>, [12.06.17 16:29]</text:p>
      <text:p text:style-name="P6">Kendati semua distro punya repo, masing-masing punya cara tersendiri untuk menyambungkan antara pengguna dengan repo tersebut, bagaimana suatu software bisa dipasang.</text:p>
      <text:p text:style-name="P6"/>
      <text:p text:style-name="P6"><text:span text:style-name="T17">Ade Malsasa Akbar</text:span>, [12.06.17 16:30]</text:p>
      <text:p text:style-name="P6">Dalam bahasa Windows,</text:p>
      <text:p text:style-name="P6"><text:soft-page-break/></text:p>
      <text:p text:style-name="P6"><text:span text:style-name="T17">Ade Malsasa Akbar</text:span>, [12.06.17 16:30]</text:p>
      <text:p text:style-name="P6">kita kenal format paket di Windows seperti .msi atau .exe.</text:p>
      <text:p text:style-name="P6"/>
      <text:p text:style-name="P6"><text:span text:style-name="T17">Ade Malsasa Akbar</text:span>, [12.06.17 16:30]</text:p>
      <text:p text:style-name="P6">Paket apakah itu? Itu paket software, software installer yang memasangkan software ke sistem Windows.</text:p>
      <text:p text:style-name="P6"/>
      <text:p text:style-name="P6"><text:span text:style-name="T17">Ade Malsasa Akbar</text:span>, [12.06.17 16:30]</text:p>
      <text:p text:style-name="P6">Bagaimana dengan GNU/Linux? Apakah format paketnya .msi juga? Jawabannya tidak.</text:p>
      <text:p text:style-name="P6"/>
      <text:p text:style-name="P6"><text:span text:style-name="T17">Ade Malsasa Akbar</text:span>, [12.06.17 16:31]</text:p>
      <text:p text:style-name="P6">Masing-masing distro punya format "MSI" sendiri-sendiri, atau menginduk ke distro lainnya.</text:p>
      <text:p text:style-name="P6"/>
      <text:p text:style-name="P6"><text:span text:style-name="T17">Ade Malsasa Akbar</text:span>, [12.06.17 16:31]</text:p>
      <text:p text:style-name="P6">Di GNU/Linux, kita pakai .deb di keluarga Debian, .rpm di keluarga Red Hat, dan lain-lain.</text:p>
      <text:p text:style-name="P6"/>
      <text:p text:style-name="P6"><text:span text:style-name="T17">Ade Malsasa Akbar</text:span>, [12.06.17 16:31]</text:p>
      <text:p text:style-name="P6">Ketika Anda pegang paket .deb, Anda gak bisa nginstal itu di Fedora.</text:p>
      <text:p text:style-name="P6"/>
      <text:p text:style-name="P6"><text:span text:style-name="T17">Ade Malsasa Akbar</text:span>, [12.06.17 16:32]</text:p>
      <text:p text:style-name="P6">Ketika Anda pegang paket .rpm, Anda gak bisa nginstal itu di Ubuntu.</text:p>
      <text:p text:style-name="P6"/>
      <text:p text:style-name="P6"><text:span text:style-name="T17">Ade Malsasa Akbar</text:span>, [12.06.17 16:32]</text:p>
      <text:p text:style-name="P6">Isi dari repositori Debian atau Ubuntu atau Mint, itu puluhan ribu software dalam format .deb ini.</text:p>
      <text:p text:style-name="P6"/>
      <text:p text:style-name="P6"><text:span text:style-name="T17">Ade Malsasa Akbar</text:span>, [12.06.17 16:33]</text:p>
      <text:p text:style-name="P6">Isi dari repositori Red Hat Enterprise Linux, CentOS, dan Fedora itu puluhan ribu software juga, tapi formatnya .rpm.</text:p>
      <text:p text:style-name="P6"/>
      <text:p text:style-name="P6"><text:span text:style-name="T17">Ade Malsasa Akbar</text:span>, [12.06.17 16:34]</text:p>
      <text:p text:style-name="P6">Nah, kita pengguna Ubuntu nginstal paket software dengan program apt-get di dalam OS Ubuntu.</text:p>
      <text:p text:style-name="P6"/>
      <text:p text:style-name="P6"><text:span text:style-name="T17">Ade Malsasa Akbar</text:span>, [12.06.17 16:34]</text:p>
      <text:p text:style-name="P6">Kita pengguna Fedora nginstal paket dengan program dnf di dalam OS Fedora.</text:p>
      <text:p text:style-name="P6"/>
      <text:p text:style-name="P6"><text:span text:style-name="T17">Ade Malsasa Akbar</text:span>, [12.06.17 16:34]</text:p>
      <text:p text:style-name="P6">Seperti itu garis besarnya.</text:p>
      <text:p text:style-name="P6"/>
      <text:p text:style-name="P6"><text:span text:style-name="T17">Ade Malsasa Akbar</text:span>, [12.06.17 16:34]</text:p>
      <text:p text:style-name="P6">Sampai sini ada yang tidak paham?</text:p>
      <text:p text:style-name="P6"/>
      <text:p text:style-name="P6"><text:span text:style-name="T17">Ade Malsasa Akbar</text:span>, [12.06.17 16:34]</text:p>
      <text:p text:style-name="P6">Silakan tanya.</text:p>
      <text:p text:style-name="P6"/>
      <text:p text:style-name="P6">Surya Stefanus, [12.06.17 16:35]</text:p>
      <text:p text:style-name="P6">beda2 distro, kernel nya tetap linux ya?</text:p>
      <text:p text:style-name="P6"/>
      <text:p text:style-name="P6">Surya Stefanus, [12.06.17 16:35]</text:p>
      <text:p text:style-name="P6"><text:soft-page-break/>lalu gnu nya sama juga atau beda?</text:p>
      <text:p text:style-name="P6"/>
      <text:p text:style-name="P6"><text:span text:style-name="T17">Ade Malsasa Akbar</text:span>, [12.06.17 16:35]</text:p>
      <text:p text:style-name="P6">[In reply to Surya Stefanus]</text:p>
      <text:p text:style-name="P6">Iya, semua distro kita kernelnya Linux. Debian saja yang udah punya kernel Hurd.</text:p>
      <text:p text:style-name="P6"/>
      <text:p text:style-name="P6"><text:span text:style-name="T17">Ade Malsasa Akbar</text:span>, [12.06.17 16:35]</text:p>
      <text:p text:style-name="P6">[In reply to Surya Stefanus]</text:p>
      <text:p text:style-name="P6">Sama.</text:p>
      <text:p text:style-name="P6"/>
      <text:p text:style-name="P6"><text:span text:style-name="T17">Ade Malsasa Akbar</text:span>, [12.06.17 16:36]</text:p>
      <text:p text:style-name="P6">=@suryastef kalau Kang Surya ingin tahu GNU, lihatlah komponennya.</text:p>
      <text:p text:style-name="P6"/>
      <text:p text:style-name="P6"><text:span text:style-name="T17">Ade Malsasa Akbar</text:span>, [12.06.17 16:36]</text:p>
      <text:p text:style-name="P6">@suryastef perintah yang kita kenal seperti cp, mv, rm, du, dd, df, ls, mkdir, rm, itu adalah komponen GNU, bukan Linux.</text:p>
      <text:p text:style-name="P6"/>
      <text:p text:style-name="P6"><text:span text:style-name="T17">Ade Malsasa Akbar</text:span>, [12.06.17 16:37]</text:p>
      <text:p text:style-name="P6">Hanya saja, selama ini kita diperkenalkannya, itu dari Linux.</text:p>
      <text:p text:style-name="P6"/>
      <text:p text:style-name="P6"><text:span text:style-name="T17">Ade Malsasa Akbar</text:span>, [12.06.17 16:37]</text:p>
      <text:p text:style-name="P6">Padahal dari GNU.</text:p>
      <text:p text:style-name="P6"/>
      <text:p text:style-name="P6"><text:span text:style-name="T17">Ade Malsasa Akbar</text:span>, [12.06.17 16:37]</text:p>
      <text:p text:style-name="P6">Baik, ada pertanyaan lagi?</text:p>
      <text:p text:style-name="P6"/>
      <text:p text:style-name="P6">Muhamad Arif, [12.06.17 16:38]</text:p>
      <text:p text:style-name="P6">Format .run itu bisa jalan di semua distro ya kang?</text:p>
      <text:p text:style-name="P6"/>
      <text:p text:style-name="P6">Arkamaya Prasetya, [12.06.17 16:38]</text:p>
      <text:p text:style-name="P6">[In reply to Ade Malsasa Akbar]</text:p>
      <text:p text:style-name="P6">kalo contoh komponen dari linux?</text:p>
      <text:p text:style-name="P6"/>
      <text:p text:style-name="P6">Reliana Sitorus, [12.06.17 16:38]</text:p>
      <text:p text:style-name="P6">Td repo itu tempat dr kumpulan bribu sorce code software yg diproses menjadi binary code . Contohnya apa ya mas.</text:p>
      <text:p text:style-name="P6"/>
      <text:p text:style-name="P6">Surya Stefanus, [12.06.17 16:39]</text:p>
      <text:p text:style-name="P6">[In reply to <text:span text:style-name="T18">Ade Malsasa Akbar</text:span>]</text:p>
      <text:p text:style-name="P6">pantas perintah2 itu ada di distro2 yg pernah saya coba</text:p>
      <text:p text:style-name="P6"/>
      <text:p text:style-name="P6"><text:span text:style-name="T17">Ade Malsasa Akbar</text:span>, [12.06.17 16:39]</text:p>
      <text:p text:style-name="P6">1) Slackware -&gt; <text:a xlink:type="simple" xlink:href="http://slackware.com/" text:style-name="Internet_20_link" text:visited-style-name="Visited_20_Internet_20_Link">http://slackware.com</text:a></text:p>
      <text:p text:style-name="P6"/>
      <text:p text:style-name="P6">2) Debian -&gt; <text:a xlink:type="simple" xlink:href="http://debian.org/" text:style-name="Internet_20_link" text:visited-style-name="Visited_20_Internet_20_Link">http://debian.org</text:a></text:p>
      <text:p text:style-name="P6"/>
      <text:p text:style-name="P6">3) Red Hat Linux -&gt; <text:a xlink:type="simple" xlink:href="http://www.redhat.com/en/technologies/linux-platforms/enterprise-linux" text:style-name="Internet_20_link" text:visited-style-name="Visited_20_Internet_20_Link">http://www.redhat.com/en/technologies/linux-platforms/enterprise-linux</text:a></text:p>
      <text:p text:style-name="P6"/>
      <text:p text:style-name="P6">4) SUSE -&gt; <text:a xlink:type="simple" xlink:href="https://www.suse.com/" text:style-name="Internet_20_link" text:visited-style-name="Visited_20_Internet_20_Link">https://www.suse.com/</text:a></text:p>
      <text:p text:style-name="P6"><text:soft-page-break/></text:p>
      <text:p text:style-name="P6">5) Mandriva -&gt; sudah bubar, diteruskan oleh Mageia -&gt; <text:a xlink:type="simple" xlink:href="http://www.mageia.org/en/" text:style-name="Internet_20_link" text:visited-style-name="Visited_20_Internet_20_Link">http://www.mageia.org/en/</text:a></text:p>
      <text:p text:style-name="P6"/>
      <text:p text:style-name="P6">6) Gentoo -&gt; <text:a xlink:type="simple" xlink:href="https://gentoo.org/" text:style-name="Internet_20_link" text:visited-style-name="Visited_20_Internet_20_Link">https://gentoo.org/</text:a></text:p>
      <text:p text:style-name="P6"/>
      <text:p text:style-name="P6"><text:span text:style-name="T17">Ade Malsasa Akbar</text:span>, [12.06.17 16:39]</text:p>
      <text:p text:style-name="P6">Ini alamat dari keenam distro induk yang saya sebut tadi.</text:p>
      <text:p text:style-name="P6"/>
      <text:p text:style-name="P6">Surya Stefanus, [12.06.17 16:40]</text:p>
      <text:p text:style-name="P6">sampai sini sya ngerti</text:p>
      <text:p text:style-name="P6"/>
      <text:p text:style-name="P6">Wisnu Waris, [12.06.17 16:40]</text:p>
      <text:p text:style-name="P6">lalu kang, terobosan dengan adanya wine tapi sayangnya wine kurang berjalan baik, apakah tidak cocok dengan GNU/Linux sendiri atau bagaimana ?</text:p>
      <text:p text:style-name="P6"/>
      <text:p text:style-name="P6"><text:span text:style-name="T17">Ade Malsasa Akbar</text:span>, [12.06.17 16:40]</text:p>
      <text:p text:style-name="P6">[In reply to Arkamaya Prasetya]</text:p>
      <text:p text:style-name="P6">Silakan cek perintah fsck, lsblk, mount, dan seterusnya.</text:p>
      <text:p text:style-name="P6"/>
      <text:p text:style-name="P6">Wisnu Waris, [12.06.17 16:40]</text:p>
      <text:p text:style-name="P6">atau masih dalam pengembangan ?</text:p>
      <text:p text:style-name="P6"/>
      <text:p text:style-name="P6"><text:span text:style-name="T17">Ade Malsasa Akbar</text:span>, [12.06.17 16:41]</text:p>
      <text:p text:style-name="P6">[In reply to Reliana Sitorus]</text:p>
      <text:p text:style-name="P6">Pertanyaan bagus. Ubuntu punya repo, alamatnya di <text:a xlink:type="simple" xlink:href="http://archive.ubuntu.com/ubuntu/" text:style-name="Internet_20_link" text:visited-style-name="Visited_20_Internet_20_Link">http://archive.ubuntu.com/ubuntu/</text:a>. Debian punya repo, fedora punya repo, semua punya repo sendiri-sendiri.</text:p>
      <text:p text:style-name="P6"/>
      <text:p text:style-name="P6"><text:span text:style-name="T17">Ade Malsasa Akbar</text:span>, [12.06.17 16:41]</text:p>
      <text:p text:style-name="P6">[In reply to Wisnu Waris]</text:p>
      <text:p text:style-name="P6">Ini nanti saja. Fokus ke materi dulu pertanyaannya.</text:p>
      <text:p text:style-name="P6"/>
      <text:p text:style-name="P6">Wisnu Waris, [12.06.17 16:41]</text:p>
      <text:p text:style-name="P6">siap kang</text:p>
      <text:p text:style-name="P6"/>
      <text:p text:style-name="P6"><text:span text:style-name="T17">Ade Malsasa Akbar</text:span>, [12.06.17 16:41]</text:p>
      <text:p text:style-name="P6">[In reply to Muhamad Arif]</text:p>
      <text:p text:style-name="P6">Secara umum, iya.</text:p>
      <text:p text:style-name="P6"/>
      <text:p text:style-name="P6"><text:span text:style-name="T17">Ade Malsasa Akbar</text:span>, [12.06.17 16:42]</text:p>
      <text:p text:style-name="P6">[In reply to Surya Stefanus]</text:p>
      <text:p text:style-name="P6">Betul, sebab Anda menggunakan turunan GNU.</text:p>
      <text:p text:style-name="P6"/>
      <text:p text:style-name="P6"><text:span text:style-name="T17">Ade Malsasa Akbar</text:span>, [12.06.17 16:42]</text:p>
      <text:p text:style-name="P6">[In reply to Wisnu Waris]</text:p>
      <text:p text:style-name="P6">Simpan dulu pertanyaan ini.</text:p>
      <text:p text:style-name="P6"/>
      <text:p text:style-name="P6">Yuda Pratama, [12.06.17 16:42]</text:p>
      <text:p text:style-name="P6">misalkan OS nya ubuntu tapi ngambil repo dari Debian atau yang lainnya apakah bisa?</text:p>
      <text:p text:style-name="P6"/>
      <text:p text:style-name="P6"><text:soft-page-break/><text:span text:style-name="T17">Ade Malsasa Akbar</text:span>, [12.06.17 16:42]</text:p>
      <text:p text:style-name="P6">[In reply to Yuda Pratama]</text:p>
      <text:p text:style-name="P6">Kembalikan ke kaidah 2 wujud software, jawabannya bisa bila itu source code, tapi tidak bisa bila itu binary.</text:p>
      <text:p text:style-name="P6"/>
      <text:p text:style-name="P6"><text:span text:style-name="T17">Ade Malsasa Akbar</text:span>, [12.06.17 16:42]</text:p>
      <text:p text:style-name="P6">Tahukah Anda, Ubuntu itu sebenarnya ialah turunan Debian Sid?</text:p>
      <text:p text:style-name="P6"/>
      <text:p text:style-name="P6"><text:span text:style-name="T17">Ade Malsasa Akbar</text:span>, [12.06.17 16:43]</text:p>
      <text:p text:style-name="P6">Diambil dari paket-paketnya Debian.</text:p>
      <text:p text:style-name="P6"/>
      <text:p text:style-name="P6"><text:span text:style-name="T17">Ade Malsasa Akbar</text:span>, [12.06.17 16:43]</text:p>
      <text:p text:style-name="P6">[In reply to Yuda Pratama]</text:p>
      <text:p text:style-name="P6">Jadi jawabannya bisa dan sudah terbukti bertahun-tahun.</text:p>
      <text:p text:style-name="P6"/>
      <text:p text:style-name="P6"><text:span text:style-name="T17">Ade Malsasa Akbar</text:span>, [12.06.17 16:43]</text:p>
      <text:p text:style-name="P6">Baik, mari kita lanjut.</text:p>
      <text:p text:style-name="P6"/>
      <text:p text:style-name="P6"><text:span text:style-name="T17">Ade Malsasa Akbar</text:span>, [12.06.17 16:44]</text:p>
      <text:p text:style-name="P6">Masih di bagian distro,</text:p>
      <text:p text:style-name="P6"/>
      <text:p text:style-name="P6"><text:span text:style-name="T17">Ade Malsasa Akbar</text:span>, [12.06.17 16:44]</text:p>
      <text:p text:style-name="P6">distro apakah yang cocok untuk pemula?</text:p>
      <text:p text:style-name="P6"/>
      <text:p text:style-name="P6"><text:span text:style-name="T17">Ade Malsasa Akbar</text:span>, [12.06.17 16:44]</text:p>
      <text:p text:style-name="P6">Apakah ini juga pertanyaan Anda?</text:p>
      <text:p text:style-name="P6"/>
      <text:p text:style-name="P6">Hasan Wijaya, [12.06.17 16:44]</text:p>
      <text:p text:style-name="P6">betul</text:p>
      <text:p text:style-name="P6"/>
      <text:p text:style-name="P6">Reliana Sitorus, [12.06.17 16:45]</text:p>
      <text:p text:style-name="P6">Jd repo itu perintah-perintah ya maa. Maaf msh kurang faham</text:p>
      <text:p text:style-name="P6"/>
      <text:p text:style-name="P6"><text:span text:style-name="T17">Ade Malsasa Akbar</text:span>, [12.06.17 16:45]</text:p>
      <text:p text:style-name="P6">[In reply to Reliana Sitorus]</text:p>
      <text:p text:style-name="P6">Bukan, Mbak. repo itu tempat dikumpulkannya software di internet. Kita, pengguna, mengambil software dari sana pakai program khusus (namanya package manager) di dalam OS kita.</text:p>
      <text:p text:style-name="P6"/>
      <text:p text:style-name="P6"><text:span text:style-name="T17">Ade Malsasa Akbar</text:span>, [12.06.17 16:45]</text:p>
      <text:p text:style-name="P6">Pernah pakai PlayStore di Android?</text:p>
      <text:p text:style-name="P6"/>
      <text:p text:style-name="P6"><text:span text:style-name="T17">Ade Malsasa Akbar</text:span>, [12.06.17 16:46]</text:p>
      <text:p text:style-name="P6">yang disebut repo ialah server yang menampung software-softwarenya (.apk) sementara package manager-nya itu si aplikasi PlayStore sendiri.</text:p>
      <text:p text:style-name="P6"/>
      <text:p text:style-name="P6"><text:span text:style-name="T17">Ade Malsasa Akbar</text:span>, [12.06.17 16:46]</text:p>
      <text:p text:style-name="P6">Reliana mbak paham?</text:p>
      <text:p text:style-name="P6"/>
      <text:p text:style-name="P6">Reliana Sitorus, [12.06.17 16:46]</text:p>
      <text:p text:style-name="P6"><text:soft-page-break/>Pernàh, mas</text:p>
      <text:p text:style-name="P6"/>
      <text:p text:style-name="P6">Reliana Sitorus, [12.06.17 16:47]</text:p>
      <text:p text:style-name="P6">Sudah lumayan faham mas.</text:p>
      <text:p text:style-name="P6"/>
      <text:p text:style-name="P6"><text:span text:style-name="T17">Ade Malsasa Akbar</text:span>, [12.06.17 16:47]</text:p>
      <text:p text:style-name="P6">OK.</text:p>
      <text:p text:style-name="P6"/>
      <text:p text:style-name="P6"><text:span text:style-name="T17">Ade Malsasa Akbar</text:span>, [12.06.17 16:47]</text:p>
      <text:p text:style-name="P6">Kembali ke mari.</text:p>
      <text:p text:style-name="P6"/>
      <text:p text:style-name="P6"><text:span text:style-name="T17">Ade Malsasa Akbar</text:span>, [12.06.17 16:47]</text:p>
      <text:p text:style-name="P6">Kembali ke materi.</text:p>
      <text:p text:style-name="P6"/>
      <text:p text:style-name="P6"><text:span text:style-name="T17">Ade Malsasa Akbar</text:span>, [12.06.17 16:47]</text:p>
      <text:p text:style-name="P6">[In reply to <text:span text:style-name="T18">Ade Malsasa Akbar</text:span>]</text:p>
      <text:p text:style-name="P6">distro apa yang cocok untuk pemula?</text:p>
      <text:p text:style-name="P6"/>
      <text:p text:style-name="P6"><text:span text:style-name="T17">Ade Malsasa Akbar</text:span>, [12.06.17 16:48]</text:p>
      <text:p text:style-name="P6">Sebelum saya jawab, saya sampaikan dulu bahwa kita sendiri mengatakan Windows gampang setelah bertahun-tahun pakai Windows.</text:p>
      <text:p text:style-name="P6"/>
      <text:p text:style-name="P6"><text:span text:style-name="T17">Ade Malsasa Akbar</text:span>, [12.06.17 16:48]</text:p>
      <text:p text:style-name="P6">Nah, sekarang distro apa yang cocok untuk pemula? Ini bisa dibahas secara internal dan eksternal.</text:p>
      <text:p text:style-name="P6"/>
      <text:p text:style-name="P6"><text:span text:style-name="T17">Ade Malsasa Akbar</text:span>, [12.06.17 16:51]</text:p>
      <text:p text:style-name="P6">Ada beberapa distro populer yang mudah bagi pengguna Windows:</text:p>
      <text:p text:style-name="P6"/>
      <text:p text:style-name="P6">1) Ubuntu </text:p>
      <text:p text:style-name="P6"/>
      <text:p text:style-name="P6">2) Mint </text:p>
      <text:p text:style-name="P6"/>
      <text:p text:style-name="P6">3) openSUSE</text:p>
      <text:p text:style-name="P6"/>
      <text:p text:style-name="P6"><text:span text:style-name="T17">Ade Malsasa Akbar</text:span>, [12.06.17 16:51]</text:p>
      <text:p text:style-name="P6">Secara internal, dilihat dari skill pengguna sendiri, maka contoh 3 distro ini cocok sebab cenderung tidak diperlukan kemampuan tinggi untuk membiasakan diri.</text:p>
      <text:p text:style-name="P6"/>
      <text:p text:style-name="P6"><text:span text:style-name="T17">Ade Malsasa Akbar</text:span>, [12.06.17 16:51]</text:p>
      <text:p text:style-name="P6">*) catatan: 3 distro di atas bukan pembatasan</text:p>
      <text:p text:style-name="P6"/>
      <text:p text:style-name="P6"><text:span text:style-name="T17">Ade Malsasa Akbar</text:span>, [12.06.17 16:52]</text:p>
      <text:p text:style-name="P6">Secara eksternal, dilihat dari skill orang lain di luar pengguna, maka tidak ada batasan. Anda bisa pakai distro apa pun selama ada guru yang mahir mengajarkannya.</text:p>
      <text:p text:style-name="P6"/>
      <text:p text:style-name="P6"><text:span text:style-name="T17">Ade Malsasa Akbar</text:span>, [12.06.17 16:52]</text:p>
      <text:p text:style-name="P6">Baik, ini saya berusaha meringkasnya sependek mungkin.</text:p>
      <text:p text:style-name="P6"/>
      <text:p text:style-name="P6"><text:span text:style-name="T17">Ade Malsasa Akbar</text:span>, [12.06.17 16:53]</text:p>
      <text:p text:style-name="P6"><text:soft-page-break/>Ada pertanyaan?</text:p>
      <text:p text:style-name="P6"/>
      <text:p text:style-name="P6">Abu Fakhri Ali, [12.06.17 16:53]</text:p>
      <text:p text:style-name="P6">[In reply to Ade Malsasa Akbar]</text:p>
      <text:p text:style-name="P6">gnu coreutils</text:p>
      <text:p text:style-name="P6"/>
      <text:p text:style-name="P6">Hasan Wijaya, [12.06.17 16:54]</text:p>
      <text:p text:style-name="P6">apa berdanya free software sama open source.</text:p>
      <text:p text:style-name="P6"/>
      <text:p text:style-name="P6">Abu Fakhri Ali, [12.06.17 16:55]</text:p>
      <text:p text:style-name="P6">[In reply to <text:span text:style-name="T18">Ade Malsasa Akbar</text:span>]</text:p>
      <text:p text:style-name="P6">mageia dan turunan mandriva lainnya</text:p>
      <text:p text:style-name="P6"/>
      <text:p text:style-name="P6"><text:span text:style-name="T17">Ade Malsasa Akbar</text:span>, [12.06.17 16:55]</text:p>
      <text:p text:style-name="P6">[In reply to Hasan Wijaya]</text:p>
      <text:p text:style-name="P6">Panjang pembahasannya, kenapa tak ditanyakan kemarin malam saja?</text:p>
      <text:p text:style-name="P6"/>
      <text:p text:style-name="P6">Abu Fakhri Ali, [12.06.17 16:55]</text:p>
      <text:p text:style-name="P6">usul</text:p>
      <text:p text:style-name="P6"/>
      <text:p text:style-name="P6"><text:span text:style-name="T17">Ade Malsasa Akbar</text:span>, [12.06.17 16:56]</text:p>
      <text:p text:style-name="P6">Baik, kalau tak ada pertanyaan, saya lanjut.</text:p>
      <text:p text:style-name="P6"/>
      <text:p text:style-name="P6"><text:span text:style-name="T17">Ade Malsasa Akbar</text:span>, [12.06.17 16:56]</text:p>
      <text:p text:style-name="P6">[Forwarded from Ade Malsasa Akbar]</text:p>
      <text:p text:style-name="P6">[ Photo ]</text:p>
      <text:p text:style-name="P6">MATERI KURSUS G001</text:p>
      <text:p text:style-name="P6"/>
      <text:p text:style-name="P6"><text:span text:style-name="T17">Ade Malsasa Akbar</text:span>, [12.06.17 16:56]</text:p>
      <text:p text:style-name="P6">MATERI 3:</text:p>
      <text:p text:style-name="P6">APA YANG BISA GNU/LINUX LAKUKAN?</text:p>
      <text:p text:style-name="P6"/>
      <text:p text:style-name="P6">Abinya Fahmi, [12.06.17 16:56]</text:p>
      <text:p text:style-name="P6">Wah materinya puanjaang, baru plg kntr g sempat ngikuti 😔</text:p>
      <text:p text:style-name="P6"/>
      <text:p text:style-name="P6"><text:span text:style-name="T17">Ade Malsasa Akbar</text:span>, [12.06.17 16:56]</text:p>
      <text:p text:style-name="P6">Baik, saya yakin ini materi ialah bahan penasaran banyak orang yang belum pernah pakai.</text:p>
      <text:p text:style-name="P6"/>
      <text:p text:style-name="P6"><text:span text:style-name="T17">Ade Malsasa Akbar</text:span>, [12.06.17 16:57]</text:p>
      <text:p text:style-name="P6">Jawabannya simpel: apa pun yang bisa dilakukan oleh Windows dan Mac OS X, juga bisa dilakukan oleh GNU/Linux.</text:p>
      <text:p text:style-name="P6"/>
      <text:p text:style-name="P6">Purnomo Sidi, [12.06.17 16:58]</text:p>
      <text:p text:style-name="P6">Masih Nyimak.</text:p>
      <text:p text:style-name="P6"/>
      <text:p text:style-name="P6">Abu Fakhri Ali, [12.06.17 16:58]</text:p>
      <text:p text:style-name="P6">[In reply to Ade Malsasa Akbar]</text:p>
      <text:p text:style-name="P6">apple macOS sekarang namanya mas</text:p>
      <text:p text:style-name="P6"/>
      <text:p text:style-name="P6"><text:soft-page-break/><text:span text:style-name="T17">Ade Malsasa Akbar</text:span>, [12.06.17 16:59]</text:p>
      <text:p text:style-name="P6">Dari sudut pandang pengguna akhir, ini artinya GNU/Linux bisa dipakai untuk:</text:p>
      <text:p text:style-name="P6"/>
      <text:p text:style-name="P6">- pemrograman</text:p>
      <text:p text:style-name="P6"/>
      <text:p text:style-name="P6">- desain grafis</text:p>
      <text:p text:style-name="P6"/>
      <text:p text:style-name="P6">- multimedia playback</text:p>
      <text:p text:style-name="P6"/>
      <text:p text:style-name="P6">- video editing</text:p>
      <text:p text:style-name="P6"/>
      <text:p text:style-name="P6">- text editing</text:p>
      <text:p text:style-name="P6"/>
      <text:p text:style-name="P6">- browsing</text:p>
      <text:p text:style-name="P6"/>
      <text:p text:style-name="P6">- emailing</text:p>
      <text:p text:style-name="P6"/>
      <text:p text:style-name="P6">- pendidikan</text:p>
      <text:p text:style-name="P6"/>
      <text:p text:style-name="P6">- dan seterusnya</text:p>
      <text:p text:style-name="P6"/>
      <text:p text:style-name="P6"><text:span text:style-name="T17">Ade Malsasa Akbar</text:span>, [12.06.17 17:00]</text:p>
      <text:p text:style-name="P6">Yap, sampai di sini ada pertanyaan?</text:p>
      <text:p text:style-name="P6"/>
      <text:p text:style-name="P6">Abinya Fahmi, [12.06.17 17:00]</text:p>
      <text:p text:style-name="P6">[In reply to Ade Malsasa Akbar]</text:p>
      <text:p text:style-name="P6">Yg bs d lakukan OS mobile belum masuk kang</text:p>
      <text:p text:style-name="P6"/>
      <text:p text:style-name="P6">Iqbal, [12.06.17 17:01]</text:p>
      <text:p text:style-name="P6">gatau apa ini masuk materi yg ini, kalo di windows ada font file .ttf, apakah font .ttf itu bisa diinstall di linux?</text:p>
      <text:p text:style-name="P6"/>
      <text:p text:style-name="P6"><text:span text:style-name="T17">Ade Malsasa Akbar</text:span>, [12.06.17 17:01]</text:p>
      <text:p text:style-name="P6">[In reply to Iqbal]</text:p>
      <text:p text:style-name="P6">Benar, bisa.</text:p>
      <text:p text:style-name="P6"/>
      <text:p text:style-name="P6">Abinya Fahmi, [12.06.17 17:01]</text:p>
      <text:p text:style-name="P6">[In reply to Iqbal]</text:p>
      <text:p text:style-name="P6">Bisa 👍</text:p>
      <text:p text:style-name="P6"/>
      <text:p text:style-name="P6"><text:span text:style-name="T17">Ade Malsasa Akbar</text:span>, [12.06.17 17:01]</text:p>
      <text:p text:style-name="P6">GNU/Linux pun mendukung TTF.</text:p>
      <text:p text:style-name="P6"/>
      <text:p text:style-name="P6"><text:span text:style-name="T17">Ade Malsasa Akbar</text:span>, [12.06.17 17:02]</text:p>
      <text:p text:style-name="P6">Ada pertanyaan lain?</text:p>
      <text:p text:style-name="P6"/>
      <text:p text:style-name="P6"><text:span text:style-name="T17">Ade Malsasa Akbar</text:span>, [12.06.17 17:02]</text:p>
      <text:p text:style-name="P6">Jika tak ada, saya lanjutkan.</text:p>
      <text:p text:style-name="P6"/>
      <text:p text:style-name="P6"><text:soft-page-break/><text:span text:style-name="T17">Ade Malsasa Akbar</text:span>, [12.06.17 17:03]</text:p>
      <text:p text:style-name="P6">[Forwarded from Ade Malsasa Akbar]</text:p>
      <text:p text:style-name="P6">[ Photo ]</text:p>
      <text:p text:style-name="P6">MATERI KURSUS G001</text:p>
      <text:p text:style-name="P6"/>
      <text:p text:style-name="P6">Reliana Sitorus, [12.06.17 17:03]</text:p>
      <text:p text:style-name="P6">Nyimak aja mas, nggak bisa nanya krn banyak yg nggak tahu.</text:p>
      <text:p text:style-name="P6"/>
      <text:p text:style-name="P6"><text:span text:style-name="T17">Ade Malsasa Akbar</text:span>, [12.06.17 17:03]</text:p>
      <text:p text:style-name="P6">MATERI 4:</text:p>
      <text:p text:style-name="P6">PERBEDAAN ANTARA GNU/LINUX &amp; WINDOWS</text:p>
      <text:p text:style-name="P6"/>
      <text:p text:style-name="P6"><text:span text:style-name="T17">Ade Malsasa Akbar</text:span>, [12.06.17 17:04]</text:p>
      <text:p text:style-name="P6">Perbedaan yang paling fundamental antara keduanya adalah bahwa Windows bukanlah keluarga UNIX.</text:p>
      <text:p text:style-name="P6"/>
      <text:p text:style-name="P6">zhare asfan, [12.06.17 17:04]</text:p>
      <text:p text:style-name="P6">[ 👍 Sticker ]</text:p>
      <text:p text:style-name="P6"/>
      <text:p text:style-name="P6"><text:span text:style-name="T17">Ade Malsasa Akbar</text:span>, [12.06.17 17:04]</text:p>
      <text:p text:style-name="P6">Anda bisa melihat bahwa banyak OS-OS populer zaman sekarang, itu sebenarnya keluarga UNIX.</text:p>
      <text:p text:style-name="P6"/>
      <text:p text:style-name="P6"><text:span text:style-name="T17">Ade Malsasa Akbar</text:span>, [12.06.17 17:04]</text:p>
      <text:p text:style-name="P6">Entah UNIX turunan, UNIX-like, atau UNIX sertifikasi.</text:p>
      <text:p text:style-name="P6"/>
      <text:p text:style-name="P6">Rynker, [12.06.17 17:05]</text:p>
      <text:p text:style-name="P6">Hallo, senang bisa bergabung</text:p>
      <text:p text:style-name="P6"/>
      <text:p text:style-name="P6"><text:span text:style-name="T17">Ade Malsasa Akbar</text:span>, [12.06.17 17:05]</text:p>
      <text:p text:style-name="P6">Kelompok UNIX turunan ialah AIX, HP-UX, dan SOLARIS.</text:p>
      <text:p text:style-name="P6"/>
      <text:p text:style-name="P6"><text:span text:style-name="T17">Ade Malsasa Akbar</text:span>, [12.06.17 17:05]</text:p>
      <text:p text:style-name="P6">Kelompok UNIX-like jelaslah GNU dan BSD.</text:p>
      <text:p text:style-name="P6"/>
      <text:p text:style-name="P6"><text:span text:style-name="T17">Ade Malsasa Akbar</text:span>, [12.06.17 17:05]</text:p>
      <text:p text:style-name="P6">Android masuk UNIX-like pula.</text:p>
      <text:p text:style-name="P6"/>
      <text:p text:style-name="P6"><text:span text:style-name="T17">Ade Malsasa Akbar</text:span>, [12.06.17 17:05]</text:p>
      <text:p text:style-name="P6">Kelompok UNIX sertifikasi ialah Mac OS X.</text:p>
      <text:p text:style-name="P6"/>
      <text:p text:style-name="P6"><text:span text:style-name="T17">Ade Malsasa Akbar</text:span>, [12.06.17 17:06]</text:p>
      <text:p text:style-name="P6">Bahkan OS PlayStation 4 itu UNIX-like.</text:p>
      <text:p text:style-name="P6"/>
      <text:p text:style-name="P6"><text:span text:style-name="T17">Ade Malsasa Akbar</text:span>, [12.06.17 17:06]</text:p>
      <text:p text:style-name="P6">OS dari BlackBerry, juga UNIX-like.</text:p>
      <text:p text:style-name="P6"/>
      <text:p text:style-name="P6"><text:span text:style-name="T17">Ade Malsasa Akbar</text:span>, [12.06.17 17:06]</text:p>
      <text:p text:style-name="P6">Lalu OS populer mana yang sama sekali bukan keluarga UNIX?</text:p>
      <text:p text:style-name="P6"/>
      <text:p text:style-name="P6"><text:span text:style-name="T17">Ade Malsasa Akbar</text:span>, [12.06.17 17:06]</text:p>
      <text:p text:style-name="P6"><text:soft-page-break/>Itulah Windows.</text:p>
      <text:p text:style-name="P6"/>
      <text:p text:style-name="P6">Abu Fakhri Ali, [12.06.17 17:07]</text:p>
      <text:p text:style-name="P6">[In reply to Ade Malsasa Akbar]</text:p>
      <text:p text:style-name="P6">yg QNX mas?</text:p>
      <text:p text:style-name="P6"/>
      <text:p text:style-name="P6">:v, [12.06.17 17:07]</text:p>
      <text:p text:style-name="P6">Ohh . <text:s/>Di ps3 juga support linux</text:p>
      <text:p text:style-name="P6"/>
      <text:p text:style-name="P6"><text:span text:style-name="T17">Ade Malsasa Akbar</text:span>, [12.06.17 17:07]</text:p>
      <text:p text:style-name="P6">Yang disebut UNIX-like itu OS yang cara kerjanya persis UNIX, tapi nggak mengandung source code UNIX sama sekali.</text:p>
      <text:p text:style-name="P6"/>
      <text:p text:style-name="P6"><text:span text:style-name="T17">Ade Malsasa Akbar</text:span>, [12.06.17 17:08]</text:p>
      <text:p text:style-name="P6">[In reply to Abu Fakhri Ali]</text:p>
      <text:p text:style-name="P6">Iya, Kang.</text:p>
      <text:p text:style-name="P6"/>
      <text:p text:style-name="P6"><text:span text:style-name="T17">Ade Malsasa Akbar</text:span>, [12.06.17 17:08]</text:p>
      <text:p text:style-name="P6">Jadi jangan salah sangka.</text:p>
      <text:p text:style-name="P6"/>
      <text:p text:style-name="P6">Abinya Fahmi, [12.06.17 17:08]</text:p>
      <text:p text:style-name="P6">Steam OS 👍👍</text:p>
      <text:p text:style-name="P6"/>
      <text:p text:style-name="P6"><text:span text:style-name="T17">Ade Malsasa Akbar</text:span>, [12.06.17 17:09]</text:p>
      <text:p text:style-name="P6">Jangan kira Linux turunan UNIX. Itu keliru, sebab pengembangnya mengembangkan sendiri Linux 100% tanpa source code UNIX.</text:p>
      <text:p text:style-name="P6"/>
      <text:p text:style-name="P6"><text:span text:style-name="T17">Ade Malsasa Akbar</text:span>, [12.06.17 17:09]</text:p>
      <text:p text:style-name="P6">Jangan kira juga GNU turunan UNIX.</text:p>
      <text:p text:style-name="P6"/>
      <text:p text:style-name="P6"><text:span text:style-name="T17">Ade Malsasa Akbar</text:span>, [12.06.17 17:09]</text:p>
      <text:p text:style-name="P6">GNU dikembangkan di luar UNIX, tanpa mengambil source code UNIX sedikit pun.</text:p>
      <text:p text:style-name="P6"/>
      <text:p text:style-name="P6"><text:span text:style-name="T17">Ade Malsasa Akbar</text:span>, [12.06.17 17:10]</text:p>
      <text:p text:style-name="P6">Begitu, jadi perbedaan pertamanya dari segi sifat OS itu sendiri.</text:p>
      <text:p text:style-name="P6"/>
      <text:p text:style-name="P6"><text:span text:style-name="T17">Ade Malsasa Akbar</text:span>, [12.06.17 17:10]</text:p>
      <text:p text:style-name="P6">Perbedaan lain yang paling dekat dengan pengguna, ialah cara instal OS-nya sendiri dan cara instalasi software.</text:p>
      <text:p text:style-name="P6"/>
      <text:p text:style-name="P6"><text:span text:style-name="T17">Ade Malsasa Akbar</text:span>, [12.06.17 17:11]</text:p>
      <text:p text:style-name="P6">Macam-macam distro GNU/Linux punya metode instalasi sendiri. Ada yang mudah ada yang sulit.</text:p>
      <text:p text:style-name="P6"/>
      <text:p text:style-name="P6"><text:span text:style-name="T17">Ade Malsasa Akbar</text:span>, [12.06.17 17:11]</text:p>
      <text:p text:style-name="P6">Adapun cara instalasi software, juga beda-beda tergantung distro yang Anda gunakan.</text:p>
      <text:p text:style-name="P6"/>
      <text:p text:style-name="P6"><text:span text:style-name="T17">Ade Malsasa Akbar</text:span>, [12.06.17 17:11]</text:p>
      <text:p text:style-name="P6">Di antara distro yang sangat mudah diinstal ialah Ubuntu.</text:p>
      <text:p text:style-name="P6"/>
      <text:p text:style-name="P6"><text:soft-page-break/><text:span text:style-name="T17">Ade Malsasa Akbar</text:span>, [12.06.17 17:12]</text:p>
      <text:p text:style-name="P6">Prosesi instalasinya GUI, tinggal klik, atur partisi, selesai.</text:p>
      <text:p text:style-name="P6"/>
      <text:p text:style-name="P6"><text:span text:style-name="T17">Ade Malsasa Akbar</text:span>, [12.06.17 17:12]</text:p>
      <text:p text:style-name="P6">baik, ada yang ditanyakan sampai di sini?</text:p>
      <text:p text:style-name="P6"/>
      <text:p text:style-name="P6">Reliana Sitorus, [12.06.17 17:13]</text:p>
      <text:p text:style-name="P6">Klu debian mas.?</text:p>
      <text:p text:style-name="P6"/>
      <text:p text:style-name="P6"><text:span text:style-name="T17">Ade Malsasa Akbar</text:span>, [12.06.17 17:13]</text:p>
      <text:p text:style-name="P6">[In reply to Reliana Sitorus]</text:p>
      <text:p text:style-name="P6">Debian punya pilihan, mau instal secara GUI atau tidak.</text:p>
      <text:p text:style-name="P6"/>
      <text:p text:style-name="P6">zhare asfan, [12.06.17 17:13]</text:p>
      <text:p text:style-name="P6">Jadi gnu hanya os yg terinpirasi dr UNIX, dan bukan UNIX</text:p>
      <text:p text:style-name="P6"/>
      <text:p text:style-name="P6">Abu Fakhri Ali, [12.06.17 17:13]</text:p>
      <text:p text:style-name="P6">[In reply to Reliana Sitorus]</text:p>
      <text:p text:style-name="P6">debian mudah juga</text:p>
      <text:p text:style-name="P6"/>
      <text:p text:style-name="P6"><text:span text:style-name="T17">Ade Malsasa Akbar</text:span>, [12.06.17 17:14]</text:p>
      <text:p text:style-name="P6">[In reply to zhare asfan]</text:p>
      <text:p text:style-name="P6">Betul. GNU sendiri singkatan dari GNU's Not Unix.</text:p>
      <text:p text:style-name="P6"/>
      <text:p text:style-name="P6">Hasan Wijaya, [12.06.17 17:14]</text:p>
      <text:p text:style-name="P6">UNIX itu free software?</text:p>
      <text:p text:style-name="P6"/>
      <text:p text:style-name="P6"><text:span text:style-name="T17">Ade Malsasa Akbar</text:span>, [12.06.17 17:14]</text:p>
      <text:p text:style-name="P6">Hasan sebaliknya, UNIX itu proprietary software.</text:p>
      <text:p text:style-name="P6"/>
      <text:p text:style-name="P6"><text:span text:style-name="T17">Ade Malsasa Akbar</text:span>, [12.06.17 17:14]</text:p>
      <text:p text:style-name="P6">GNU itu dibuat untuk me-replace UNIX selama-lamanya.</text:p>
      <text:p text:style-name="P6"/>
      <text:p text:style-name="P6"><text:span text:style-name="T17">Ade Malsasa Akbar</text:span>, [12.06.17 17:14]</text:p>
      <text:p text:style-name="P6">Dan berhasil pada hari ini.</text:p>
      <text:p text:style-name="P6"/>
      <text:p text:style-name="P6"><text:span text:style-name="T17">Ade Malsasa Akbar</text:span>, [12.06.17 17:15]</text:p>
      <text:p text:style-name="P6">Ingat, GNU secara teknis tidak dibuat untuk me-replace Windows.</text:p>
      <text:p text:style-name="P6"/>
      <text:p text:style-name="P6"><text:span text:style-name="T17">Ade Malsasa Akbar</text:span>, [12.06.17 17:15]</text:p>
      <text:p text:style-name="P6">Sebab Windows muncul 1985, GNU mulai dikembangkan 1 tahun sebelumnya, yaitu 1984.</text:p>
      <text:p text:style-name="P6"/>
      <text:p text:style-name="P6"><text:span text:style-name="T17">Ade Malsasa Akbar</text:span>, [12.06.17 17:15]</text:p>
      <text:p text:style-name="P6">Baik, saya lanjutkan materi.</text:p>
      <text:p text:style-name="P6"/>
      <text:p text:style-name="P6">Hasan Wijaya, [12.06.17 17:15]</text:p>
      <text:p text:style-name="P6">UNIX sekarang masih berjalan?</text:p>
      <text:p text:style-name="P6"/>
      <text:p text:style-name="P6"><text:span text:style-name="T17">Ade Malsasa Akbar</text:span>, [12.06.17 17:16]</text:p>
      <text:p text:style-name="P6"><text:soft-page-break/>[In reply to Hasan Wijaya]</text:p>
      <text:p text:style-name="P6">AT&amp;T UNIX, yaitu UNIX yang asli, sudah mati pada 1990-an.</text:p>
      <text:p text:style-name="P6"/>
      <text:p text:style-name="P6"><text:span text:style-name="T17">Ade Malsasa Akbar</text:span>, [12.06.17 17:16]</text:p>
      <text:p text:style-name="P6">Adapun turunan UNIX (yang sama-sama proprietary), masih ada seperti AIX dan HP-UX.</text:p>
      <text:p text:style-name="P6"/>
      <text:p text:style-name="P6"><text:span text:style-name="T17">Ade Malsasa Akbar</text:span>, [12.06.17 17:16]</text:p>
      <text:p text:style-name="P6">[Forwarded from Ade Malsasa Akbar]</text:p>
      <text:p text:style-name="P6">[ Photo ]</text:p>
      <text:p text:style-name="P6">MATERI KURSUS G001</text:p>
      <text:p text:style-name="P6"/>
      <text:p text:style-name="P6"><text:span text:style-name="T17">Ade Malsasa Akbar</text:span>, [12.06.17 17:17]</text:p>
      <text:p text:style-name="P6">MATERI 5:</text:p>
      <text:p text:style-name="P6">INSTALASI SOFTWARE DI GNU/LINUX</text:p>
      <text:p text:style-name="P6"/>
      <text:p text:style-name="P6"><text:span text:style-name="T17">Ade Malsasa Akbar</text:span>, [12.06.17 17:17]</text:p>
      <text:p text:style-name="P6">Baik, sebab software punya 2 wujud, instalasi software di GNU/Linux pun terbagi 2 golongan.</text:p>
      <text:p text:style-name="P6"/>
      <text:p text:style-name="P6"><text:span text:style-name="T17">Ade Malsasa Akbar</text:span>, [12.06.17 17:17]</text:p>
      <text:p text:style-name="P6">Software bisa diinstal dari wujud source code-nya, diproses sampai terbentuk wujud binary code, dan si binary itulah yang dijalankan.</text:p>
      <text:p text:style-name="P6"/>
      <text:p text:style-name="P6"><text:span text:style-name="T17">Ade Malsasa Akbar</text:span>, [12.06.17 17:18]</text:p>
      <text:p text:style-name="P6">Jika Anda kenal ./configure &amp;&amp; make &amp;&amp; make install nah itulah contoh cara instalasi dari source.</text:p>
      <text:p text:style-name="P6"/>
      <text:p text:style-name="P6"><text:span text:style-name="T17">Ade Malsasa Akbar</text:span>, [12.06.17 17:19]</text:p>
      <text:p text:style-name="P6">Adapun golongan 2, cara instalasi yang paaaling umum dipakai, dianggap sebagai standard dan official masing-masing distro, ialah instalasi software yang sudah tersedia versi binary-nya di repositori</text:p>
      <text:p text:style-name="P6"/>
      <text:p text:style-name="P6"><text:span text:style-name="T17">Ade Malsasa Akbar</text:span>, [12.06.17 17:19]</text:p>
      <text:p text:style-name="P6">Nah, inilah yang nanti bakal Anda pelajari ketika sudah nginstal suatu GNU/Linux, namanya "sistem manajemen paket".</text:p>
      <text:p text:style-name="P6"/>
      <text:p text:style-name="P6"><text:span text:style-name="T17">Ade Malsasa Akbar</text:span>, [12.06.17 17:20]</text:p>
      <text:p text:style-name="P6">[ Photo ]</text:p>
      <text:p text:style-name="P6">Synaptic</text:p>
      <text:p text:style-name="P6"/>
      <text:p text:style-name="P6"><text:span text:style-name="T17">Ade Malsasa Akbar</text:span>, [12.06.17 17:20]</text:p>
      <text:p text:style-name="P6">Yap, ini tampilan Synaptic Package Manager di Mint 18.1.</text:p>
      <text:p text:style-name="P6"/>
      <text:p text:style-name="P6"><text:span text:style-name="T17">Ade Malsasa Akbar</text:span>, [12.06.17 17:20]</text:p>
      <text:p text:style-name="P6">Di GNU/Linux, kita biasanya disediakan program pencari software macam ini, yang bisa nginstalkan software dengan klik.</text:p>
      <text:p text:style-name="P6"/>
      <text:p text:style-name="P6"><text:span text:style-name="T17">Ade Malsasa Akbar</text:span>, [12.06.17 17:21]</text:p>
      <text:p text:style-name="P6">Synaptic di atas bertugas mencari software sesuai keinginan kita di repo, lalu mengunduh (download, pakai internet), dan terakhir memasangkannya ke OS kita.</text:p>
      <text:p text:style-name="P6"/>
      <text:p text:style-name="P6"><text:span text:style-name="T17">Ade Malsasa Akbar</text:span>, [12.06.17 17:21]</text:p>
      <text:p text:style-name="P6"><text:soft-page-break/>Banyak distro yang menyediakan kemudahan macam ini seperti Ubuntu, Debian, Fedora, openSUSE, dan lain-lain.</text:p>
      <text:p text:style-name="P6"/>
      <text:p text:style-name="P6"><text:span text:style-name="T17">Ade Malsasa Akbar</text:span>, [12.06.17 17:22]</text:p>
      <text:p text:style-name="P6">Baik, mengenai hal ini, adakah yang ditanyakan?</text:p>
      <text:p text:style-name="P6"/>
      <text:p text:style-name="P6"><text:span text:style-name="T17">Ade Malsasa Akbar</text:span>, [12.06.17 17:22]</text:p>
      <text:p text:style-name="P6">Silakan tanya</text:p>
      <text:p text:style-name="P6"/>
      <text:p text:style-name="P6">Hasan Wijaya, [12.06.17 17:22]</text:p>
      <text:p text:style-name="P6">lanjut</text:p>
      <text:p text:style-name="P6"/>
      <text:p text:style-name="P6"><text:span text:style-name="T17">Ade Malsasa Akbar</text:span>, [12.06.17 17:22]</text:p>
      <text:p text:style-name="P6">Tak ada pertanyaan? Baik, saya lanjut.</text:p>
      <text:p text:style-name="P6"/>
      <text:p text:style-name="P6"><text:span text:style-name="T17">Ade Malsasa Akbar</text:span>, [12.06.17 17:22]</text:p>
      <text:p text:style-name="P6">[Forwarded from Ade Malsasa Akbar]</text:p>
      <text:p text:style-name="P6">[ Photo ]</text:p>
      <text:p text:style-name="P6">MATERI KURSUS G001</text:p>
      <text:p text:style-name="P6"/>
      <text:p text:style-name="P6"><text:span text:style-name="T17">Ade Malsasa Akbar</text:span>, [12.06.17 17:23]</text:p>
      <text:p text:style-name="P6">MATERI 6:</text:p>
      <text:p text:style-name="P6">APLIKASI-APLIKASI DI GNU/LINUX</text:p>
      <text:p text:style-name="P6"/>
      <text:p text:style-name="P6">Khudori Muh, [12.06.17 17:25]</text:p>
      <text:p text:style-name="P6">waktu berbuka wilayah mojokerto :)</text:p>
      <text:p text:style-name="P6"/>
      <text:p text:style-name="P6"><text:span text:style-name="T17">Ade Malsasa Akbar</text:span>, [12.06.17 17:25]</text:p>
      <text:p text:style-name="P6">Untuk bagian 6 ini saya punya pesan kepada semua orang:</text:p>
      <text:p text:style-name="P6"/>
      <text:p text:style-name="P6"><text:span text:style-name="T17">Ade Malsasa Akbar</text:span>, [12.06.17 17:26]</text:p>
      <text:p text:style-name="P6">apabila software yang Anda beli tidak berfungsi di GNU/Linux, itu tanggung jawab si pengembang software tersebut dan sama sekali bukan tanggung jawab pengembang GNU/Linux maupun komunitasnya</text:p>
      <text:p text:style-name="P6"/>
      <text:p text:style-name="P6"><text:span text:style-name="T17">Ade Malsasa Akbar</text:span>, [12.06.17 17:27]</text:p>
      <text:p text:style-name="P6">Jadi kalau Anda temukan Microsoft Office tidak berjalan di GNU/Linux, mintalah pertanggungjawaban ke pengembangnya.</text:p>
      <text:p text:style-name="P6"/>
      <text:p text:style-name="P6"><text:span text:style-name="T17">Ade Malsasa Akbar</text:span>, [12.06.17 17:27]</text:p>
      <text:p text:style-name="P6">Baik.</text:p>
      <text:p text:style-name="P6"/>
      <text:p text:style-name="P6"><text:span text:style-name="T17">Ade Malsasa Akbar</text:span>, [12.06.17 17:30]</text:p>
      <text:p text:style-name="P6">Adapun aplikasi-aplikasi alternatif yang tersedia untuk GNU/Linux bisa Anda temukan di sumber-sumber ini: </text:p>
      <text:p text:style-name="P6"/>
      <text:p text:style-name="P6">1) <text:a xlink:type="simple" xlink:href="http://directory.fsf.org/" text:style-name="Internet_20_link" text:visited-style-name="Visited_20_Internet_20_Link">http://directory.fsf.org</text:a> = ensiklopedi free software seluruh dunia</text:p>
      <text:p text:style-name="P6"/>
      <text:p text:style-name="P6">2) <text:a xlink:type="simple" xlink:href="http://alternativeto.net/" text:style-name="Internet_20_link" text:visited-style-name="Visited_20_Internet_20_Link">http://alternativeto.net</text:a> = situs perbandingan aplikasi-aplikasi</text:p>
      <text:p text:style-name="P6"><text:soft-page-break/></text:p>
      <text:p text:style-name="P6">3) <text:a xlink:type="simple" xlink:href="https://www.osalt.com/" text:style-name="Internet_20_link" text:visited-style-name="Visited_20_Internet_20_Link">https://www.osalt.com</text:a> = situs perbandingan aplikasi-aplikasi juga</text:p>
      <text:p text:style-name="P6"/>
      <text:p text:style-name="P6">4) <text:a xlink:type="simple" xlink:href="https://www.gnu.org/software/for-windows.html" text:style-name="Internet_20_link" text:visited-style-name="Visited_20_Internet_20_Link">https://www.gnu.org/software/for-windows.html</text:a> = tabel free software untuk Windows</text:p>
      <text:p text:style-name="P6"/>
      <text:p text:style-name="P6"><text:span text:style-name="T17">Ade Malsasa Akbar</text:span>, [12.06.17 17:30]</text:p>
      <text:p text:style-name="P6">Baik, sudah 17:30 WIB.</text:p>
      <text:p text:style-name="P6"/>
      <text:p text:style-name="P6"><text:span text:style-name="T17">Ade Malsasa Akbar</text:span>, [12.06.17 17:30]</text:p>
      <text:p text:style-name="P6">Selamat berbuka puasa.</text:p>
      <text:p text:style-name="P6"/>
      <text:p text:style-name="P6"><text:span text:style-name="T17">Ade Malsasa Akbar</text:span>, [12.06.17 17:31]</text:p>
      <text:p text:style-name="P6">Kita rehat sejenak, lanjut ba'da maghrib sekitar jam 18:00-isya' WIB.</text:p>
      <text:p text:style-name="P6"/>
      <text:p text:style-name="P6"><text:span text:style-name="T17">Ade Malsasa Akbar</text:span>, [12.06.17 17:56]</text:p>
      <text:p text:style-name="P6">Bismillah.</text:p>
      <text:p text:style-name="P6"/>
      <text:p text:style-name="P6"><text:span text:style-name="T17">Ade Malsasa Akbar</text:span>, [12.06.17 17:56]</text:p>
      <text:p text:style-name="P6">Yap, mari kita lanjutkan.</text:p>
      <text:p text:style-name="P6"/>
      <text:p text:style-name="P6"><text:span text:style-name="T17">Ade Malsasa Akbar</text:span>, [12.06.17 17:57]</text:p>
      <text:p text:style-name="P6">Bagian 6 ini dikhususkan untuk tanya jawab.</text:p>
      <text:p text:style-name="P6"/>
      <text:p text:style-name="P6"><text:span text:style-name="T17">Ade Malsasa Akbar</text:span>, [12.06.17 17:57]</text:p>
      <text:p text:style-name="P6">Ada pertanyaan soal aplikasi alternatif Windows-GNU?</text:p>
      <text:p text:style-name="P6"/>
      <text:p text:style-name="P6"><text:span text:style-name="T17">Ade Malsasa Akbar</text:span>, [12.06.17 17:57]</text:p>
      <text:p text:style-name="P6">Atau teman-teman sedang berbuka semuanya?</text:p>
      <text:p text:style-name="P6"/>
      <text:p text:style-name="P6">iwan, [12.06.17 18:00]</text:p>
      <text:p text:style-name="P6">Sbnrnya gnu/ linux bertujuan utk replace unix kan, itu knp? Kok tidak bikin os baru aja..</text:p>
      <text:p text:style-name="P6">Maaf jika bukan prtnyaan materi 6.</text:p>
      <text:p text:style-name="P6"/>
      <text:p text:style-name="P6">‏‏‎‏‏‎‏‏‎‏‎‏‏‎‏‏‎‏‏‎‏‏‎Satrya Pratama‏‏‎‏‏‎‏‏‎‏‏‎‏‏‎ ‏‏‎‏‏‎‏‏‎‏‏‎‏‏‎, [12.06.17 18:00]</text:p>
      <text:p text:style-name="P6">[In reply to Ade Malsasa Akbar]</text:p>
      <text:p text:style-name="P6">Alhamdulillah sudah</text:p>
      <text:p text:style-name="P6"/>
      <text:p text:style-name="P6">Hasan Wijaya, [12.06.17 18:00]</text:p>
      <text:p text:style-name="P6">OS pertama di dunia itu apa mas?</text:p>
      <text:p text:style-name="P6"/>
      <text:p text:style-name="P6"><text:span text:style-name="T17">Ade Malsasa Akbar</text:span>, [12.06.17 18:01]</text:p>
      <text:p text:style-name="P6">[In reply to iwan]</text:p>
      <text:p text:style-name="P6">GNU secara teknisnya memang untuk replace UNIX, tetapi secara nonteknis untuk me-replace semua OS proprietary (nonfree) di dunia.</text:p>
      <text:p text:style-name="P6"/>
      <text:p text:style-name="P6"><text:span text:style-name="T17">Ade Malsasa Akbar</text:span>, [12.06.17 18:01]</text:p>
      <text:p text:style-name="P6">GNU sendiri pun OS baru, OS tersendiri.</text:p>
      <text:p text:style-name="P6"/>
      <text:p text:style-name="P6"><text:span text:style-name="T17">Ade Malsasa Akbar</text:span>, [12.06.17 18:01]</text:p>
      <text:p text:style-name="P6"><text:soft-page-break/>Baru dibandingkan UNIX.</text:p>
      <text:p text:style-name="P6"/>
      <text:p text:style-name="P6"><text:span text:style-name="T17">Ade Malsasa Akbar</text:span>, [12.06.17 18:01]</text:p>
      <text:p text:style-name="P6">[In reply to ‏‏‎‏‏‎‏‏‎‏‎‏‏‎‏‏‎‏‏‎‏‏‎Satrya Pratama‏‏‎‏‏‎‏‏‎‏‏‎‏‏‎ ‏‏‎‏‏‎‏‏‎‏‏‎‏‏‎]</text:p>
      <text:p text:style-name="P6">Alhamdulillah.</text:p>
      <text:p text:style-name="P6"/>
      <text:p text:style-name="P6"><text:span text:style-name="T17">Ade Malsasa Akbar</text:span>, [12.06.17 18:02]</text:p>
      <text:p text:style-name="P6">[In reply to Hasan Wijaya]</text:p>
      <text:p text:style-name="P6">OS tertua yang dapat saya temukan sejarahnya, itu ITS kemudian UNIX, sebelum mereka berdua saya tidak tahu. UNIX itu pertama muncul di tahun yang sama dengan dikabarkannya peluncuran manusia ke bulan, 1969.</text:p>
      <text:p text:style-name="P6"/>
      <text:p text:style-name="P6">‏‏‎‏‏‎‏‏‎‏‎‏‏‎‏‏‎‏‏‎‏‏‎Satrya Pratama‏‏‎‏‏‎‏‏‎‏‏‎‏‏‎ ‏‏‎‏‏‎‏‏‎‏‏‎‏‏‎, [12.06.17 18:02]</text:p>
      <text:p text:style-name="P6">[In reply to Ade Malsasa Akbar]</text:p>
      <text:p text:style-name="P6">Aplikasi gnu kadang masih belum kompatibel dengan Windows jadi kalau mau pakai masih agak ragu.</text:p>
      <text:p text:style-name="P6"/>
      <text:p text:style-name="P6"><text:span text:style-name="T17">Ade Malsasa Akbar</text:span>, [12.06.17 18:02]</text:p>
      <text:p text:style-name="P6">Tua banget, ya?</text:p>
      <text:p text:style-name="P6"/>
      <text:p text:style-name="P6">Hasan Wijaya, [12.06.17 18:03]</text:p>
      <text:p text:style-name="P6">ITS juga property software?</text:p>
      <text:p text:style-name="P6"/>
      <text:p text:style-name="P6">Surya Stefanus, [12.06.17 18:06]</text:p>
      <text:p text:style-name="P6">[In reply to Ade Malsasa Akbar]</text:p>
      <text:p text:style-name="P6">sorry kalo telat nanyanya, bedanya apa sih aplikasi package manager sama perintah apt-get bla.. bla.. bla..</text:p>
      <text:p text:style-name="P6">selain dari user intercacenya?</text:p>
      <text:p text:style-name="P6"/>
      <text:p text:style-name="P6">Surya Stefanus, [12.06.17 18:06]</text:p>
      <text:p text:style-name="P6">*interface</text:p>
      <text:p text:style-name="P6"/>
      <text:p text:style-name="P6">Mark's, [12.06.17 18:06]</text:p>
      <text:p text:style-name="P6">Coba bertanya mohon koreksi bila salah, dari sekian banyak distro ubuntu, linux mint, kali linux, apa yang membedakan mereka?</text:p>
      <text:p text:style-name="P6"/>
      <text:p text:style-name="P6">:v, [12.06.17 18:07]</text:p>
      <text:p text:style-name="P6">newbie nyimak:3</text:p>
      <text:p text:style-name="P6"/>
      <text:p text:style-name="P6"><text:span text:style-name="T17">Ade Malsasa Akbar</text:span>, [12.06.17 18:08]</text:p>
      <text:p text:style-name="P6">Baik, pertanyaan bagus semua.</text:p>
      <text:p text:style-name="P6"/>
      <text:p text:style-name="P6"><text:span text:style-name="T17">Ade Malsasa Akbar</text:span>, [12.06.17 18:08]</text:p>
      <text:p text:style-name="P6">[In reply to ‏‏‎‏‏‎‏‏‎‏‎‏‏‎‏‏‎‏‏‎‏‏‎Satrya Pratama‏‏‎‏‏‎‏‏‎‏‏‎‏‏‎ ‏‏‎‏‏‎‏‏‎‏‏‎‏‏‎]</text:p>
      <text:p text:style-name="P6">Bila yang dimaksud software bagian dari GNU, maka ini tidak mungkin.</text:p>
      <text:p text:style-name="P6"/>
      <text:p text:style-name="P6"><text:span text:style-name="T17">Ade Malsasa Akbar</text:span>, [12.06.17 18:09]</text:p>
      <text:p text:style-name="P6">[In reply to Hasan Wijaya]</text:p>
      <text:p text:style-name="P6">Proprietary software itu munculnya 1970-an, jauh setelah free software, sementara ITS ini sebelum 1970. Saya tak tahu apakah ITS sudah proprietary atau tidak waktu itu.</text:p>
      <text:p text:style-name="P6"><text:soft-page-break/></text:p>
      <text:p text:style-name="P6"><text:span text:style-name="T17">Ade Malsasa Akbar</text:span>, [12.06.17 18:09]</text:p>
      <text:p text:style-name="P6">[In reply to Surya Stefanus]</text:p>
      <text:p text:style-name="P6">Oh, maksud akang, bedanya antara pakai Synaptic dengan pakai apt-get, gitu?</text:p>
      <text:p text:style-name="P6"/>
      <text:p text:style-name="P6"><text:span text:style-name="T17">Ade Malsasa Akbar</text:span>, [12.06.17 18:09]</text:p>
      <text:p text:style-name="P6">[In reply to Surya Stefanus]</text:p>
      <text:p text:style-name="P6">Jawabannya sama saja.</text:p>
      <text:p text:style-name="P6"/>
      <text:p text:style-name="P6"><text:span text:style-name="T17">Ade Malsasa Akbar</text:span>, [12.06.17 18:10]</text:p>
      <text:p text:style-name="P6">[In reply to Mark's]</text:p>
      <text:p text:style-name="P6">Debian, Ubuntu, Mint, Kali, BlankOn, Zorin, mereka semuanya satu keluarga, keluarga Debian.</text:p>
      <text:p text:style-name="P6"/>
      <text:p text:style-name="P6"><text:span text:style-name="T17">Ade Malsasa Akbar</text:span>, [12.06.17 18:10]</text:p>
      <text:p text:style-name="P6">Bedanya ada di penataan repositorinya atau di susunan sistem di dalam OSnya.</text:p>
      <text:p text:style-name="P6"/>
      <text:p text:style-name="P6">Hasan Wijaya, [12.06.17 18:10]</text:p>
      <text:p text:style-name="P6">OS pertama yang free software apa?</text:p>
      <text:p text:style-name="P6"/>
      <text:p text:style-name="P6"><text:span text:style-name="T17">Ade Malsasa Akbar</text:span>, [12.06.17 18:10]</text:p>
      <text:p text:style-name="P6">Hasan GNU.</text:p>
      <text:p text:style-name="P6"/>
      <text:p text:style-name="P6"><text:span text:style-name="T17">Ade Malsasa Akbar</text:span>, [12.06.17 18:11]</text:p>
      <text:p text:style-name="P6">Debian membagi reponya menjadi 3 kamar, Ubuntu membaginya jadi 4.</text:p>
      <text:p text:style-name="P6"/>
      <text:p text:style-name="P6">Surya Stefanus, [12.06.17 18:11]</text:p>
      <text:p text:style-name="P6">[In reply to Ade Malsasa Akbar]</text:p>
      <text:p text:style-name="P6">iya kang, ok, mending pakai perintah kalau gitu biar rada keren 😎</text:p>
      <text:p text:style-name="P6"/>
      <text:p text:style-name="P6"><text:span text:style-name="T17">Ade Malsasa Akbar</text:span>, [12.06.17 18:11]</text:p>
      <text:p text:style-name="P6">Seperti itu bedanya.</text:p>
      <text:p text:style-name="P6"/>
      <text:p text:style-name="P6"><text:span text:style-name="T17">Ade Malsasa Akbar</text:span>, [12.06.17 18:11]</text:p>
      <text:p text:style-name="P6">[In reply to Surya Stefanus]</text:p>
      <text:p text:style-name="P6">Selain itu, pakai konsol lebih baik lagi sebab semua pesan error tampak.</text:p>
      <text:p text:style-name="P6"/>
      <text:p text:style-name="P6"><text:span text:style-name="T17">Ade Malsasa Akbar</text:span>, [12.06.17 18:11]</text:p>
      <text:p text:style-name="P6">Toh pakai konsol lebih cepat selesai.</text:p>
      <text:p text:style-name="P6"/>
      <text:p text:style-name="P6">28591, [12.06.17 18:11]</text:p>
      <text:p text:style-name="P6">Maaf kalo os mikrotik itu masuk nya unix or gnu?</text:p>
      <text:p text:style-name="P6"/>
      <text:p text:style-name="P6"><text:span text:style-name="T17">Ade Malsasa Akbar</text:span>, [12.06.17 18:12]</text:p>
      <text:p text:style-name="P6">Anda bisa mencari paket dengan:</text:p>
      <text:p text:style-name="P6"/>
      <text:p text:style-name="P6">apt-cache search [namapaket]</text:p>
      <text:p text:style-name="P6"/>
      <text:p text:style-name="P6"><text:span text:style-name="T17">Ade Malsasa Akbar</text:span>, [12.06.17 18:12]</text:p>
      <text:p text:style-name="P6">[In reply to 28591]</text:p>
      <text:p text:style-name="P6"><text:soft-page-break/>Mikrotik nama perusahaannya.</text:p>
      <text:p text:style-name="P6"/>
      <text:p text:style-name="P6">Mark's, [12.06.17 18:12]</text:p>
      <text:p text:style-name="P6">[In reply to <text:span text:style-name="T18">Ade Malsasa Akbar</text:span>]</text:p>
      <text:p text:style-name="P6">Klo sebagai user yg ingin memulai mengenal, sebaiknya distro apa yang harus di instal</text:p>
      <text:p text:style-name="P6"/>
      <text:p text:style-name="P6"><text:span text:style-name="T17">Ade Malsasa Akbar</text:span>, [12.06.17 18:12]</text:p>
      <text:p text:style-name="P6">RouterOS itu nama OS-nya.</text:p>
      <text:p text:style-name="P6"/>
      <text:p text:style-name="P6"><text:span text:style-name="T17">Ade Malsasa Akbar</text:span>, [12.06.17 18:12]</text:p>
      <text:p text:style-name="P6">[In reply to 28591]</text:p>
      <text:p text:style-name="P6">Yang jelas RouterOS ini UNIX-like, kernelnya kernel Linux.</text:p>
      <text:p text:style-name="P6"/>
      <text:p text:style-name="P6"><text:span text:style-name="T17">Ade Malsasa Akbar</text:span>, [12.06.17 18:12]</text:p>
      <text:p text:style-name="P6">[In reply to Mark's]</text:p>
      <text:p text:style-name="P6">Saya merekomendasikan Ubuntu.</text:p>
      <text:p text:style-name="P6"/>
      <text:p text:style-name="P6">Mark's, [12.06.17 18:13]</text:p>
      <text:p text:style-name="P6">Kenapa??</text:p>
      <text:p text:style-name="P6"/>
      <text:p text:style-name="P6"><text:span text:style-name="T17">Ade Malsasa Akbar</text:span>, [12.06.17 18:13]</text:p>
      <text:p text:style-name="P6">Saya penulis di bidang Ubuntu.</text:p>
      <text:p text:style-name="P6"/>
      <text:p text:style-name="P6">Wisnu Waris, [12.06.17 18:13]</text:p>
      <text:p text:style-name="P6">Lalu kang @Malsasa sekarang ada keluaran baru dari microsoft yaitu membawa linux ke os windows..</text:p>
      <text:p text:style-name="P6">Apa yg mereka bawa ?</text:p>
      <text:p text:style-name="P6"/>
      <text:p text:style-name="P6">Hasan Wijaya, [12.06.17 18:13]</text:p>
      <text:p text:style-name="P6">[In reply to Mark's]</text:p>
      <text:p text:style-name="P6">banyak tutorialnya</text:p>
      <text:p text:style-name="P6"/>
      <text:p text:style-name="P6">28591, [12.06.17 18:13]</text:p>
      <text:p text:style-name="P6">Katanya ubuntu dan turunan nya yg <text:s/>sekarang perintah nya ga pakai apt-get installl ya hanya. Apt ... Nama paket,saya lom coba soal nya</text:p>
      <text:p text:style-name="P6"/>
      <text:p text:style-name="P6"><text:span text:style-name="T17">Ade Malsasa Akbar</text:span>, [12.06.17 18:13]</text:p>
      <text:p text:style-name="P6">[In reply to Wisnu Waris]</text:p>
      <text:p text:style-name="P6">Binary code dari sistem GNU atau free software lainnya.</text:p>
      <text:p text:style-name="P6"/>
      <text:p text:style-name="P6"><text:span text:style-name="T17">Ade Malsasa Akbar</text:span>, [12.06.17 18:14]</text:p>
      <text:p text:style-name="P6">Itu bukan keluaran baru.</text:p>
      <text:p text:style-name="P6"/>
      <text:p text:style-name="P6"><text:span text:style-name="T17">Ade Malsasa Akbar</text:span>, [12.06.17 18:14]</text:p>
      <text:p text:style-name="P6">Apple sudah melakukan itu sejak lama.</text:p>
      <text:p text:style-name="P6"/>
      <text:p text:style-name="P6">28591, [12.06.17 18:14]</text:p>
      <text:p text:style-name="P6">[In reply to Ade Malsasa Akbar]</text:p>
      <text:p text:style-name="P6">Linux mint juga ya mas 😄</text:p>
      <text:p text:style-name="P6"/>
      <text:p text:style-name="P6"><text:soft-page-break/><text:span text:style-name="T17">Ade Malsasa Akbar</text:span>, [12.06.17 18:14]</text:p>
      <text:p text:style-name="P6">Shell di Mac OS X itu GNU bash.</text:p>
      <text:p text:style-name="P6"/>
      <text:p text:style-name="P6"><text:span text:style-name="T17">Ade Malsasa Akbar</text:span>, [12.06.17 18:14]</text:p>
      <text:p text:style-name="P6">bash bagian dari GNU OS.</text:p>
      <text:p text:style-name="P6"/>
      <text:p text:style-name="P6">Abu Fakhri Ali, [12.06.17 18:14]</text:p>
      <text:p text:style-name="P6">[In reply to 28591]</text:p>
      <text:p text:style-name="P6">sama saja</text:p>
      <text:p text:style-name="P6"/>
      <text:p text:style-name="P6">Wisnu Waris, [12.06.17 18:14]</text:p>
      <text:p text:style-name="P6">@Malsasa mungkin mereka baru sekarang menggembor kan hal tsb ya kang ??</text:p>
      <text:p text:style-name="P6"/>
      <text:p text:style-name="P6"><text:span text:style-name="T17">Ade Malsasa Akbar</text:span>, [12.06.17 18:14]</text:p>
      <text:p text:style-name="P6">[In reply to 28591]</text:p>
      <text:p text:style-name="P6">Tidak masalah. Ilmu dipelajari pelan-pelan.</text:p>
      <text:p text:style-name="P6"/>
      <text:p text:style-name="P6"><text:span text:style-name="T17">Ade Malsasa Akbar</text:span>, [12.06.17 18:15]</text:p>
      <text:p text:style-name="P6">@Wisnuwaris saya tak tahu.</text:p>
      <text:p text:style-name="P6"/>
      <text:p text:style-name="P6">Wisnu Waris, [12.06.17 18:15]</text:p>
      <text:p text:style-name="P6">@Malsasa baik kang, terimakasih..</text:p>
      <text:p text:style-name="P6"/>
      <text:p text:style-name="P6"><text:span text:style-name="T17">Ade Malsasa Akbar</text:span>, [12.06.17 18:15]</text:p>
      <text:p text:style-name="P6">Mengenai materi, ada pertanyaan?</text:p>
      <text:p text:style-name="P6"/>
      <text:p text:style-name="P6"><text:span text:style-name="T17">Ade Malsasa Akbar</text:span>, [12.06.17 18:15]</text:p>
      <text:p text:style-name="P6">[Forwarded from Ade Malsasa Akbar]</text:p>
      <text:p text:style-name="P6">Adapun aplikasi-aplikasi alternatif yang tersedia untuk GNU/Linux bisa Anda temukan di sumber-sumber ini: </text:p>
      <text:p text:style-name="P6"/>
      <text:p text:style-name="P6">1) <text:a xlink:type="simple" xlink:href="http://directory.fsf.org/" text:style-name="Internet_20_link" text:visited-style-name="Visited_20_Internet_20_Link">http://directory.fsf.org</text:a> = ensiklopedi free software seluruh dunia</text:p>
      <text:p text:style-name="P6"/>
      <text:p text:style-name="P6">2) <text:a xlink:type="simple" xlink:href="http://alternativeto.net/" text:style-name="Internet_20_link" text:visited-style-name="Visited_20_Internet_20_Link">http://alternativeto.net</text:a> = situs perbandingan aplikasi-aplikasi</text:p>
      <text:p text:style-name="P6"/>
      <text:p text:style-name="P6">3) <text:a xlink:type="simple" xlink:href="https://www.osalt.com/" text:style-name="Internet_20_link" text:visited-style-name="Visited_20_Internet_20_Link">https://www.osalt.com</text:a> = situs perbandingan aplikasi-aplikasi juga</text:p>
      <text:p text:style-name="P6"/>
      <text:p text:style-name="P6">4) <text:a xlink:type="simple" xlink:href="https://www.gnu.org/software/for-windows.html" text:style-name="Internet_20_link" text:visited-style-name="Visited_20_Internet_20_Link">https://www.gnu.org/software/for-windows.html</text:a> = tabel free software untuk Windows</text:p>
      <text:p text:style-name="P6"/>
      <text:p text:style-name="P6"><text:span text:style-name="T17">Ade Malsasa Akbar</text:span>, [12.06.17 18:15]</text:p>
      <text:p text:style-name="P6">Saya pribadi ngoding C++ di Ubuntu pakai Qt Creator, library yang saya pakai Qt Framework.</text:p>
      <text:p text:style-name="P6"/>
      <text:p text:style-name="P6">Wisnu Waris, [12.06.17 18:16]</text:p>
      <text:p text:style-name="P6">Oh iya satu lagi kang @Malsasa masalah distro.</text:p>
      <text:p text:style-name="P6">Yg membuat redhat itu istimewa apa kang ? Selain segi keamanan nya</text:p>
      <text:p text:style-name="P6"/>
      <text:p text:style-name="P6">Muhamad Arif, [12.06.17 18:16]</text:p>
      <text:p text:style-name="P6">Bnyak yg bilang GNU/Linux itu tidak bida di serang virus, apa itu benar kang? Klo benar apa yg membuat GNU/Linux tidak bisa terserang virus?</text:p>
      <text:p text:style-name="P6"><text:soft-page-break/></text:p>
      <text:p text:style-name="P6">Hasan Wijaya, [12.06.17 18:16]</text:p>
      <text:p text:style-name="P6">mas android termasuk free software apa open source?</text:p>
      <text:p text:style-name="P6"/>
      <text:p text:style-name="P6"><text:span text:style-name="T17">Ade Malsasa Akbar</text:span>, [12.06.17 18:16]</text:p>
      <text:p text:style-name="P6">TAMBAH 1:</text:p>
      <text:p text:style-name="P6"/>
      <text:p text:style-name="P6">5) <text:a xlink:type="simple" xlink:href="https://libregamewiki.org/Main_Page" text:style-name="Internet_20_link" text:visited-style-name="Visited_20_Internet_20_Link">https://libregamewiki.org/Main_Page</text:a> = kumpulan resensi video game yang free software yang mayoritasnya tersedia di GNU/Linux</text:p>
      <text:p text:style-name="P6"/>
      <text:p text:style-name="P6"><text:span text:style-name="T17">Ade Malsasa Akbar</text:span>, [12.06.17 18:17]</text:p>
      <text:p text:style-name="P6">[In reply to Muhamad Arif]</text:p>
      <text:p text:style-name="P6">Pertanyaan cerdas.</text:p>
      <text:p text:style-name="P6"/>
      <text:p text:style-name="P6">28591, [12.06.17 18:17]</text:p>
      <text:p text:style-name="P6">[In reply to Muhamad Arif]</text:p>
      <text:p text:style-name="P6">Bukanya ada ransomware yy baru2 ini serang linux</text:p>
      <text:p text:style-name="P6"/>
      <text:p text:style-name="P6"><text:span text:style-name="T17">Ade Malsasa Akbar</text:span>, [12.06.17 18:17]</text:p>
      <text:p text:style-name="P6">Saya tampung.</text:p>
      <text:p text:style-name="P6"/>
      <text:p text:style-name="P6"><text:span text:style-name="T17">Ade Malsasa Akbar</text:span>, [12.06.17 18:17]</text:p>
      <text:p text:style-name="P6">[In reply to Wisnu Waris]</text:p>
      <text:p text:style-name="P6">Saya tampung.</text:p>
      <text:p text:style-name="P6"/>
      <text:p text:style-name="P6"><text:span text:style-name="T17">Ade Malsasa Akbar</text:span>, [12.06.17 18:17]</text:p>
      <text:p text:style-name="P6">Baik, tambah 1 pertanyaan lagi lalu saya jawab.</text:p>
      <text:p text:style-name="P6"/>
      <text:p text:style-name="P6">Mark's, [12.06.17 18:17]</text:p>
      <text:p text:style-name="P6">Rumah mas dmn?</text:p>
      <text:p text:style-name="P6"/>
      <text:p text:style-name="P6">Mark's, [12.06.17 18:18]</text:p>
      <text:p text:style-name="P6">@Malsasa</text:p>
      <text:p text:style-name="P6"/>
      <text:p text:style-name="P6">28591, [12.06.17 18:18]</text:p>
      <text:p text:style-name="P6">[In reply to Ade Malsasa Akbar]</text:p>
      <text:p text:style-name="P6">Kalo ngoding di linux gitu kompilasi and hasil akhir nya berupa file exw yg di jalankan di windows or di linux mas? Kalo pake dev c++ kan tinggal f9 buat kompilasi and running program</text:p>
      <text:p text:style-name="P6"/>
      <text:p text:style-name="P6">Hasan Wijaya, [12.06.17 18:18]</text:p>
      <text:p text:style-name="P6">android termasuk apa?</text:p>
      <text:p text:style-name="P6"/>
      <text:p text:style-name="P6">Muhamad Arif, [12.06.17 18:18]</text:p>
      <text:p text:style-name="P6">Apa motivasi developer" open source membuat app open source? Kan klo menjual licensinya bisa mendapatkan keuntungan lebih kang?</text:p>
      <text:p text:style-name="P6"/>
      <text:p text:style-name="P6"><text:span text:style-name="T17">Ade Malsasa Akbar</text:span>, [12.06.17 18:18]</text:p>
      <text:p text:style-name="P6">@ichigeki54 hasil kompilasinya untuk OS sendiri.</text:p>
      <text:p text:style-name="P6"/>
      <text:p text:style-name="P6"><text:soft-page-break/><text:span text:style-name="T17">Ade Malsasa Akbar</text:span>, [12.06.17 18:19]</text:p>
      <text:p text:style-name="P6">Baik.</text:p>
      <text:p text:style-name="P6"/>
      <text:p text:style-name="P6"><text:span text:style-name="T17">Ade Malsasa Akbar</text:span>, [12.06.17 18:19]</text:p>
      <text:p text:style-name="P6">Saya jawab.</text:p>
      <text:p text:style-name="P6"/>
      <text:p text:style-name="P6"><text:span text:style-name="T17">Ade Malsasa Akbar</text:span>, [12.06.17 18:19]</text:p>
      <text:p text:style-name="P6">[In reply to Wisnu Waris]</text:p>
      <text:p text:style-name="P6">Pertanyaan pertama: Red Hat Enterprise Linux salah satu distro tertua yang terus hidup, sekaligus distro komersial pertama. RHEL memakai format .rpm.</text:p>
      <text:p text:style-name="P6"/>
      <text:p text:style-name="P6">28591, [12.06.17 18:20]</text:p>
      <text:p text:style-name="P6">[In reply to Ade Malsasa Akbar]</text:p>
      <text:p text:style-name="P6">Apakah redhat turunan slackware?</text:p>
      <text:p text:style-name="P6"/>
      <text:p text:style-name="P6"><text:span text:style-name="T17">Ade Malsasa Akbar</text:span>, [12.06.17 18:20]</text:p>
      <text:p text:style-name="P6">[In reply to Muhamad Arif]</text:p>
      <text:p text:style-name="P6">Pertanyaan kedua: masalahnya bukan di sana. Masalahnya ada pada pertanyaan ini: apakah pengguna berhak melihat celah keamanan, memperbaikinya, dan mendistribusikan perbaikan ke orang lain, ataukah tidak? </text:p>
      <text:p text:style-name="P6"/>
      <text:p text:style-name="P6">GNU/Linux = YA</text:p>
      <text:p text:style-name="P6">Windows = TIDAK</text:p>
      <text:p text:style-name="P6"/>
      <text:p text:style-name="P6">Itu letak keamanan GNU/Linux.</text:p>
      <text:p text:style-name="P6"/>
      <text:p text:style-name="P6">Abinya Fahmi, [12.06.17 18:21]</text:p>
      <text:p text:style-name="P6">[In reply to 28591]</text:p>
      <text:p text:style-name="P6">Bukan, mereka berdiri sndr</text:p>
      <text:p text:style-name="P6"/>
      <text:p text:style-name="P6"><text:span text:style-name="T17">Ade Malsasa Akbar</text:span>, [12.06.17 18:21]</text:p>
      <text:p text:style-name="P6">[In reply to Hasan Wijaya]</text:p>
      <text:p text:style-name="P6">Komponen-komponen Android banyak yang free software sekaligus open source.</text:p>
      <text:p text:style-name="P6"/>
      <text:p text:style-name="P6">Wisnu Waris, [12.06.17 18:21]</text:p>
      <text:p text:style-name="P6">[In reply to Ade Malsasa Akbar]</text:p>
      <text:p text:style-name="P6">Yg membuat redhat itu komersial dari segi apanya kang ?</text:p>
      <text:p text:style-name="P6">Dan biasanya digunakan sehari" ataukah untuk apa ?</text:p>
      <text:p text:style-name="P6">Saya pengen nyoba, tapi berlicense. Sama aja kaya pake windows kalo bajakan mah..</text:p>
      <text:p text:style-name="P6"/>
      <text:p text:style-name="P6"><text:span text:style-name="T17">Ade Malsasa Akbar</text:span>, [12.06.17 18:21]</text:p>
      <text:p text:style-name="P6">Tolong para peserta, peserta ialah peserta dan bukan pemateri.</text:p>
      <text:p text:style-name="P6"/>
      <text:p text:style-name="P6"><text:span text:style-name="T17">Ade Malsasa Akbar</text:span>, [12.06.17 18:22]</text:p>
      <text:p text:style-name="P6">Jika Anda hadir di sini, Anda sepakat bahwa Anda peserta, bukan pemateri.</text:p>
      <text:p text:style-name="P6"/>
      <text:p text:style-name="P6"><text:span text:style-name="T17">Ade Malsasa Akbar</text:span>, [12.06.17 18:22]</text:p>
      <text:p text:style-name="P6">Pertanyaan yang diarahkan ke pemateri ialah hak pemateri untuk menjawabnya.</text:p>
      <text:p text:style-name="P6"/>
      <text:p text:style-name="P6"><text:soft-page-break/>Abinya Fahmi, [12.06.17 18:22]</text:p>
      <text:p text:style-name="P6">Siap 🙏</text:p>
      <text:p text:style-name="P6"/>
      <text:p text:style-name="P6"><text:span text:style-name="T17">Ade Malsasa Akbar</text:span>, [12.06.17 18:22]</text:p>
      <text:p text:style-name="P6">Baik, terma kasih.</text:p>
      <text:p text:style-name="P6"/>
      <text:p text:style-name="P6">Hasan Wijaya, [12.06.17 18:23]</text:p>
      <text:p text:style-name="P6">mas saya izin cover ya?</text:p>
      <text:p text:style-name="P6"/>
      <text:p text:style-name="P6"><text:span text:style-name="T17">Ade Malsasa Akbar</text:span>, [12.06.17 18:23]</text:p>
      <text:p text:style-name="P6">[In reply to 28591]</text:p>
      <text:p text:style-name="P6">Pertanyaan ketiga: jika kabar itu benar, maka terbuktilah bahwa penjahatnya itu proprietary software (sebab ransomware itu = proprietary), dan itulah yang kita berhak menolaknya &amp; mengajak masyarakat bareng-bareng beralih darinya.</text:p>
      <text:p text:style-name="P6"/>
      <text:p text:style-name="P6">Muhamad Arif, [12.06.17 18:24]</text:p>
      <text:p text:style-name="P6">[In reply to Ade Malsasa Akbar]</text:p>
      <text:p text:style-name="P6">Jadi yg membuat aman karna kita bisa melihat celah keamananya sekaligus memperbaikinya ya kang? Terimakasih kang udah mulai paham</text:p>
      <text:p text:style-name="P6"/>
      <text:p text:style-name="P6"><text:span text:style-name="T17">Ade Malsasa Akbar</text:span>, [12.06.17 18:24]</text:p>
      <text:p text:style-name="P6">[In reply to 28591]</text:p>
      <text:p text:style-name="P6">Pertanyaan keempat: hasil akhirnya eksekutabel untuk OS yang sedang dipakai. Jika Anda mau menghasilkan .exe untuk Windows, silakan cross-compiling.</text:p>
      <text:p text:style-name="P6"/>
      <text:p text:style-name="P6"><text:span text:style-name="T17">Ade Malsasa Akbar</text:span>, [12.06.17 18:24]</text:p>
      <text:p text:style-name="P6">[In reply to Hasan Wijaya]</text:p>
      <text:p text:style-name="P6">Ini bagaimana pertanyaannya, saya tak paham.</text:p>
      <text:p text:style-name="P6"/>
      <text:p text:style-name="P6"><text:span text:style-name="T17">Ade Malsasa Akbar</text:span>, [12.06.17 18:25]</text:p>
      <text:p text:style-name="P6">[In reply to Muhamad Arif]</text:p>
      <text:p text:style-name="P6">Perlu diluruskan, free software maupun open source, bukan software gratis. Mengartikan free software = gratis adalah kesalahpahaman. Free software itu boleh dijual, jika tidak boleh dijual itu proprietary software namanya.</text:p>
      <text:p text:style-name="P6"/>
      <text:p text:style-name="P6">Hasan Wijaya, [12.06.17 18:26]</text:p>
      <text:p text:style-name="P6">[In reply to Ade Malsasa Akbar]</text:p>
      <text:p text:style-name="P6">saya udah baca artikel mas perbedaan free software sama property software tapi saya belum paham</text:p>
      <text:p text:style-name="P6"/>
      <text:p text:style-name="P6"><text:span text:style-name="T17">Ade Malsasa Akbar</text:span>, [12.06.17 18:26]</text:p>
      <text:p text:style-name="P6">[In reply to Muhamad Arif]</text:p>
      <text:p text:style-name="P6">Adapun motivasinya persis sama dengan Anda yang ada di sini: ingin menolong orang lain. Di antara motivasi lain, mereka memang senang melakukannya, yaitu fun.</text:p>
      <text:p text:style-name="P6"/>
      <text:p text:style-name="P6"><text:span text:style-name="T17">Ade Malsasa Akbar</text:span>, [12.06.17 18:27]</text:p>
      <text:p text:style-name="P6">[In reply to 28591]</text:p>
      <text:p text:style-name="P6">Untuk sejarahnya, saya tak tahu apakah si RHEL pernah jadi turunan Slackware, lalu ganti. Namun untuk realita sekarang, jawabannya tidak.</text:p>
      <text:p text:style-name="P6"/>
      <text:p text:style-name="P6"><text:soft-page-break/><text:span text:style-name="T17">Ade Malsasa Akbar</text:span>, [12.06.17 18:27]</text:p>
      <text:p text:style-name="P6">[In reply to Wisnu Waris]</text:p>
      <text:p text:style-name="P6">Pertanyaan keenam: mereka menjual versi binary dari semua software di repositorinya. Adapun versi source code-nya dibagikan gratis.</text:p>
      <text:p text:style-name="P6"/>
      <text:p text:style-name="P6"><text:span text:style-name="T17">Ade Malsasa Akbar</text:span>, [12.06.17 18:28]</text:p>
      <text:p text:style-name="P6">[In reply to Wisnu Waris]</text:p>
      <text:p text:style-name="P6">Ini juga perlu diluruskan, lisensi RHEL itu free software, bukan proprietary software. Jadi aman.</text:p>
      <text:p text:style-name="P6"/>
      <text:p text:style-name="P6"><text:span text:style-name="T17">Ade Malsasa Akbar</text:span>, [12.06.17 18:28]</text:p>
      <text:p text:style-name="P6">[In reply to Muhamad Arif]</text:p>
      <text:p text:style-name="P6">Keamanannya sebab kontrol total atas software di tangan pengguna, bukan di tangan pengembang.</text:p>
      <text:p text:style-name="P6"/>
      <text:p text:style-name="P6"><text:span text:style-name="T17">Ade Malsasa Akbar</text:span>, [12.06.17 18:29]</text:p>
      <text:p text:style-name="P6">Itu bedanya antara OS free software dengan proprietary.</text:p>
      <text:p text:style-name="P6"/>
      <text:p text:style-name="P6"><text:span text:style-name="T17">Ade Malsasa Akbar</text:span>, [12.06.17 18:29]</text:p>
      <text:p text:style-name="P6">Nah, silakan, ada pertanyaan lain?</text:p>
      <text:p text:style-name="P6"/>
      <text:p text:style-name="P6">Hasan Wijaya, [12.06.17 18:29]</text:p>
      <text:p text:style-name="P6">izin cover ke pdf mas?</text:p>
      <text:p text:style-name="P6"/>
      <text:p text:style-name="P6"><text:span text:style-name="T17">Ade Malsasa Akbar</text:span>, [12.06.17 18:29]</text:p>
      <text:p text:style-name="P6">[In reply to Hasan Wijaya]</text:p>
      <text:p text:style-name="P6">Untuk Android, nah di sini pentingnya saya sebutkan Android bukan GNU/Linux, Android butuh pembahasan yang panjang.</text:p>
      <text:p text:style-name="P6"/>
      <text:p text:style-name="P6"><text:span text:style-name="T17">Ade Malsasa Akbar</text:span>, [12.06.17 18:29]</text:p>
      <text:p text:style-name="P6">[In reply to Hasan Wijaya]</text:p>
      <text:p text:style-name="P6">Sebentar, nanti setelah saya kasih lisensi CC BY-SA, Kang.</text:p>
      <text:p text:style-name="P6"/>
      <text:p text:style-name="P6">Arkamaya Prasetya, [12.06.17 18:30]</text:p>
      <text:p text:style-name="P6">#masih menyimak</text:p>
      <text:p text:style-name="P6"/>
      <text:p text:style-name="P6"><text:span text:style-name="T17">Ade Malsasa Akbar</text:span>, [12.06.17 18:30]</text:p>
      <text:p text:style-name="P6">Sebenarnya mayoritas ancaman-ancaman keamanan OS yang kita saksikan di Windows, itu bukanlah salah pengguna Windows.</text:p>
      <text:p text:style-name="P6"/>
      <text:p text:style-name="P6"><text:span text:style-name="T17">Ade Malsasa Akbar</text:span>, [12.06.17 18:31]</text:p>
      <text:p text:style-name="P6">Itu adalah akibat kontrol dari pihak lain yang tidak bisa ditolak oleh pengguna Windows.</text:p>
      <text:p text:style-name="P6"/>
      <text:p text:style-name="P6">iwan, [12.06.17 18:31]</text:p>
      <text:p text:style-name="P6">Sebenarnya definisi istilah LFS itu apa? Apakah masuk linux apa gnu/linux?</text:p>
      <text:p text:style-name="P6"/>
      <text:p text:style-name="P6"><text:span text:style-name="T17">Ade Malsasa Akbar</text:span>, [12.06.17 18:31]</text:p>
      <text:p text:style-name="P6">Silakan lihat semua kasus virus, malware, trojan, ransomware, dsb.</text:p>
      <text:p text:style-name="P6"/>
      <text:p text:style-name="P6">Abinya Fahmi, [12.06.17 18:31]</text:p>
      <text:p text:style-name="P6">#ask adakah prinsip2 free software yg d terapkan dlm pembuatan hardware ?</text:p>
      <text:p text:style-name="P6"><text:soft-page-break/></text:p>
      <text:p text:style-name="P6"><text:span text:style-name="T17">Ade Malsasa Akbar</text:span>, [12.06.17 18:31]</text:p>
      <text:p text:style-name="P6">[In reply to iwan]</text:p>
      <text:p text:style-name="P6">LFS itu metode, Kang. Linux From Scratch.</text:p>
      <text:p text:style-name="P6"/>
      <text:p text:style-name="P6"><text:span text:style-name="T17">Ade Malsasa Akbar</text:span>, [12.06.17 18:31]</text:p>
      <text:p text:style-name="P6">[In reply to Abinya Fahmi]</text:p>
      <text:p text:style-name="P6">Iya, ada, Kang.</text:p>
      <text:p text:style-name="P6"/>
      <text:p text:style-name="P6"><text:span text:style-name="T17">Ade Malsasa Akbar</text:span>, [12.06.17 18:31]</text:p>
      <text:p text:style-name="P6">meskipun zaman sekarang lebih sering diistilahkan "Open Hardware". Bisa dicari di internet.</text:p>
      <text:p text:style-name="P6"/>
      <text:p text:style-name="P6"><text:span text:style-name="T17">Ade Malsasa Akbar</text:span>, [12.06.17 18:32]</text:p>
      <text:p text:style-name="P6">[In reply to iwan]</text:p>
      <text:p text:style-name="P6">Iya GNU/Linux, coba akang baca isi bukunya, di dalamnya toh GNU juga isinya.</text:p>
      <text:p text:style-name="P6"/>
      <text:p text:style-name="P6">Wisnu Waris, [12.06.17 18:32]</text:p>
      <text:p text:style-name="P6">[In reply to Ade Malsasa Akbar]</text:p>
      <text:p text:style-name="P6">Baik alhamdulillah, jaza kallahu khoiro kang..</text:p>
      <text:p text:style-name="P6"/>
      <text:p text:style-name="P6"><text:span text:style-name="T17">Ade Malsasa Akbar</text:span>, [12.06.17 18:32]</text:p>
      <text:p text:style-name="P6">Semua kasus serangan digital terhadap data pengguna Windows, seperti virus &amp; worm, itu hakikatnya power dari pihak luar terhadap pengguna.</text:p>
      <text:p text:style-name="P6"/>
      <text:p text:style-name="P6"><text:span text:style-name="T17">Ade Malsasa Akbar</text:span>, [12.06.17 18:33]</text:p>
      <text:p text:style-name="P6">Nah, GNU/Linux sudah menghadang power ini sejak awal.</text:p>
      <text:p text:style-name="P6"/>
      <text:p text:style-name="P6">Abinya Fahmi, [12.06.17 18:33]</text:p>
      <text:p text:style-name="P6">Wah bila d gabung bagus ya kayaknya, free software dan open hardware</text:p>
      <text:p text:style-name="P6"/>
      <text:p text:style-name="P6"><text:span text:style-name="T17">Ade Malsasa Akbar</text:span>, [12.06.17 18:33]</text:p>
      <text:p text:style-name="P6">Dengan menyerahkan source code + semua hak pengguna sebelum pengguna menggunakannya.</text:p>
      <text:p text:style-name="P6"/>
      <text:p text:style-name="P6"><text:span text:style-name="T17">Ade Malsasa Akbar</text:span>, [12.06.17 18:33]</text:p>
      <text:p text:style-name="P6">Makanya itu keamanan OS free software superior.</text:p>
      <text:p text:style-name="P6"/>
      <text:p text:style-name="P6"><text:span text:style-name="T17">Ade Malsasa Akbar</text:span>, [12.06.17 18:34]</text:p>
      <text:p text:style-name="P6">[In reply to Abinya Fahmi]</text:p>
      <text:p text:style-name="P6">Seingat saya contohnya sudah ada, Kang. Entah raspberry termasuk ataukah tidak.</text:p>
      <text:p text:style-name="P6"/>
      <text:p text:style-name="P6">iwan, [12.06.17 18:34]</text:p>
      <text:p text:style-name="P6">[In reply to Ade Malsasa Akbar]</text:p>
      <text:p text:style-name="P6">Oke mksh jwbnnya, sudah tercerahkan</text:p>
      <text:p text:style-name="P6"/>
      <text:p text:style-name="P6"><text:span text:style-name="T17">Ade Malsasa Akbar</text:span>, [12.06.17 18:34]</text:p>
      <text:p text:style-name="P6">[In reply to iwan]</text:p>
      <text:p text:style-name="P6">Iya, sama-sama.</text:p>
      <text:p text:style-name="P6"/>
      <text:p text:style-name="P6">Abu Fakhri Ali, [12.06.17 18:34]</text:p>
      <text:p text:style-name="P6"><text:soft-page-break/>[In reply to Ade Malsasa Akbar]</text:p>
      <text:p text:style-name="P6">boleh bantu jawab gak mas?</text:p>
      <text:p text:style-name="P6"/>
      <text:p text:style-name="P6"><text:span text:style-name="T17">Ade Malsasa Akbar</text:span>, [12.06.17 18:34]</text:p>
      <text:p text:style-name="P6">[In reply to Abu Fakhri Ali]</text:p>
      <text:p text:style-name="P6">Izin diberikan.</text:p>
      <text:p text:style-name="P6"/>
      <text:p text:style-name="P6">Abinya Fahmi, [12.06.17 18:35]</text:p>
      <text:p text:style-name="P6">[In reply to Ade Malsasa Akbar]</text:p>
      <text:p text:style-name="P6">Last question, adakah semacam klausul bahwa user free software d minta utk memberikan kontribusi ? Soalnya sy srg menjumpai user pemula kdg diminta utk kontribusi padahal mgkn blm memiliki skill yg cukup</text:p>
      <text:p text:style-name="P6"/>
      <text:p text:style-name="P6">Muhamad Arif, [12.06.17 18:35]</text:p>
      <text:p text:style-name="P6">[In reply to <text:span text:style-name="T18">Ade Malsasa Akbar</text:span>]</text:p>
      <text:p text:style-name="P6">Sudah mulai mudeng kang, jadi aman tidaknya tergantung usernya jga ya kang?</text:p>
      <text:p text:style-name="P6"/>
      <text:p text:style-name="P6"><text:span text:style-name="T19">Ade Malsasa Akbar</text:span>, [12.06.17 18:35]</text:p>
      <text:p text:style-name="P6">[In reply to Abinya Fahmi]</text:p>
      <text:p text:style-name="P6">Oh sama sekali tidak, Kang.</text:p>
      <text:p text:style-name="P6"/>
      <text:p text:style-name="P6"><text:span text:style-name="T17">Ade Malsasa Akbar</text:span>, [12.06.17 18:35]</text:p>
      <text:p text:style-name="P6">Kalau itu ada di definisi free software, itu pemaksaan namanya.</text:p>
      <text:p text:style-name="P6"/>
      <text:p text:style-name="P6">Abu Fakhri Ali, [12.06.17 18:35]</text:p>
      <text:p text:style-name="P6">salah satu contoh open hardware adalah prosesor dengan ISA RISC-V</text:p>
      <text:p text:style-name="P6"/>
      <text:p text:style-name="P6"><text:span text:style-name="T17">Ade Malsasa Akbar</text:span>, [12.06.17 18:36]</text:p>
      <text:p text:style-name="P6">[In reply to Muhamad Arif]</text:p>
      <text:p text:style-name="P6">Bukan, bukan di situ. Tapi tergantung pada apakah hak-hak pengguna sudah ditunaikan, atau belum. Itu.</text:p>
      <text:p text:style-name="P6"/>
      <text:p text:style-name="P6">Abu Fakhri Ali, [12.06.17 18:36]</text:p>
      <text:p text:style-name="P6">sebelumnya ada openRISC</text:p>
      <text:p text:style-name="P6"/>
      <text:p text:style-name="P6"><text:span text:style-name="T17">Ade Malsasa Akbar</text:span>, [12.06.17 18:36]</text:p>
      <text:p text:style-name="P6">BSD dan GNU/Linux aman, sebab mereka tunaikan hak pengguna, akhirnya para power users (user dengan skill tinggi) menjadi diberdayakan, mereka bisa saling berbagi perbaikan.</text:p>
      <text:p text:style-name="P6"/>
      <text:p text:style-name="P6">Abinya Fahmi, [12.06.17 18:36]</text:p>
      <text:p text:style-name="P6">[In reply to Abu Fakhri Ali]</text:p>
      <text:p text:style-name="P6">Itu apa solaris ?</text:p>
      <text:p text:style-name="P6"/>
      <text:p text:style-name="P6"><text:span text:style-name="T17">Ade Malsasa Akbar</text:span>, [12.06.17 18:37]</text:p>
      <text:p text:style-name="P6">Tapi Windows membungkam semua power users.</text:p>
      <text:p text:style-name="P6"/>
      <text:p text:style-name="P6"><text:span text:style-name="T17">Ade Malsasa Akbar</text:span>, [12.06.17 18:37]</text:p>
      <text:p text:style-name="P6">Sehingga bila ada celah ketemu, ya semua pengguna mahir tak bisa berbuat apa-apa, tidak bisa saling berbagi perbaikan.</text:p>
      <text:p text:style-name="P6"><text:soft-page-break/></text:p>
      <text:p text:style-name="P6">Abu Fakhri Ali, [12.06.17 18:37]</text:p>
      <text:p text:style-name="P6">dan beberapa varian ultrasparc</text:p>
      <text:p text:style-name="P6"/>
      <text:p text:style-name="P6"><text:span text:style-name="T17">Ade Malsasa Akbar</text:span>, [12.06.17 18:38]</text:p>
      <text:p text:style-name="P6">[In reply to Muhamad Arif]</text:p>
      <text:p text:style-name="P6">Jadi bukan tergantung user, user pinter atau gak pinter terserah, asal hak-hak user ditunaikan.</text:p>
      <text:p text:style-name="P6"/>
      <text:p text:style-name="P6">Abu Fakhri Ali, [12.06.17 18:38]</text:p>
      <text:p text:style-name="P6">[In reply to Abinya Fahmi]</text:p>
      <text:p text:style-name="P6">bukan, solaris nama sistem operasi</text:p>
      <text:p text:style-name="P6"/>
      <text:p text:style-name="P6"><text:span text:style-name="T17">Ade Malsasa Akbar</text:span>, [12.06.17 18:38]</text:p>
      <text:p text:style-name="P6">Baik.</text:p>
      <text:p text:style-name="P6"/>
      <text:p text:style-name="P6">Abu Fakhri Ali, [12.06.17 18:38]</text:p>
      <text:p text:style-name="P6">kalau raspberry pi desain nya yg open</text:p>
      <text:p text:style-name="P6"/>
      <text:p text:style-name="P6"><text:span text:style-name="T17">Ade Malsasa Akbar</text:span>, [12.06.17 18:38]</text:p>
      <text:p text:style-name="P6">Sampai sini ada pertanyaan lagi?</text:p>
      <text:p text:style-name="P6"/>
      <text:p text:style-name="P6">Abu Fakhri Ali, [12.06.17 18:38]</text:p>
      <text:p text:style-name="P6">komponen-komponennya bukan openhardware</text:p>
      <text:p text:style-name="P6"/>
      <text:p text:style-name="P6">Muhamad Arif, [12.06.17 18:39]</text:p>
      <text:p text:style-name="P6">[In reply to Ade Malsasa Akbar]</text:p>
      <text:p text:style-name="P6">Itu karena emang tidak di berikan source codenya ya kang, baik sudah paham saya kang.</text:p>
      <text:p text:style-name="P6"/>
      <text:p text:style-name="P6">Abinya Fahmi, [12.06.17 18:39]</text:p>
      <text:p text:style-name="P6">Baik tksh kang ali dan kang malsasa, 🙏🙏</text:p>
      <text:p text:style-name="P6"/>
      <text:p text:style-name="P6"><text:span text:style-name="T17">Ade Malsasa Akbar</text:span>, [12.06.17 18:39]</text:p>
      <text:p text:style-name="P6">[In reply to Muhamad Arif]</text:p>
      <text:p text:style-name="P6">Bagus.</text:p>
      <text:p text:style-name="P6"/>
      <text:p text:style-name="P6"><text:span text:style-name="T17">Ade Malsasa Akbar</text:span>, [12.06.17 18:39]</text:p>
      <text:p text:style-name="P6">@kucingsebelah baik, terima kasih kembali, Kang.</text:p>
      <text:p text:style-name="P6"/>
      <text:p text:style-name="P6">Abinya Fahmi, [12.06.17 18:39]</text:p>
      <text:p text:style-name="P6">[In reply to Abu Fakhri Ali]</text:p>
      <text:p text:style-name="P6">Eh mksdku sun microsystem</text:p>
      <text:p text:style-name="P6"/>
      <text:p text:style-name="P6"><text:span text:style-name="T17">Ade Malsasa Akbar</text:span>, [12.06.17 18:40]</text:p>
      <text:p text:style-name="P6">Berhubung tarawih, mari kita lanjutkan kursus ini nanti ba'da tarawih WIB sampai jam 21:00 WIB finalnya.</text:p>
      <text:p text:style-name="P6"/>
      <text:p text:style-name="P6">:v, [12.06.17 18:40]</text:p>
      <text:p text:style-name="P6">Apkah linux bisa di install di ssd? Dan bagaimana rasany?</text:p>
      <text:p text:style-name="P6"/>
      <text:p text:style-name="P6"><text:soft-page-break/>Abu Fakhri Ali, [12.06.17 18:40]</text:p>
      <text:p text:style-name="P6">RISC-V bukan dari sun</text:p>
      <text:p text:style-name="P6"/>
      <text:p text:style-name="P6"><text:span text:style-name="T17">Ade Malsasa Akbar</text:span>, [12.06.17 18:40]</text:p>
      <text:p text:style-name="P6">Stop dulu semua kegiatan di sini.</text:p>
      <text:p text:style-name="P6"/>
      <text:p text:style-name="P6">Abinya Fahmi, [12.06.17 18:40]</text:p>
      <text:p text:style-name="P6">[In reply to Abu Fakhri Ali]</text:p>
      <text:p text:style-name="P6">Siap, nanti sy nyelem dah insya allah</text:p>
      <text:p text:style-name="P6"/>
      <text:p text:style-name="P6"><text:span text:style-name="T17">Ade Malsasa Akbar</text:span>, [12.06.17 18:40]</text:p>
      <text:p text:style-name="P6">Nanti kita lanjut ba'da tarawih in syaa Allah.</text:p>
      <text:p text:style-name="P6"/>
      <text:p text:style-name="P6">Abu Fakhri Ali, [12.06.17 18:41]</text:p>
      <text:p text:style-name="P6"><text:a xlink:type="simple" xlink:href="https://riscv.org/" text:style-name="Internet_20_link" text:visited-style-name="Visited_20_Internet_20_Link">https://riscv.org</text:a></text:p>
      <text:p text:style-name="P6"/>
      <text:p text:style-name="P6">Arkamaya Prasetya, [12.06.17 18:41]</text:p>
      <text:p text:style-name="P6">[In reply to Ade Malsasa Akbar]</text:p>
      <text:p text:style-name="P6">Alhamdulillah.... banyak imu yang di dapat disini, dtunggu bahasan selanjutnya 😇</text:p>
      <text:p text:style-name="P6"/>
      <text:p text:style-name="P6">Batara Girsang, [12.06.17 19:25]</text:p>
      <text:p text:style-name="P6">Salam abang abang.. saya dari medan.. distro saat ini pakai kali linux</text:p>
      <text:p text:style-name="P6"/>
      <text:p text:style-name="P6"><text:span text:style-name="T17">Ade Malsasa Akbar</text:span>, [12.06.17 19:51]</text:p>
      <text:p text:style-name="P6">Bismillah.</text:p>
      <text:p text:style-name="P6"/>
      <text:p text:style-name="P6"><text:span text:style-name="T17">Ade Malsasa Akbar</text:span>, [12.06.17 19:51]</text:p>
      <text:p text:style-name="P6">Baik.</text:p>
      <text:p text:style-name="P6"/>
      <text:p text:style-name="P6"><text:span text:style-name="T17">Ade Malsasa Akbar</text:span>, [12.06.17 19:51]</text:p>
      <text:p text:style-name="P6">Sudah 19:50 WIB, mari kita lanjutkan materi.</text:p>
      <text:p text:style-name="P6"/>
      <text:p text:style-name="P6"><text:span text:style-name="T17">Ade Malsasa Akbar</text:span>, [12.06.17 19:51]</text:p>
      <text:p text:style-name="P6">Selamat datang para peserta yang baru datang</text:p>
      <text:p text:style-name="P6"/>
      <text:p text:style-name="P6"><text:span text:style-name="T17">Ade Malsasa Akbar</text:span>, [12.06.17 19:52]</text:p>
      <text:p text:style-name="P6">Reliana Mbak Reliana bagaimana, ada pertanyaan? Ada istilah sulit?</text:p>
      <text:p text:style-name="P6"/>
      <text:p text:style-name="P6"><text:span text:style-name="T17">Ade Malsasa Akbar</text:span>, [12.06.17 19:53]</text:p>
      <text:p text:style-name="P6">[Forwarded from Ade Malsasa Akbar]</text:p>
      <text:p text:style-name="P6">Adapun aplikasi-aplikasi alternatif yang tersedia untuk GNU/Linux bisa Anda temukan di sumber-sumber ini: </text:p>
      <text:p text:style-name="P6"/>
      <text:p text:style-name="P6">1) <text:a xlink:type="simple" xlink:href="http://directory.fsf.org/" text:style-name="Internet_20_link" text:visited-style-name="Visited_20_Internet_20_Link"><text:span text:style-name="T20">http://directory.fsf.org </text:span></text:a>= ensiklopedi free software seluruh dunia</text:p>
      <text:p text:style-name="P6"/>
      <text:p text:style-name="P6">2) <text:a xlink:type="simple" xlink:href="http://alternativeto.net/" text:style-name="Internet_20_link" text:visited-style-name="Visited_20_Internet_20_Link">http://alternativeto.net</text:a> = situs perbandingan aplikasi-aplikasi</text:p>
      <text:p text:style-name="P6"/>
      <text:p text:style-name="P6">3) <text:a xlink:type="simple" xlink:href="https://www.osalt.com/" text:style-name="Internet_20_link" text:visited-style-name="Visited_20_Internet_20_Link">https://www.osalt.com</text:a> = situs perbandingan aplikasi-aplikasi juga</text:p>
      <text:p text:style-name="P6"/>
      <text:p text:style-name="P6"><text:soft-page-break/>4) <text:a xlink:type="simple" xlink:href="https://www.gnu.org/software/for-windows.html" text:style-name="Internet_20_link" text:visited-style-name="Visited_20_Internet_20_Link">https://www.gnu.org/software/for-windows.html</text:a> = tabel free software untuk Windows</text:p>
      <text:p text:style-name="P6"/>
      <text:p text:style-name="P6"><text:span text:style-name="T17">Ade Malsasa Akbar</text:span>, [12.06.17 19:55]</text:p>
      <text:p text:style-name="P6">Mengenai materi ini, saya sampaikan tabel alternatif yang umum diketahui: </text:p>
      <text:p text:style-name="P6"/>
      <text:p text:style-name="P6">- Photoshop -&gt; GIMP</text:p>
      <text:p text:style-name="P6">- CorelDRAW, Illustrator -&gt; Inkscape</text:p>
      <text:p text:style-name="P6">- IDM -&gt; DownThemAll!</text:p>
      <text:p text:style-name="P6">- Internet Explorer -&gt; Mozilla Firefox</text:p>
      <text:p text:style-name="P6">- Windows Explorer -&gt; Nautilus (di Ubuntu Unity atau GNOME)</text:p>
      <text:p text:style-name="P6">- InDesign -&gt; Scribus</text:p>
      <text:p text:style-name="P6">- Windows Movie Maker -&gt; OpenShot</text:p>
      <text:p text:style-name="P6">- ScreenshotCaptor -&gt; Shutter</text:p>
      <text:p text:style-name="P6">- Any Video Converter -&gt; WinFF</text:p>
      <text:p text:style-name="P6">- Any Audio Converter -&gt; WinFF</text:p>
      <text:p text:style-name="P6">- 3D Studio Max -&gt; Blender</text:p>
      <text:p text:style-name="P6"/>
      <text:p text:style-name="P6"><text:span text:style-name="T17">Ade Malsasa Akbar</text:span>, [12.06.17 19:55]</text:p>
      <text:p text:style-name="P6">Itu perbandingannya dari Windows ke GNU/Linux.</text:p>
      <text:p text:style-name="P6"/>
      <text:p text:style-name="P6"><text:span text:style-name="T17">Ade Malsasa Akbar</text:span>, [12.06.17 19:56]</text:p>
      <text:p text:style-name="P6">Semua yang saya sebut, ada di repo masing-masing distro besar yang sudah dibahas.</text:p>
      <text:p text:style-name="P6"/>
      <text:p text:style-name="P6"><text:span text:style-name="T17">Ade Malsasa Akbar</text:span>, [12.06.17 19:56]</text:p>
      <text:p text:style-name="P6">Baik, sampai sini teman-teman punya pertanyaan?</text:p>
      <text:p text:style-name="P6"/>
      <text:p text:style-name="P6">Sauqi Zaza, [12.06.17 19:57]</text:p>
      <text:p text:style-name="P6">Adakah referensi berbentuk e-book Pak, baik berbahasa Indonesia maupun bahasa Inggris yang cukup lengkap.</text:p>
      <text:p text:style-name="P6"/>
      <text:p text:style-name="P6">Reliana Sitorus, [12.06.17 19:57]</text:p>
      <text:p text:style-name="P6">[In reply to Ade Malsasa Akbar]</text:p>
      <text:p text:style-name="P6">Maaf mas br bisa gabung lg , krn kami diaceh bukanya jam 18.44, jd pas rehat fd nyiapin bukaan sekaligus berbuka puasa. <text:s/>Mas kalau sy baca pertanyaan teman2 sj jd khawatir sy tdk bisa mengikuti, mereka sdh mumpuni. Apa kira2 sy tdk menjadi masalah buat komunitas ini?</text:p>
      <text:p text:style-name="P6"/>
      <text:p text:style-name="P6"><text:span text:style-name="T17">Ade Malsasa Akbar</text:span>, [12.06.17 19:58]</text:p>
      <text:p text:style-name="P6">[In reply to Sauqi Zaza]</text:p>
      <text:p text:style-name="P6">Saya mengumpulkannya di beberapa blog saya: </text:p>
      <text:p text:style-name="P6"/>
      <text:p text:style-name="P6">- <text:a xlink:type="simple" xlink:href="https://malsasa.wordpress.com/pdf" text:style-name="Internet_20_link" text:visited-style-name="Visited_20_Internet_20_Link">https://malsasa.wordpress.com/pdf</text:a></text:p>
      <text:p text:style-name="P6"/>
      <text:p text:style-name="P6">- <text:a xlink:type="simple" xlink:href="https://bermigrasi.wordpress.com/" text:style-name="Internet_20_link" text:visited-style-name="Visited_20_Internet_20_Link">https://bermigrasi.wordpress.com</text:a> &lt;- lihat halaman EBOOk dan Sidebar Kanan</text:p>
      <text:p text:style-name="P6"/>
      <text:p text:style-name="P6">- <text:a xlink:type="simple" xlink:href="http://linuxku.com/" text:style-name="Internet_20_link" text:visited-style-name="Visited_20_Internet_20_Link">http://linuxku.com</text:a> &lt;- blog orang lain, saya penulis tamunya</text:p>
      <text:p text:style-name="P6"/>
      <text:p text:style-name="P6">- <text:a xlink:type="simple" xlink:href="http://ubuntubuzz.com/" text:style-name="Internet_20_link" text:visited-style-name="Visited_20_Internet_20_Link">http://ubuntubuzz.com</text:a> &lt;- sama, tapi ini English</text:p>
      <text:p text:style-name="P6"/>
      <text:p text:style-name="P6"><text:span text:style-name="T17">Ade Malsasa Akbar</text:span>, [12.06.17 19:59]</text:p>
      <text:p text:style-name="P6"><text:soft-page-break/>[In reply to Reliana Sitorus]</text:p>
      <text:p text:style-name="P6">Tentu saja tidak! Sebab para pengguna yang seperti Mbak Reliana banyak.</text:p>
      <text:p text:style-name="P6"/>
      <text:p text:style-name="P6"><text:span text:style-name="T17">Ade Malsasa Akbar</text:span>, [12.06.17 19:59]</text:p>
      <text:p text:style-name="P6">Kita perlu lebih sering lagi mengadakan bimbingan-bimbingan biar semua pemula kebagian ilmu.</text:p>
      <text:p text:style-name="P6"/>
      <text:p text:style-name="P6"><text:span text:style-name="T17">Ade Malsasa Akbar</text:span>, [12.06.17 19:59]</text:p>
      <text:p text:style-name="P6">Jadi no problem.</text:p>
      <text:p text:style-name="P6"/>
      <text:p text:style-name="P6">Sauqi Zaza, [12.06.17 20:00]</text:p>
      <text:p text:style-name="P6">Makasih banget Mas. Ada cara buat cepat hafal cli di Gnu/linux?</text:p>
      <text:p text:style-name="P6"/>
      <text:p text:style-name="P6"><text:span text:style-name="T17">Ade Malsasa Akbar</text:span>, [12.06.17 20:00]</text:p>
      <text:p text:style-name="P6">Ini teman-teman masih tarawih semua? Silakan, di tempat saya tarawih sudah selesai.</text:p>
      <text:p text:style-name="P6"/>
      <text:p text:style-name="P6"><text:span text:style-name="T17">Ade Malsasa Akbar</text:span>, [12.06.17 20:00]</text:p>
      <text:p text:style-name="P6">[In reply to Sauqi Zaza]</text:p>
      <text:p text:style-name="P6">Tentu ada. Silakan nonton video tutorial.</text:p>
      <text:p text:style-name="P6"/>
      <text:p text:style-name="P6">Sauqi Zaza, [12.06.17 20:00]</text:p>
      <text:p text:style-name="P6">Di video Mas?</text:p>
      <text:p text:style-name="P6"/>
      <text:p text:style-name="P6">Sauqi Zaza, [12.06.17 20:00]</text:p>
      <text:p text:style-name="P6">Blog mas maksudnya?</text:p>
      <text:p text:style-name="P6"/>
      <text:p text:style-name="P6"><text:span text:style-name="T17">Ade Malsasa Akbar</text:span>, [12.06.17 20:01]</text:p>
      <text:p text:style-name="P6">@sauqi_zaza saya punya 2 kanal video: </text:p>
      <text:p text:style-name="P6"/>
      <text:p text:style-name="P6">1) Belajar GNU/Linux <text:a xlink:type="simple" xlink:href="http://www.youtube.com/channel/UC2rNpFUwgvzOz12dXLP1lVw" text:style-name="Internet_20_link" text:visited-style-name="Visited_20_Internet_20_Link">http://www.youtube.com/channel/UC2rNpFUwgvzOz12dXLP1lVw</text:a></text:p>
      <text:p text:style-name="P6"/>
      <text:p text:style-name="P6">2) Migrasi ke Ubuntu <text:a xlink:type="simple" xlink:href="https://www.youtube.com/channel/UCh5wuLv9dtr16kRHaYnPkBQ" text:style-name="Internet_20_link" text:visited-style-name="Visited_20_Internet_20_Link">https://www.youtube.com/channel/UCh5wuLv9dtr16kRHaYnPkBQ</text:a></text:p>
      <text:p text:style-name="P6"/>
      <text:p text:style-name="P6">Silakan ambil.</text:p>
      <text:p text:style-name="P6"/>
      <text:p text:style-name="P6"><text:span text:style-name="T17">Ade Malsasa Akbar</text:span>, [12.06.17 20:02]</text:p>
      <text:p text:style-name="P6">Reliana mbak reliana pun bisa belajar lewat video-video tersebut. Lebih mudah daripada membaca teks.</text:p>
      <text:p text:style-name="P6"/>
      <text:p text:style-name="P6"><text:span text:style-name="T17">Ade Malsasa Akbar</text:span>, [12.06.17 20:02]</text:p>
      <text:p text:style-name="P6">Baik, masih ada pertanyaan lagi?</text:p>
      <text:p text:style-name="P6"/>
      <text:p text:style-name="P6"><text:span text:style-name="T17">Ade Malsasa Akbar</text:span>, [12.06.17 20:02]</text:p>
      <text:p text:style-name="P6">Saya akan lanjut bila tak ada.</text:p>
      <text:p text:style-name="P6"/>
      <text:p text:style-name="P6"><text:span text:style-name="T17">Ade Malsasa Akbar</text:span>, [12.06.17 20:04]</text:p>
      <text:p text:style-name="P6">Ini teman-teman yang sedang aktif siapa saja?</text:p>
      <text:p text:style-name="P6"/>
      <text:p text:style-name="P6">Muhamad Arif, [12.06.17 20:04]</text:p>
      <text:p text:style-name="P6">Hadir kang</text:p>
      <text:p text:style-name="P6"><text:soft-page-break/></text:p>
      <text:p text:style-name="P6"><text:span text:style-name="T17">Ade Malsasa Akbar</text:span>, [12.06.17 20:04]</text:p>
      <text:p text:style-name="P6">Baik.</text:p>
      <text:p text:style-name="P6"/>
      <text:p text:style-name="P6">Gaspar Keluli Lamatapo, [12.06.17 20:04]</text:p>
      <text:p text:style-name="P6">hadir</text:p>
      <text:p text:style-name="P6"/>
      <text:p text:style-name="P6">Surya Stefanus, [12.06.17 20:04]</text:p>
      <text:p text:style-name="P6">hadir</text:p>
      <text:p text:style-name="P6"/>
      <text:p text:style-name="P6"><text:span text:style-name="T17">Ade Malsasa Akbar</text:span>, [12.06.17 20:04]</text:p>
      <text:p text:style-name="P6">Cukuplah, kita lanjut.</text:p>
      <text:p text:style-name="P6"/>
      <text:p text:style-name="P6">:v, [12.06.17 20:04]</text:p>
      <text:p text:style-name="P6">Hadir</text:p>
      <text:p text:style-name="P6"/>
      <text:p text:style-name="P6"><text:span text:style-name="T17">Ade Malsasa Akbar</text:span>, [12.06.17 20:04]</text:p>
      <text:p text:style-name="P6">[Forwarded from Ade Malsasa Akbar]</text:p>
      <text:p text:style-name="P6">[ Photo ]</text:p>
      <text:p text:style-name="P6">MATERI KURSUS G001</text:p>
      <text:p text:style-name="P6"/>
      <text:p text:style-name="P6"><text:span text:style-name="T17">Ade Malsasa Akbar</text:span>, [12.06.17 20:05]</text:p>
      <text:p text:style-name="P6">MATERI 7: </text:p>
      <text:p text:style-name="P6">LISENSI &amp; COPYRIGHT</text:p>
      <text:p text:style-name="P6"/>
      <text:p text:style-name="P6"><text:span text:style-name="T17">Ade Malsasa Akbar</text:span>, [12.06.17 20:05]</text:p>
      <text:p text:style-name="P6">Baik.</text:p>
      <text:p text:style-name="P6"/>
      <text:p text:style-name="P6"><text:span text:style-name="T17">Ade Malsasa Akbar</text:span>, [12.06.17 20:05]</text:p>
      <text:p text:style-name="P6">@YoRHaXD @suryastef Gaspar Keluli Muhamad kerja sama yang bagus.</text:p>
      <text:p text:style-name="P6"/>
      <text:p text:style-name="P6"><text:span text:style-name="T17">Ade Malsasa Akbar</text:span>, [12.06.17 20:05]</text:p>
      <text:p text:style-name="P6">Materi 7 ini materi terakhir.</text:p>
      <text:p text:style-name="P6"/>
      <text:p text:style-name="P6">Reliana Sitorus, [12.06.17 20:05]</text:p>
      <text:p text:style-name="P6">Reliana ada mas</text:p>
      <text:p text:style-name="P6"/>
      <text:p text:style-name="P6">Gaspar Keluli Lamatapo, [12.06.17 20:06]</text:p>
      <text:p text:style-name="P6">lisensi dan copyrigh apa bedanya</text:p>
      <text:p text:style-name="P6"/>
      <text:p text:style-name="P6">Hikal KL, [12.06.17 20:06]</text:p>
      <text:p text:style-name="P6">siap ada</text:p>
      <text:p text:style-name="P6"/>
      <text:p text:style-name="P6"><text:span text:style-name="T17">Ade Malsasa Akbar</text:span>, [12.06.17 20:06]</text:p>
      <text:p text:style-name="P6">Saya ingin semua peserta yang keluar dari Kursus G001 ini, paham pengertian free software, paham mengenai masalah perlisensian software secara garis besar, dan paham batilnya istilah "pembajakan" untuk menyebut pelanggaran lisensi software.</text:p>
      <text:p text:style-name="P6"/>
      <text:p text:style-name="P6"><text:span text:style-name="T17">Ade Malsasa Akbar</text:span>, [12.06.17 20:06]</text:p>
      <text:p text:style-name="P6"><text:soft-page-break/>Baik.</text:p>
      <text:p text:style-name="P6"/>
      <text:p text:style-name="P6"><text:span text:style-name="T17">Ade Malsasa Akbar</text:span>, [12.06.17 20:06]</text:p>
      <text:p text:style-name="P6">Judul materi 7 ini sedikit tentang lisensi &amp; copyright.</text:p>
      <text:p text:style-name="P6"/>
      <text:p text:style-name="P6"><text:span text:style-name="T17">Ade Malsasa Akbar</text:span>, [12.06.17 20:09]</text:p>
      <text:p text:style-name="P6">Saya langsung sebutkan intinya: </text:p>
      <text:p text:style-name="P6"/>
      <text:p text:style-name="P6">1) bahwa perbuatan penggandaan software itu tidak bisa disebut "pembajakan", istilah yang betul ialah "pelanggaran lisensi"</text:p>
      <text:p text:style-name="P6"/>
      <text:p text:style-name="P6">2) pengguna yang melakukan pelanggaran lisensi tidak bisa disebut "pembajak", sebab ini berarti menuduhnya "membunuh &amp; merampok &amp; merampas kapal orang"</text:p>
      <text:p text:style-name="P6"/>
      <text:p text:style-name="P6">3) semua kasus pengguna software yang dirazia sampai masuk penjara, itu tidak pernah terjadi kecuali software itu pasti proprietary software</text:p>
      <text:p text:style-name="P6"/>
      <text:p text:style-name="P6">4) Anda harus pintar memahami masalah lisensi &amp; copyright agar bisa bedakan mana free software &amp; tidak, mana software yang menghormati Anda &amp; mana yang tidak</text:p>
      <text:p text:style-name="P6"/>
      <text:p text:style-name="P6"><text:span text:style-name="T17">Ade Malsasa Akbar</text:span>, [12.06.17 20:09]</text:p>
      <text:p text:style-name="P6">Itu.</text:p>
      <text:p text:style-name="P6"/>
      <text:p text:style-name="P6"><text:span text:style-name="T17">Ade Malsasa Akbar</text:span>, [12.06.17 20:09]</text:p>
      <text:p text:style-name="P6">Baca dulu, kalau sudah, katakan sudah.</text:p>
      <text:p text:style-name="P6"/>
      <text:p text:style-name="P6">Muhamad Arif, [12.06.17 20:10]</text:p>
      <text:p text:style-name="P6">Sudah mas, tapi kurang paham sama poin ke 4</text:p>
      <text:p text:style-name="P6"/>
      <text:p text:style-name="P6">Hasan Wijaya, [12.06.17 20:10]</text:p>
      <text:p text:style-name="P6">sudah</text:p>
      <text:p text:style-name="P6"/>
      <text:p text:style-name="P6">Hikal KL, [12.06.17 20:11]</text:p>
      <text:p text:style-name="P6">poin 4</text:p>
      <text:p text:style-name="P6"/>
      <text:p text:style-name="P6">CO, [12.06.17 20:11]</text:p>
      <text:p text:style-name="P6">Sudah</text:p>
      <text:p text:style-name="P6"/>
      <text:p text:style-name="P6">Reliana Sitorus, [12.06.17 20:11]</text:p>
      <text:p text:style-name="P6">Sudah mas.</text:p>
      <text:p text:style-name="P6"/>
      <text:p text:style-name="P6">Nizar Rahman, [12.06.17 20:11]</text:p>
      <text:p text:style-name="P6">done</text:p>
      <text:p text:style-name="P6"/>
      <text:p text:style-name="P6">:v, [12.06.17 20:11]</text:p>
      <text:p text:style-name="P6">Sudah. Pembajakan windows eak :v</text:p>
      <text:p text:style-name="P6"/>
      <text:p text:style-name="P6"><text:span text:style-name="T17">Ade Malsasa Akbar</text:span>, [12.06.17 20:11]</text:p>
      <text:p text:style-name="P6">Baik.</text:p>
      <text:p text:style-name="P6"><text:soft-page-break/></text:p>
      <text:p text:style-name="P6"><text:span text:style-name="T17">Ade Malsasa Akbar</text:span>, [12.06.17 20:12]</text:p>
      <text:p text:style-name="P6">Saya ingin menyampaikan, di mana letak masalahnya pada kasus-kasus penkriminalan terhadap pengguna Windows, apabila si pengguna menggandakan software.</text:p>
      <text:p text:style-name="P6"/>
      <text:p text:style-name="P6"><text:span text:style-name="T17">Ade Malsasa Akbar</text:span>, [12.06.17 20:12]</text:p>
      <text:p text:style-name="P6">Biar Anda mudah memahami, saya singkat pendek sekali:</text:p>
      <text:p text:style-name="P6"/>
      <text:p text:style-name="P6"><text:span text:style-name="T17">Ade Malsasa Akbar</text:span>, [12.06.17 20:12]</text:p>
      <text:p text:style-name="P6">masalahnya pengguna sudah telanjur menyepakati lisensi yang menjebak dia</text:p>
      <text:p text:style-name="P6"/>
      <text:p text:style-name="P6"><text:span text:style-name="T17">Ade Malsasa Akbar</text:span>, [12.06.17 20:12]</text:p>
      <text:p text:style-name="P6">Sampai sini, Anda paham?</text:p>
      <text:p text:style-name="P6"/>
      <text:p text:style-name="P6">Hasan Wijaya, [12.06.17 20:13]</text:p>
      <text:p text:style-name="P6">paham</text:p>
      <text:p text:style-name="P6"/>
      <text:p text:style-name="P6">Nizar Rahman, [12.06.17 20:13]</text:p>
      <text:p text:style-name="P6">lisensi yang menjebak</text:p>
      <text:p text:style-name="P6"/>
      <text:p text:style-name="P6">Hikal KL, [12.06.17 20:13]</text:p>
      <text:p text:style-name="P6">ia</text:p>
      <text:p text:style-name="P6"/>
      <text:p text:style-name="P6"><text:span text:style-name="T17">Ade Malsasa Akbar</text:span>, [12.06.17 20:13]</text:p>
      <text:p text:style-name="P6">Baik.</text:p>
      <text:p text:style-name="P6"/>
      <text:p text:style-name="P6"><text:span text:style-name="T17">Ade Malsasa Akbar</text:span>, [12.06.17 20:13]</text:p>
      <text:p text:style-name="P6">Saya tanya, berapa banyak di antara teman-teman yang pakai Windows, pernah membaca lisensi Windows?</text:p>
      <text:p text:style-name="P6"/>
      <text:p text:style-name="P6">Yuda Pratama, [12.06.17 20:14]</text:p>
      <text:p text:style-name="P6">ga di baca mas, langsung di ok aja</text:p>
      <text:p text:style-name="P6"/>
      <text:p text:style-name="P6">Nizar Rahman, [12.06.17 20:14]</text:p>
      <text:p text:style-name="P6">next next next next</text:p>
      <text:p text:style-name="P6"/>
      <text:p text:style-name="P6">Muhamad Arif, [12.06.17 20:14]</text:p>
      <text:p text:style-name="P6">[In reply to <text:span text:style-name="T18">Ade Malsasa Akbar</text:span>]</text:p>
      <text:p text:style-name="P6">Aku sangat jarang baca licensi kang, mngkin hampir gk pernah sama sekali</text:p>
      <text:p text:style-name="P6"/>
      <text:p text:style-name="P6">Iqbal, [12.06.17 20:14]</text:p>
      <text:p text:style-name="P6">Saya pakai, tp ga pernah baca</text:p>
      <text:p text:style-name="P6"/>
      <text:p text:style-name="P6"><text:span text:style-name="T17">Ade Malsasa Akbar</text:span>, [12.06.17 20:14]</text:p>
      <text:p text:style-name="P6">Lihat.</text:p>
      <text:p text:style-name="P6"/>
      <text:p text:style-name="P6"><text:span text:style-name="T17">Ade Malsasa Akbar</text:span>, [12.06.17 20:14]</text:p>
      <text:p text:style-name="P6">Itulah bahayanya.</text:p>
      <text:p text:style-name="P6"/>
      <text:p text:style-name="P6"><text:soft-page-break/>Hikal KL, [12.06.17 20:14]</text:p>
      <text:p text:style-name="P6">saya pakai, ga</text:p>
      <text:p text:style-name="P6"/>
      <text:p text:style-name="P6">Reliana Sitorus, [12.06.17 20:14]</text:p>
      <text:p text:style-name="P6">Sy pakai, sy tdk membaca.</text:p>
      <text:p text:style-name="P6"/>
      <text:p text:style-name="P6">:v, [12.06.17 20:14]</text:p>
      <text:p text:style-name="P6">[In reply to Ade Malsasa Akbar]</text:p>
      <text:p text:style-name="P6">Pke windows 10 creator</text:p>
      <text:p text:style-name="P6">Blum pernah baca license :v</text:p>
      <text:p text:style-name="P6"/>
      <text:p text:style-name="P6">Hasan Wijaya, [12.06.17 20:14]</text:p>
      <text:p text:style-name="P6">Saya tidak pernah baca dan yang di bincangkan windows identik dengan semacam crack</text:p>
      <text:p text:style-name="P6"/>
      <text:p text:style-name="P6"><text:span text:style-name="T17">Ade Malsasa Akbar</text:span>, [12.06.17 20:15]</text:p>
      <text:p text:style-name="P6">Sebenarnya tak perlu dijawab, semua pengguna Windows pada umumnya tidak pernah baca.</text:p>
      <text:p text:style-name="P6"/>
      <text:p text:style-name="P6"><text:span text:style-name="T17">Ade Malsasa Akbar</text:span>, [12.06.17 20:15]</text:p>
      <text:p text:style-name="P6">Kecuali dia lawyer atau dia seperti kami, orang dari komunitas free software.</text:p>
      <text:p text:style-name="P6"/>
      <text:p text:style-name="P6"><text:span text:style-name="T17">Ade Malsasa Akbar</text:span>, [12.06.17 20:15]</text:p>
      <text:p text:style-name="P6"><text:a xlink:type="simple" xlink:href="http://www.microsoft.com/en-us/Useterms/Retail/Windows/10/UseTerms_Retail_Windows_10_English.htm" text:style-name="Internet_20_link" text:visited-style-name="Visited_20_Internet_20_Link">http://www.microsoft.com/en-us/Useterms/Retail/Windows/10/UseTerms_Retail_Windows_10_English.htm</text:a></text:p>
      <text:p text:style-name="P6"/>
      <text:p text:style-name="P6"><text:span text:style-name="T17">Ade Malsasa Akbar</text:span>, [12.06.17 20:15]</text:p>
      <text:p text:style-name="P6">Ini link lisensi Windows 10, Windows versi terbaru.</text:p>
      <text:p text:style-name="P6"/>
      <text:p text:style-name="P6"><text:span text:style-name="T17">Ade Malsasa Akbar</text:span>, [12.06.17 20:15]</text:p>
      <text:p text:style-name="P6">Silakan lihat Anda yang ingin.</text:p>
      <text:p text:style-name="P6"/>
      <text:p text:style-name="P6"><text:span text:style-name="T17">Ade Malsasa Akbar</text:span>, [12.06.17 20:16]</text:p>
      <text:p text:style-name="P6">Yang mau saya jelaskan, kenapa lisensi proprietary software itu menjebak pengguna, dan pengguna selalu berada di posisi tanpa daya mutlak sehingga mudah dikriminalkan.</text:p>
      <text:p text:style-name="P6"/>
      <text:p text:style-name="P6"><text:span text:style-name="T17">Ade Malsasa Akbar</text:span>, [12.06.17 20:16]</text:p>
      <text:p text:style-name="P6">Biar Anda mudah, saya singkat pendek juga:</text:p>
      <text:p text:style-name="P6"/>
      <text:p text:style-name="P6">sebab lisensi proprietary software itu antisosial, sementara semua pengguna ialah makhluk sosial</text:p>
      <text:p text:style-name="P6"/>
      <text:p text:style-name="P6"><text:span text:style-name="T17">Ade Malsasa Akbar</text:span>, [12.06.17 20:16]</text:p>
      <text:p text:style-name="P6">Selama Anda semua yang di sini ialah makhluk sosial (manusia), maka Anda pasti akan melanggar lisensi Windows.</text:p>
      <text:p text:style-name="P6"/>
      <text:p text:style-name="P6"><text:span text:style-name="T17">Ade Malsasa Akbar</text:span>, [12.06.17 20:17]</text:p>
      <text:p text:style-name="P6">Siapa bilang Anda bisa legal dengan proprietary software?</text:p>
      <text:p text:style-name="P6"/>
      <text:p text:style-name="P6"><text:span text:style-name="T17">Ade Malsasa Akbar</text:span>, [12.06.17 20:17]</text:p>
      <text:p text:style-name="P6">Ya, sampai sini ada yang mau tanya? Silakan.</text:p>
      <text:p text:style-name="P6"/>
      <text:p text:style-name="P6"><text:soft-page-break/>Reliana Sitorus, [12.06.17 20:17]</text:p>
      <text:p text:style-name="P6">Sy blm ngerti maksudnya.</text:p>
      <text:p text:style-name="P6"/>
      <text:p text:style-name="P6"><text:span text:style-name="T17">Ade Malsasa Akbar</text:span>, [12.06.17 20:18]</text:p>
      <text:p text:style-name="P6">Yap, saya berikan contoh paling menyakitkannya.</text:p>
      <text:p text:style-name="P6"/>
      <text:p text:style-name="P6">Muhamad Arif, [12.06.17 20:18]</text:p>
      <text:p text:style-name="P6">Sama saya jga msih blom paham, knpa kita tidak bisa legal menggunakan windows?</text:p>
      <text:p text:style-name="P6"/>
      <text:p text:style-name="P6"><text:span text:style-name="T17">Ade Malsasa Akbar</text:span>, [12.06.17 20:18]</text:p>
      <text:p text:style-name="P6">Tahukah Anda arti kata "proprietary" dan kenapa proprietary disebut proprietary?</text:p>
      <text:p text:style-name="P6"/>
      <text:p text:style-name="P6">Nizar Rahman, [12.06.17 20:18]</text:p>
      <text:p text:style-name="P6"><text:a xlink:type="simple" xlink:href="https://malsasa.wordpress.com/2016/04/07/apa-itu-proprietary-software/" text:style-name="Internet_20_link" text:visited-style-name="Visited_20_Internet_20_Link">https://malsasa.wordpress.com/2016/04/07/apa-itu-proprietary-software/</text:a></text:p>
      <text:p text:style-name="P6"/>
      <text:p text:style-name="P6">cari gugel dapet ini, blognya pemateri :v</text:p>
      <text:p text:style-name="P6"/>
      <text:p text:style-name="P6"><text:span text:style-name="T17">Ade Malsasa Akbar</text:span>, [12.06.17 20:18]</text:p>
      <text:p text:style-name="P6">Sebab software yang Anda beli itu bukanlah milik Anda, walau Anda sudah membelinya, dia masih milik pengembang aslinya.</text:p>
      <text:p text:style-name="P6"/>
      <text:p text:style-name="P6"><text:span text:style-name="T17">Ade Malsasa Akbar</text:span>, [12.06.17 20:18]</text:p>
      <text:p text:style-name="P6">Itu arti proprietary.</text:p>
      <text:p text:style-name="P6"/>
      <text:p text:style-name="P6"><text:span text:style-name="T17">Ade Malsasa Akbar</text:span>, [12.06.17 20:19]</text:p>
      <text:p text:style-name="P6">Dalam praktik lapangannya, dia lebih kejam dari itu, di dalam setiap proprietary software komersial selalu ada klausa larangan penggandaan software.</text:p>
      <text:p text:style-name="P6"/>
      <text:p text:style-name="P6"><text:span text:style-name="T17">Ade Malsasa Akbar</text:span>, [12.06.17 20:19]</text:p>
      <text:p text:style-name="P6">Tahukah Anda artinya *larangan penggandaan software*?</text:p>
      <text:p text:style-name="P6"/>
      <text:p text:style-name="P6"><text:span text:style-name="T17">Ade Malsasa Akbar</text:span>, [12.06.17 20:19]</text:p>
      <text:p text:style-name="P6">Itu artinya Anda dilarang tolong menolong dengan keluarga, tetangga, teman, saudara, dan orang lain.</text:p>
      <text:p text:style-name="P6"/>
      <text:p text:style-name="P6"><text:span text:style-name="T17">Ade Malsasa Akbar</text:span>, [12.06.17 20:20]</text:p>
      <text:p text:style-name="P6">Itu antisosial namanya.</text:p>
      <text:p text:style-name="P6"/>
      <text:p text:style-name="P6">Surya Stefanus, [12.06.17 20:20]</text:p>
      <text:p text:style-name="P6">makhluk sosial maksudnya bagi2 crack gitu ya?</text:p>
      <text:p text:style-name="P6"/>
      <text:p text:style-name="P6">Hikal KL, [12.06.17 20:20]</text:p>
      <text:p text:style-name="P6">licik ya mreka</text:p>
      <text:p text:style-name="P6"/>
      <text:p text:style-name="P6">:v, [12.06.17 20:20]</text:p>
      <text:p text:style-name="P6">Jdi kita cukup mengoprek untuk diri kita sendiri?</text:p>
      <text:p text:style-name="P6"/>
      <text:p text:style-name="P6"><text:span text:style-name="T17">Ade Malsasa Akbar</text:span>, [12.06.17 20:20]</text:p>
      <text:p text:style-name="P6">@suryastef tentu, pada hakikatnya crack itu adalah modifikasi software.</text:p>
      <text:p text:style-name="P6"/>
      <text:p text:style-name="P6"><text:soft-page-break/><text:span text:style-name="T17">Ade Malsasa Akbar</text:span>, [12.06.17 20:20]</text:p>
      <text:p text:style-name="P6">@YoRHaXD tidak, justru dilarang.</text:p>
      <text:p text:style-name="P6"/>
      <text:p text:style-name="P6"><text:span text:style-name="T17">Ade Malsasa Akbar</text:span>, [12.06.17 20:21]</text:p>
      <text:p text:style-name="P6">Namanya saja proprietary, Anda mengubahnya untuk diri Anda sendiri, itu sudah dilarang.</text:p>
      <text:p text:style-name="P6"/>
      <text:p text:style-name="P6"><text:span text:style-name="T17">Ade Malsasa Akbar</text:span>, [12.06.17 20:21]</text:p>
      <text:p text:style-name="P6">Silakan lihat lisensi Windows 10 di atas.</text:p>
      <text:p text:style-name="P6"/>
      <text:p text:style-name="P6"><text:span text:style-name="T17">Ade Malsasa Akbar</text:span>, [12.06.17 20:21]</text:p>
      <text:p text:style-name="P6">Ciri sebuah lisensi proprietary itu isinya penuh larangan-larangan terhadap pengguna.</text:p>
      <text:p text:style-name="P6"/>
      <text:p text:style-name="P6"><text:span text:style-name="T17">Ade Malsasa Akbar</text:span>, [12.06.17 20:21]</text:p>
      <text:p text:style-name="P6">Sebaliknya dengan lisensi free software, isinya penjelasan hak-hak pengguna.</text:p>
      <text:p text:style-name="P6"/>
      <text:p text:style-name="P6"><text:span text:style-name="T17">Ade Malsasa Akbar</text:span>, [12.06.17 20:22]</text:p>
      <text:p text:style-name="P6">Secara individual hak Anda hilang, secara sosial hak Anda juga dihilangkan.</text:p>
      <text:p text:style-name="P6"/>
      <text:p text:style-name="P6"><text:span text:style-name="T17">Ade Malsasa Akbar</text:span>, [12.06.17 20:22]</text:p>
      <text:p text:style-name="P6">Silakan lihat lisensi Windows 10, section 2. c. Restrictions. Di situlah letak pelarangan terhadap pengguna.</text:p>
      <text:p text:style-name="P6"/>
      <text:p text:style-name="P6"><text:span text:style-name="T17">Ade Malsasa Akbar</text:span>, [12.06.17 20:23]</text:p>
      <text:p text:style-name="P6">[ Photo ]</text:p>
      <text:p text:style-name="P6"/>
      <text:p text:style-name="P6"><text:span text:style-name="T17">Ade Malsasa Akbar</text:span>, [12.06.17 20:23]</text:p>
      <text:p text:style-name="P6">7 poin di situ semuanya adalah perbuatan sosial.</text:p>
      <text:p text:style-name="P6"/>
      <text:p text:style-name="P6"><text:span text:style-name="T17">Ade Malsasa Akbar</text:span>, [12.06.17 20:23]</text:p>
      <text:p text:style-name="P6">Dan justru tujuh-tujuhnya yang dilarang.</text:p>
      <text:p text:style-name="P6"/>
      <text:p text:style-name="P6"><text:span text:style-name="T17">Ade Malsasa Akbar</text:span>, [12.06.17 20:23]</text:p>
      <text:p text:style-name="P6">Jika pengguna ceroboh ACCEPT saja lisensi macam ini, tinggal tunggu tanggal mainnya, Anda akan segera dicurangi.</text:p>
      <text:p text:style-name="P6"/>
      <text:p text:style-name="P6"><text:span text:style-name="T17">Ade Malsasa Akbar</text:span>, [12.06.17 20:24]</text:p>
      <text:p text:style-name="P6">Baik, sampai sini ada yang mau tanya?</text:p>
      <text:p text:style-name="P6"/>
      <text:p text:style-name="P6">Muhamad Arif, [12.06.17 20:24]</text:p>
      <text:p text:style-name="P6">Segera di curangi mksudnya gmna kang?</text:p>
      <text:p text:style-name="P6"/>
      <text:p text:style-name="P6">Surya Stefanus, [12.06.17 20:25]</text:p>
      <text:p text:style-name="P6">si Bill gates emg jago ttg hukum2 🤔</text:p>
      <text:p text:style-name="P6"/>
      <text:p text:style-name="P6"><text:span text:style-name="T17">Ade Malsasa Akbar</text:span>, [12.06.17 20:25]</text:p>
      <text:p text:style-name="P6">Muhamad masuk penjara karena menggandakan software, bagi yang masuk penjara, itu curang.</text:p>
      <text:p text:style-name="P6"/>
      <text:p text:style-name="P6"><text:span text:style-name="T17">Ade Malsasa Akbar</text:span>, [12.06.17 20:25]</text:p>
      <text:p text:style-name="P6">Kenapa orang yang menolong orang lain harus masuk penjara? Nah di situ.</text:p>
      <text:p text:style-name="P6"><text:soft-page-break/></text:p>
      <text:p text:style-name="P6">:v, [12.06.17 20:25]</text:p>
      <text:p text:style-name="P6">[In reply to <text:span text:style-name="T18">Ade Malsasa Akbar</text:span>]</text:p>
      <text:p text:style-name="P6">Wado, umpama kita beli license buat pc kita sendiri gmna?</text:p>
      <text:p text:style-name="P6"/>
      <text:p text:style-name="P6"><text:span text:style-name="T19">Ade Malsasa Akbar</text:span>, [12.06.17 20:26]</text:p>
      <text:p text:style-name="P6">Menggandakan software bukan pada tempatnya dilarang. Kalau mereka melarang itu, mestinya jangan sebarkan software ke masyarakat.</text:p>
      <text:p text:style-name="P6"/>
      <text:p text:style-name="P6"><text:span text:style-name="T17">Ade Malsasa Akbar</text:span>, [12.06.17 20:26]</text:p>
      <text:p text:style-name="P6">[In reply to :v]</text:p>
      <text:p text:style-name="P6">Anda yang rugi.</text:p>
      <text:p text:style-name="P6"/>
      <text:p text:style-name="P6">Reliana Sitorus, [12.06.17 20:26]</text:p>
      <text:p text:style-name="P6">Tp klu tdk dicentang tdk bisa dilanjutkan. Jd kita lbh baik pindah ya.</text:p>
      <text:p text:style-name="P6"/>
      <text:p text:style-name="P6"><text:span text:style-name="T17">Ade Malsasa Akbar</text:span>, [12.06.17 20:26]</text:p>
      <text:p text:style-name="P6">Kami komunitas free software tidak pernah memandang pengguna sebagai pelaku kriminal.</text:p>
      <text:p text:style-name="P6"/>
      <text:p text:style-name="P6"><text:span text:style-name="T17">Ade Malsasa Akbar</text:span>, [12.06.17 20:26]</text:p>
      <text:p text:style-name="P6">Kami tidak menyebut orang yang menggandakan software sebagai "pembajak".</text:p>
      <text:p text:style-name="P6"/>
      <text:p text:style-name="P6"><text:span text:style-name="T17">Ade Malsasa Akbar</text:span>, [12.06.17 20:27]</text:p>
      <text:p text:style-name="P6">Sebaliknya, kami memandang para pengguna itu sebagai korban.</text:p>
      <text:p text:style-name="P6"/>
      <text:p text:style-name="P6"><text:span text:style-name="T17">Ade Malsasa Akbar</text:span>, [12.06.17 20:27]</text:p>
      <text:p text:style-name="P6">Sebagai para tetangga dan saudara yang mesti ditolong &amp; diselamatkan.</text:p>
      <text:p text:style-name="P6"/>
      <text:p text:style-name="P6"><text:span text:style-name="T17">Ade Malsasa Akbar</text:span>, [12.06.17 20:27]</text:p>
      <text:p text:style-name="P6">[In reply to Reliana Sitorus]</text:p>
      <text:p text:style-name="P6">Anda cerdas. Ya, itulah yang kami komunitas free software lakukan.</text:p>
      <text:p text:style-name="P6"/>
      <text:p text:style-name="P6">:v, [12.06.17 20:28]</text:p>
      <text:p text:style-name="P6">Bnyk pemodif windows" sekarang yg menghilangkan centangan license</text:p>
      <text:p text:style-name="P6">Contohnya windows 10 superlite edition</text:p>
      <text:p text:style-name="P6"/>
      <text:p text:style-name="P6"><text:span text:style-name="T17">Ade Malsasa Akbar</text:span>, [12.06.17 20:28]</text:p>
      <text:p text:style-name="P6">Masalahnya tidak berhenti di sana, teman-teman.</text:p>
      <text:p text:style-name="P6"/>
      <text:p text:style-name="P6"><text:span text:style-name="T17">Ade Malsasa Akbar</text:span>, [12.06.17 20:28]</text:p>
      <text:p text:style-name="P15"><text:span text:style-name="T10">Berapa banyak di antara Anda yang pernah lihat ini </text:span><text:a xlink:type="simple" xlink:href="https://www.gnu.org/proprietary/" text:style-name="Internet_20_link" text:visited-style-name="Visited_20_Internet_20_Link"><text:span text:style-name="T11">https://www.gnu.org/proprietary/</text:span></text:a><text:span text:style-name="T20"> ?</text:span></text:p>
      <text:p text:style-name="P6"/>
      <text:p text:style-name="P6">Yuda Pratama, [12.06.17 20:29]</text:p>
      <text:p text:style-name="P6">apakah ada aplikasi yang tanpa license?</text:p>
      <text:p text:style-name="P6"/>
      <text:p text:style-name="P6"><text:span text:style-name="T17">Ade Malsasa Akbar</text:span>, [12.06.17 20:29]</text:p>
      <text:p text:style-name="P6">[ Photo ]</text:p>
      <text:p text:style-name="P6"/>
      <text:p text:style-name="P6">Reliana Sitorus, [12.06.17 20:29]</text:p>
      <text:p text:style-name="P6"><text:soft-page-break/>Sy <text:s/>belum pernah lihat</text:p>
      <text:p text:style-name="P6"/>
      <text:p text:style-name="P6"><text:span text:style-name="T17">Ade Malsasa Akbar</text:span>, [12.06.17 20:30]</text:p>
      <text:p text:style-name="P15"><text:span text:style-name="T10">Dan berapa banyak dari Anda yang menggunakan Windows, tahu ini </text:span><text:a xlink:type="simple" xlink:href="https://www.gnu.org/proprietary/malware-microsoft.html" text:style-name="Internet_20_link" text:visited-style-name="Visited_20_Internet_20_Link"><text:span text:style-name="T11">https://www.gnu.org/proprietary/malware-microsoft.html</text:span></text:a><text:span text:style-name="T20"> ?</text:span></text:p>
      <text:p text:style-name="P6"/>
      <text:p text:style-name="P6"><text:span text:style-name="T17">Ade Malsasa Akbar</text:span>, [12.06.17 20:30]</text:p>
      <text:p text:style-name="P6">[ Photo ]</text:p>
      <text:p text:style-name="P6"/>
      <text:p text:style-name="P6">Reliana Sitorus, [12.06.17 20:30]</text:p>
      <text:p text:style-name="P6">Sy tdk tahu</text:p>
      <text:p text:style-name="P6"/>
      <text:p text:style-name="P6"><text:span text:style-name="T17">Ade Malsasa Akbar</text:span>, [12.06.17 20:30]</text:p>
      <text:p text:style-name="P6">Lihat, FSF mengumpulkan data-data dari para pengguna Windows sendiri, bahwa Windows itu telah berisi malware sejak dari pabriknya.</text:p>
      <text:p text:style-name="P6"/>
      <text:p text:style-name="P6"><text:span text:style-name="T17">Ade Malsasa Akbar</text:span>, [12.06.17 20:31]</text:p>
      <text:p text:style-name="P6">Kok bisa?</text:p>
      <text:p text:style-name="P6"/>
      <text:p text:style-name="P6"><text:span text:style-name="T17">Ade Malsasa Akbar</text:span>, [12.06.17 20:31]</text:p>
      <text:p text:style-name="P6">Bisa saja, sebab dia proprietary, dia sudah memblokir hak Anda memeriksa isi &amp; cara kerjanya sejak awal.</text:p>
      <text:p text:style-name="P6"/>
      <text:p text:style-name="P6">Muhamad Arif, [12.06.17 20:31]</text:p>
      <text:p text:style-name="P6">Waduh baru tau klo windows udah ada backdoor aslinya</text:p>
      <text:p text:style-name="P6"/>
      <text:p text:style-name="P6"><text:span text:style-name="T17">Ade Malsasa Akbar</text:span>, [12.06.17 20:31]</text:p>
      <text:p text:style-name="P6">Maka pengguna tidak bisa mencegah kejahatan pengembang terhadapnya, dan inilah ancaman paling besar.</text:p>
      <text:p text:style-name="P6"/>
      <text:p text:style-name="P6"><text:span text:style-name="T17">Ade Malsasa Akbar</text:span>, [12.06.17 20:32]</text:p>
      <text:p text:style-name="P6">Sebenarnya sudah terlambat sekali kita tahunya kalau baru 2017 kita lihat.</text:p>
      <text:p text:style-name="P6"/>
      <text:p text:style-name="P6"><text:span text:style-name="T17">Ade Malsasa Akbar</text:span>, [12.06.17 20:32]</text:p>
      <text:p text:style-name="P6">Masalahnya sekarang buktinya sudah begitu banyak. Dan salah satunya ada yang menyebut malware Windows sudah ada sejak 1999.</text:p>
      <text:p text:style-name="P6"/>
      <text:p text:style-name="P6"><text:span text:style-name="T17">Ade Malsasa Akbar</text:span>, [12.06.17 20:33]</text:p>
      <text:p text:style-name="P6">Bisa apa pengguna Windows? Tidak bisa apa-apa. Itu sebabnya kami memandang teman-teman itu sebagai korban, bukan sebagai pelaku kejahatan.</text:p>
      <text:p text:style-name="P6"/>
      <text:p text:style-name="P6">Muhamad Arif, [12.06.17 20:33]</text:p>
      <text:p text:style-name="P6">Saya kira backdoor di window pas install crack dan sejenisnya</text:p>
      <text:p text:style-name="P6"/>
      <text:p text:style-name="P6"><text:span text:style-name="T17">Ade Malsasa Akbar</text:span>, [12.06.17 20:33]</text:p>
      <text:p text:style-name="P6">[In reply to Yuda Pratama]</text:p>
      <text:p text:style-name="P6">Ada, dan di bawah hukum copyright otomatis itu jadi proprietary software.</text:p>
      <text:p text:style-name="P6"/>
      <text:p text:style-name="P6"><text:span text:style-name="T17">Ade Malsasa Akbar</text:span>, [12.06.17 20:33]</text:p>
      <text:p text:style-name="P6"><text:soft-page-break/>[In reply to :v]</text:p>
      <text:p text:style-name="P6">Ini sangat sia-sia sebab Windows sudah berisi malware, buat apa centangan dihilangkan, kalau si OS itu sendiri malware.</text:p>
      <text:p text:style-name="P6"/>
      <text:p text:style-name="P6"><text:span text:style-name="T17">Ade Malsasa Akbar</text:span>, [12.06.17 20:34]</text:p>
      <text:p text:style-name="P6">[In reply to Muhamad Arif]</text:p>
      <text:p text:style-name="P6">Banyak distributor crack yang tidak amanah, menyertakan malware di dalamnya. Tapi yang tidak amanah bukan hanya distributor crack.</text:p>
      <text:p text:style-name="P6"/>
      <text:p text:style-name="P6"><text:span text:style-name="T17">Ade Malsasa Akbar</text:span>, [12.06.17 20:34]</text:p>
      <text:p text:style-name="P6">.</text:p>
      <text:p text:style-name="P6"/>
      <text:p text:style-name="P6"><text:span text:style-name="T17">Ade Malsasa Akbar</text:span>, [12.06.17 20:34]</text:p>
      <text:p text:style-name="P6">Baik.</text:p>
      <text:p text:style-name="P6"/>
      <text:p text:style-name="P6"><text:span text:style-name="T17">Ade Malsasa Akbar</text:span>, [12.06.17 20:34]</text:p>
      <text:p text:style-name="P6">Sekarang saya beri sedikit penjelasan mengenai lisensi &amp; copyright.</text:p>
      <text:p text:style-name="P6"/>
      <text:p text:style-name="P6"><text:span text:style-name="T17">Ade Malsasa Akbar</text:span>, [12.06.17 20:34]</text:p>
      <text:p text:style-name="P6">Yang sudah siap katakan siap.</text:p>
      <text:p text:style-name="P6"/>
      <text:p text:style-name="P6">LoliMaster, [12.06.17 20:35]</text:p>
      <text:p text:style-name="P6">siap</text:p>
      <text:p text:style-name="P6"/>
      <text:p text:style-name="P6">Muhamad Arif, [12.06.17 20:35]</text:p>
      <text:p text:style-name="P6">Siap kang</text:p>
      <text:p text:style-name="P6"/>
      <text:p text:style-name="P6">Reliana Sitorus, [12.06.17 20:35]</text:p>
      <text:p text:style-name="P6">Siap mas</text:p>
      <text:p text:style-name="P6"/>
      <text:p text:style-name="P6">Hasan Wijaya, [12.06.17 20:35]</text:p>
      <text:p text:style-name="P6">Siap</text:p>
      <text:p text:style-name="P6"/>
      <text:p text:style-name="P6"><text:span text:style-name="T17">Ade Malsasa Akbar</text:span>, [12.06.17 20:35]</text:p>
      <text:p text:style-name="P6">Baik.</text:p>
      <text:p text:style-name="P6"/>
      <text:p text:style-name="P6"><text:span text:style-name="T17">Ade Malsasa Akbar</text:span>, [12.06.17 20:35]</text:p>
      <text:p text:style-name="P6">Tadi ada teman yang tanya di atas, apa bedanya lisensi dari copyright, bukankah sama saja?</text:p>
      <text:p text:style-name="P6"/>
      <text:p text:style-name="P6"><text:span text:style-name="T17">Ade Malsasa Akbar</text:span>, [12.06.17 20:35]</text:p>
      <text:p text:style-name="P6">Nah.</text:p>
      <text:p text:style-name="P6"/>
      <text:p text:style-name="P6"><text:span text:style-name="T17">Ade Malsasa Akbar</text:span>, [12.06.17 20:35]</text:p>
      <text:p text:style-name="P6">Beda.</text:p>
      <text:p text:style-name="P6"/>
      <text:p text:style-name="P6"><text:span text:style-name="T17">Ade Malsasa Akbar</text:span>, [12.06.17 20:35]</text:p>
      <text:p text:style-name="P6">Copyright itu hukum-nya, sementara lisensi itu teks perizinan-nya.</text:p>
      <text:p text:style-name="P6"/>
      <text:p text:style-name="P6"><text:span text:style-name="T17">Ade Malsasa Akbar</text:span>, [12.06.17 20:36]</text:p>
      <text:p text:style-name="P6"><text:soft-page-break/>Di negara-negara yang copyright law berlaku, maka kaidah copyright berlaku: </text:p>
      <text:p text:style-name="P6"/>
      <text:p text:style-name="P6">semua karya cipta (termasuk software) begitu diciptakan akan terlingkupi copyright otomatis oleh negara</text:p>
      <text:p text:style-name="P6"/>
      <text:p text:style-name="P6"><text:span text:style-name="T17">Ade Malsasa Akbar</text:span>, [12.06.17 20:36]</text:p>
      <text:p text:style-name="P6">Paham?</text:p>
      <text:p text:style-name="P6"/>
      <text:p text:style-name="P6">Muhamad Arif, [12.06.17 20:37]</text:p>
      <text:p text:style-name="P6">Copyright di indonesia apa jga berlaku?</text:p>
      <text:p text:style-name="P6"/>
      <text:p text:style-name="P6"><text:span text:style-name="T17">Ade Malsasa Akbar</text:span>, [12.06.17 20:37]</text:p>
      <text:p text:style-name="P6">Jadi ketika saya nulis source code 10 baris, selepas nulis saya memegang hak copyright atasnya, hak ini diberikan otomatis oleh negara tanpa pendaftaran.</text:p>
      <text:p text:style-name="P6"/>
      <text:p text:style-name="P6"><text:span text:style-name="T17">Ade Malsasa Akbar</text:span>, [12.06.17 20:37]</text:p>
      <text:p text:style-name="P6">[In reply to Muhamad Arif]</text:p>
      <text:p text:style-name="P6">Lha ada orang masuk penjara gara-gara menggandakan Windows, itu artinya copyright berlaku di sini.</text:p>
      <text:p text:style-name="P6"/>
      <text:p text:style-name="P6">Hasan Wijaya, [12.06.17 20:38]</text:p>
      <text:p text:style-name="P6">law apa mas?</text:p>
      <text:p text:style-name="P6"/>
      <text:p text:style-name="P6"><text:span text:style-name="T17">Ade Malsasa Akbar</text:span>, [12.06.17 20:38]</text:p>
      <text:p text:style-name="P6">[In reply to Yuda Pratama]</text:p>
      <text:p text:style-name="P6">Artinya, apabila ada suatu software yang dipublikasikan tanpa termaktub lisensi di dalamnya, maka otomatis ini software jadi proprietary software.</text:p>
      <text:p text:style-name="P6"/>
      <text:p text:style-name="P6"><text:span text:style-name="T17">Ade Malsasa Akbar</text:span>, [12.06.17 20:39]</text:p>
      <text:p text:style-name="P6">Sebab cara kerja copyright ialah melarang semua pihak menggandakan karya kecuali sang copyright holder.</text:p>
      <text:p text:style-name="P6"/>
      <text:p text:style-name="P6"><text:span text:style-name="T17">Ade Malsasa Akbar</text:span>, [12.06.17 20:39]</text:p>
      <text:p text:style-name="P6">Anda bisa memahaminya?</text:p>
      <text:p text:style-name="P6"/>
      <text:p text:style-name="P6">Abu Fakhri Ali, [12.06.17 20:40]</text:p>
      <text:p text:style-name="P6">bagaimana dengan copyleft mas?</text:p>
      <text:p text:style-name="P6"/>
      <text:p text:style-name="P6">Yuda Pratama, [12.06.17 20:40]</text:p>
      <text:p text:style-name="P6">paham mas</text:p>
      <text:p text:style-name="P6"/>
      <text:p text:style-name="P6"><text:span text:style-name="T17">Ade Malsasa Akbar</text:span>, [12.06.17 20:40]</text:p>
      <text:p text:style-name="P6">@idnux pertanyaan bagus sekali, kang. Copyleft bukan hukum, dia hanya konsep (teori) abstrak.</text:p>
      <text:p text:style-name="P6"/>
      <text:p text:style-name="P6">Reliana Sitorus, [12.06.17 20:40]</text:p>
      <text:p text:style-name="P6">Msh kurang mas.</text:p>
      <text:p text:style-name="P6"/>
      <text:p text:style-name="P6">Muhamad Arif, [12.06.17 20:41]</text:p>
      <text:p text:style-name="P6">[In reply to <text:span text:style-name="T18">Ade Malsasa Akbar</text:span>]</text:p>
      <text:p text:style-name="P6">Apa GNU/Linux jga ada copyrightnya?</text:p>
      <text:p text:style-name="P6"><text:soft-page-break/></text:p>
      <text:p text:style-name="P6"><text:span text:style-name="T17">Ade Malsasa Akbar</text:span>, [12.06.17 20:41]</text:p>
      <text:p text:style-name="P6">@idnux copyleft itu teori yang diistilahkan "melawan api dengan api", dalam artian membalik konsep copyright dengan tetap memakai copyright itu sendiri.</text:p>
      <text:p text:style-name="P6"/>
      <text:p text:style-name="P6">Abu Fakhri Ali, [12.06.17 20:41]</text:p>
      <text:p text:style-name="P6">bagaimana ketika ada yg memberikan lisensi sebagai public domain mas?</text:p>
      <text:p text:style-name="P6"/>
      <text:p text:style-name="P6"><text:span text:style-name="T17">Ade Malsasa Akbar</text:span>, [12.06.17 20:41]</text:p>
      <text:p text:style-name="P6">[In reply to Muhamad Arif]</text:p>
      <text:p text:style-name="P6">Betul, GNU/Linux pun bercopyright tapi tidak nggak proprietary, berkat copyleft.</text:p>
      <text:p text:style-name="P6"/>
      <text:p text:style-name="P6"><text:span text:style-name="T17">Ade Malsasa Akbar</text:span>, [12.06.17 20:41]</text:p>
      <text:p text:style-name="P6">@idnux pertanyaan bagus berikutnya: otomatis si software langsung jadi free software.</text:p>
      <text:p text:style-name="P6"/>
      <text:p text:style-name="P6"><text:span text:style-name="T17">Ade Malsasa Akbar</text:span>, [12.06.17 20:42]</text:p>
      <text:p text:style-name="P6">Contoh free software absolut adalah software yang masuk public domain.</text:p>
      <text:p text:style-name="P6"/>
      <text:p text:style-name="P6">Yoga, [12.06.17 20:42]</text:p>
      <text:p text:style-name="P6">Bisa bantu saya?? Saya mau instal linuxmint dan mau menghapus drive C (windows) ,, Linux mau tak instal di C. Tanpa menghapus drive yg lain.</text:p>
      <text:p text:style-name="P6"/>
      <text:p text:style-name="P6"><text:span text:style-name="T17">Ade Malsasa Akbar</text:span>, [12.06.17 20:42]</text:p>
      <text:p text:style-name="P6">Di antara contoh software populer yang Public Domain ialah SQLite.</text:p>
      <text:p text:style-name="P6"/>
      <text:p text:style-name="P6"><text:span text:style-name="T17">Ade Malsasa Akbar</text:span>, [12.06.17 20:42]</text:p>
      <text:p text:style-name="P6">[In reply to Reliana Sitorus]</text:p>
      <text:p text:style-name="P6">Baik, bagian manakah yang mbak tak paham? Istilahnya sulit?</text:p>
      <text:p text:style-name="P6"/>
      <text:p text:style-name="P6">Yoga, [12.06.17 20:42]</text:p>
      <text:p text:style-name="P6">File sudah siap,, ini tinggal eksekusi..</text:p>
      <text:p text:style-name="P6"/>
      <text:p text:style-name="P6"><text:span text:style-name="T17">Ade Malsasa Akbar</text:span>, [12.06.17 20:43]</text:p>
      <text:p text:style-name="P6">[In reply to Yoga]</text:p>
      <text:p text:style-name="P6">Oh ini soalan instalasi, cukup timpakan si Mint ke partisi C.</text:p>
      <text:p text:style-name="P6"/>
      <text:p text:style-name="P6">Abu Fakhri Ali, [12.06.17 20:43]</text:p>
      <text:p text:style-name="P6">bagaimana dengan beberapa lisensi yg bebas disebarluaskan, dimodifikasi dan digunakan tapi tidak boleh digunakan atau disebarluaskan secara komersial, apakah itu termasuk free software?</text:p>
      <text:p text:style-name="P6"/>
      <text:p text:style-name="P6"><text:span text:style-name="T17">Ade Malsasa Akbar</text:span>, [12.06.17 20:43]</text:p>
      <text:p text:style-name="P6">Yoga akang tanyakan ke <text:a xlink:type="simple" xlink:href="http://t.me/GNULinuxIndonesia" text:style-name="Internet_20_link" text:visited-style-name="Visited_20_Internet_20_Link">http://t.me/GNULinuxIndonesia</text:a> untuk step-stepnya.</text:p>
      <text:p text:style-name="P6"/>
      <text:p text:style-name="P6"><text:span text:style-name="T17">Ade Malsasa Akbar</text:span>, [12.06.17 20:43]</text:p>
      <text:p text:style-name="P6">[In reply to Abu Fakhri Ali]</text:p>
      <text:p text:style-name="P6">Tidak, itu proprietary sebab ada larangan komersial.</text:p>
      <text:p text:style-name="P6"/>
      <text:p text:style-name="P6">Yoga, [12.06.17 20:44]</text:p>
      <text:p text:style-name="P6">Oke,, wait,, nanti saya tanya lagi kl bingung.</text:p>
      <text:p text:style-name="P6"><text:soft-page-break/></text:p>
      <text:p text:style-name="P6"><text:span text:style-name="T17">Ade Malsasa Akbar</text:span>, [12.06.17 20:44]</text:p>
      <text:p text:style-name="P6">Baik.</text:p>
      <text:p text:style-name="P6"/>
      <text:p text:style-name="P6"><text:span text:style-name="T17">Ade Malsasa Akbar</text:span>, [12.06.17 20:44]</text:p>
      <text:p text:style-name="P6">Saya lanjut materinya.</text:p>
      <text:p text:style-name="P6"/>
      <text:p text:style-name="P6">Abu Fakhri Ali, [12.06.17 20:44]</text:p>
      <text:p text:style-name="P6">[In reply to <text:span text:style-name="T18">Ade Malsasa Akbar</text:span>]</text:p>
      <text:p text:style-name="P6">kalau gak salah, beberapa pihak masih menganggapnya sebagai open source software, benar tidak mas?</text:p>
      <text:p text:style-name="P6"/>
      <text:p text:style-name="P6"><text:span text:style-name="T17">Ade Malsasa Akbar</text:span>, [12.06.17 20:45]</text:p>
      <text:p text:style-name="P6">@idnux OSI tidak mengizinkan itu, Kang. 10 klausa mereka mempersyaratkan pembolehan distribusi.</text:p>
      <text:p text:style-name="P6"/>
      <text:p text:style-name="P6">Abu Fakhri Ali, [12.06.17 20:45]</text:p>
      <text:p text:style-name="P6">[In reply to Ade Malsasa Akbar]</text:p>
      <text:p text:style-name="P6">oke, berarti lisensi cc by nc sa bukan free lisensi ya mas?</text:p>
      <text:p text:style-name="P6"/>
      <text:p text:style-name="P6"><text:span text:style-name="T17">Ade Malsasa Akbar</text:span>, [12.06.17 20:46]</text:p>
      <text:p text:style-name="P6">[In reply to Abu Fakhri Ali]</text:p>
      <text:p text:style-name="P6">Itu bukan lisensi software, Kang. Dia lisensi free culture saja.</text:p>
      <text:p text:style-name="P6"/>
      <text:p text:style-name="P6"><text:span text:style-name="T17">Ade Malsasa Akbar</text:span>, [12.06.17 20:46]</text:p>
      <text:p text:style-name="P6">Jadi tidak masuk dalam bahasan.</text:p>
      <text:p text:style-name="P6"/>
      <text:p text:style-name="P6"><text:span text:style-name="T17">Ade Malsasa Akbar</text:span>, [12.06.17 20:46]</text:p>
      <text:p text:style-name="P6">Baik.</text:p>
      <text:p text:style-name="P6"/>
      <text:p text:style-name="P6"><text:span text:style-name="T17">Ade Malsasa Akbar</text:span>, [12.06.17 20:47]</text:p>
      <text:p text:style-name="P6">Apakah itu free software? Apakah itu proprietary software?</text:p>
      <text:p text:style-name="P6"/>
      <text:p text:style-name="P6"><text:span text:style-name="T17">Ade Malsasa Akbar</text:span>, [12.06.17 20:47]</text:p>
      <text:p text:style-name="P6">Ini yang penting.</text:p>
      <text:p text:style-name="P6"/>
      <text:p text:style-name="P6"><text:span text:style-name="T17">Ade Malsasa Akbar</text:span>, [12.06.17 20:47]</text:p>
      <text:p text:style-name="P6">Apa itu free software? Definisi sederhananya software yang menghormati kebebasan pengguna &amp; masyarakat.</text:p>
      <text:p text:style-name="P6"/>
      <text:p text:style-name="P6"><text:span text:style-name="T17">Ade Malsasa Akbar</text:span>, [12.06.17 20:48]</text:p>
      <text:p text:style-name="P6">Yang dimaksud kebebasan di situ ialah kontrol atas software secara individual &amp; sosial.</text:p>
      <text:p text:style-name="P6"/>
      <text:p text:style-name="P6"><text:span text:style-name="T17">Ade Malsasa Akbar</text:span>, [12.06.17 20:49]</text:p>
      <text:p text:style-name="P6">Definisi rincinya ialah software yang memenuhi 4 hak pengguna:</text:p>
      <text:p text:style-name="P6"/>
      <text:p text:style-name="P6">- hak menjalankan software untuk tujuan apa pun</text:p>
      <text:p text:style-name="P6"/>
      <text:p text:style-name="P6">- hak mempelajari software &amp; mengubahnya (akses atas source code dipersyaratkan)</text:p>
      <text:p text:style-name="P6"/>
      <text:p text:style-name="P6">- hak mendistribusikan salinan software</text:p>
      <text:p text:style-name="P6"><text:soft-page-break/></text:p>
      <text:p text:style-name="P6">- hak mendistribusikan perubahan software (akses atas source code dipersyaratkan)</text:p>
      <text:p text:style-name="P6"/>
      <text:p text:style-name="P6"><text:span text:style-name="T17">Ade Malsasa Akbar</text:span>, [12.06.17 20:49]</text:p>
      <text:p text:style-name="P6">Terus, proprietary software itu apaan? Definisi singkatnya software yang tidak menghormati kebebasan pengguna &amp; masyarakat.</text:p>
      <text:p text:style-name="P6"/>
      <text:p text:style-name="P6"><text:span text:style-name="T17">Ade Malsasa Akbar</text:span>, [12.06.17 20:50]</text:p>
      <text:p text:style-name="P6">Artinya software yang kontrol atasnya tidak dipegang pengguna, malah dipegang pengembangnya.</text:p>
      <text:p text:style-name="P6"/>
      <text:p text:style-name="P6"><text:span text:style-name="T17">Ade Malsasa Akbar</text:span>, [12.06.17 20:50]</text:p>
      <text:p text:style-name="P6">Definisi rincinya gampang saja, yaitu software yang gagal menunaikan salah satu dari 4 hak pengguna di atas.</text:p>
      <text:p text:style-name="P6"/>
      <text:p text:style-name="P6"><text:span text:style-name="T17">Ade Malsasa Akbar</text:span>, [12.06.17 20:50]</text:p>
      <text:p text:style-name="P6">Nah, sampai sini, adakah teman-teman bertanya?</text:p>
      <text:p text:style-name="P6"/>
      <text:p text:style-name="P6">Yuda Pratama, [12.06.17 20:50]</text:p>
      <text:p text:style-name="P6">berarti kalo free software itu hak sepenuhnya ada di tangan pengguna ya, jadi pengguna bebas mau ngapain aja dengan software tsb</text:p>
      <text:p text:style-name="P6"/>
      <text:p text:style-name="P6"><text:span text:style-name="T17">Ade Malsasa Akbar</text:span>, [12.06.17 20:51]</text:p>
      <text:p text:style-name="P6">[In reply to Yuda Pratama]</text:p>
      <text:p text:style-name="P6">Benar.</text:p>
      <text:p text:style-name="P6"/>
      <text:p text:style-name="P6"><text:span text:style-name="T17">Ade Malsasa Akbar</text:span>, [12.06.17 20:51]</text:p>
      <text:p text:style-name="P6">[In reply to Yuda Pratama]</text:p>
      <text:p text:style-name="P6">Dan satu poin lagi: semua free software pasti menunaikan wujud original software: yaitu source code.</text:p>
      <text:p text:style-name="P6"/>
      <text:p text:style-name="P6"><text:span text:style-name="T17">Ade Malsasa Akbar</text:span>, [12.06.17 20:51]</text:p>
      <text:p text:style-name="P6">Baik, ada pertanyaan lain?</text:p>
      <text:p text:style-name="P6"/>
      <text:p text:style-name="P6"><text:span text:style-name="T17">Ade Malsasa Akbar</text:span>, [12.06.17 20:54]</text:p>
      <text:p text:style-name="P6">Yap, kalau nggak ada pertanyaan, saya kasih materi penutup.</text:p>
      <text:p text:style-name="P6"/>
      <text:p text:style-name="P6"><text:span text:style-name="T17">Ade Malsasa Akbar</text:span>, [12.06.17 20:54]</text:p>
      <text:p text:style-name="P6">GNU/Linux adalah sistem operasi free software.</text:p>
      <text:p text:style-name="P6"/>
      <text:p text:style-name="P6"><text:span text:style-name="T17">Ade Malsasa Akbar</text:span>, [12.06.17 20:54]</text:p>
      <text:p text:style-name="P6">Sebuah kumpulan software yang menunaikan hak-hak penggunanya, hak individual (memakai &amp; mengubah) serta hak sosial (mendistribusikan salinan &amp; perubahan).</text:p>
      <text:p text:style-name="P6"/>
      <text:p text:style-name="P6">Muhamad Arif, [12.06.17 20:54]</text:p>
      <text:p text:style-name="P6">Termasuk distro" nya jga free software kang?</text:p>
      <text:p text:style-name="P6"/>
      <text:p text:style-name="P6"><text:span text:style-name="T17">Ade Malsasa Akbar</text:span>, [12.06.17 20:55]</text:p>
      <text:p text:style-name="P6">[In reply to Muhamad Arif]</text:p>
      <text:p text:style-name="P6">Iya, semua distro kita free software.</text:p>
      <text:p text:style-name="P6"/>
      <text:p text:style-name="P6"><text:soft-page-break/><text:span text:style-name="T17">Ade Malsasa Akbar</text:span>, [12.06.17 20:55]</text:p>
      <text:p text:style-name="P6">Lha kok bisa Ubuntu punya repo dengan jumlah paket lebih dari 70.000?</text:p>
      <text:p text:style-name="P6"/>
      <text:p text:style-name="P6"><text:span text:style-name="T17">Ade Malsasa Akbar</text:span>, [12.06.17 20:55]</text:p>
      <text:p text:style-name="P6">Itu sebab free software boleh didistribusikan ulang.</text:p>
      <text:p text:style-name="P6"/>
      <text:p text:style-name="P6"><text:span text:style-name="T17">Ade Malsasa Akbar</text:span>, [12.06.17 20:55]</text:p>
      <text:p text:style-name="P6">Kalau mereka proprietary, gak boleh mereka masuk ke repo Ubuntu. Sebab gak boleh digandakan, gak boleh diubah.</text:p>
      <text:p text:style-name="P6"/>
      <text:p text:style-name="P6"><text:span text:style-name="T17">Ade Malsasa Akbar</text:span>, [12.06.17 20:56]</text:p>
      <text:p text:style-name="P6">GNU/Linux itu free software, maka janganlah Anda lewatkan kesempatan berbisnis komersial dengannya.</text:p>
      <text:p text:style-name="P6"/>
      <text:p text:style-name="P6"><text:span text:style-name="T17">Ade Malsasa Akbar</text:span>, [12.06.17 20:56]</text:p>
      <text:p text:style-name="P6">Free software = boleh dikomersialkan, boleh dipakai untuk komersial, boleh juga dijual.</text:p>
      <text:p text:style-name="P6"/>
      <text:p text:style-name="P6">Muhamad Arif, [12.06.17 20:56]</text:p>
      <text:p text:style-name="P6">Brarti semua software yg ada di repo udah bisa di pastikan free software ya</text:p>
      <text:p text:style-name="P6"/>
      <text:p text:style-name="P6"><text:span text:style-name="T17">Ade Malsasa Akbar</text:span>, [12.06.17 20:56]</text:p>
      <text:p text:style-name="P6">[In reply to Muhamad Arif]</text:p>
      <text:p text:style-name="P6">Tentunya tidak.</text:p>
      <text:p text:style-name="P6"/>
      <text:p text:style-name="P6"><text:span text:style-name="T17">Ade Malsasa Akbar</text:span>, [12.06.17 20:56]</text:p>
      <text:p text:style-name="P6">Hati-hati, sebab banyak distro ada yang memasukkan proprietary software di dalam repositori mereka.</text:p>
      <text:p text:style-name="P6"/>
      <text:p text:style-name="P6"><text:span text:style-name="T17">Ade Malsasa Akbar</text:span>, [12.06.17 20:57]</text:p>
      <text:p text:style-name="P6">Oleh sebab itu kursus ini memberi perkenalan bagi teman-teman untuk membedakannya.</text:p>
      <text:p text:style-name="P6"/>
      <text:p text:style-name="P6"><text:span text:style-name="T17">Ade Malsasa Akbar</text:span>, [12.06.17 20:57]</text:p>
      <text:p text:style-name="P6">GNU/Linux itu aman, lebih aman dari Windows, sebab dia free software.</text:p>
      <text:p text:style-name="P6"/>
      <text:p text:style-name="P6">Muhamad Arif, [12.06.17 20:57]</text:p>
      <text:p text:style-name="P6">Contohnya distro apa kang?</text:p>
      <text:p text:style-name="P6"/>
      <text:p text:style-name="P6"><text:span text:style-name="T17">Ade Malsasa Akbar</text:span>, [12.06.17 20:58]</text:p>
      <text:p text:style-name="P6">Muhamad ada nggak distro yang bawa WPS Office? WPS itu proprietary.</text:p>
      <text:p text:style-name="P6"/>
      <text:p text:style-name="P6"><text:span text:style-name="T17">Ade Malsasa Akbar</text:span>, [12.06.17 20:58]</text:p>
      <text:p text:style-name="P6">Windows itu bisa aman seperti GNU/Linux, apabila developernya mau melepasnya sebagai free software juga.</text:p>
      <text:p text:style-name="P6"/>
      <text:p text:style-name="P6">Muhamad Arif, [12.06.17 20:58]</text:p>
      <text:p text:style-name="P6">Kebetulan jarang menggunakan office kang, jadi kurang tau</text:p>
      <text:p text:style-name="P6"/>
      <text:p text:style-name="P6"><text:span text:style-name="T17">Ade Malsasa Akbar</text:span>, [12.06.17 20:58]</text:p>
      <text:p text:style-name="P6">Agar bisa dibersihkan malwarenya oleh para pengguna pintar, dan bisa dikerjakan bareng-bareng seperti kernel Linux.</text:p>
      <text:p text:style-name="P6"><text:soft-page-break/></text:p>
      <text:p text:style-name="P6">:v, [12.06.17 20:59]</text:p>
      <text:p text:style-name="P6">[In reply to Ade Malsasa Akbar]</text:p>
      <text:p text:style-name="P6">Yah klo gaming aman gk. Klo semua games di rilis di linux .ane mau pundah linux :v</text:p>
      <text:p text:style-name="P6"/>
      <text:p text:style-name="P6">zhare asfan, [12.06.17 20:59]</text:p>
      <text:p text:style-name="P6">Berarti Android isinya propietary semua</text:p>
      <text:p text:style-name="P6"/>
      <text:p text:style-name="P6"><text:span text:style-name="T17">Ade Malsasa Akbar</text:span>, [12.06.17 21:00]</text:p>
      <text:p text:style-name="P6">@YoRHaXD tinggal minta ke si pengembang game. Sebab itu tanggung jawab mereka, bukan tanggung jawab GNU/Linux.</text:p>
      <text:p text:style-name="P6"/>
      <text:p text:style-name="P6">Muhamad Arif, [12.06.17 21:00]</text:p>
      <text:p text:style-name="P6">Open office termasuk free software bukan kang?</text:p>
      <text:p text:style-name="P6"/>
      <text:p text:style-name="P6"><text:span text:style-name="T17">Ade Malsasa Akbar</text:span>, [12.06.17 21:00]</text:p>
      <text:p text:style-name="P6">@zhareosu tidak, sebab kernel Android ialah Linux.</text:p>
      <text:p text:style-name="P6"/>
      <text:p text:style-name="P6"><text:span text:style-name="T17">Ade Malsasa Akbar</text:span>, [12.06.17 21:00]</text:p>
      <text:p text:style-name="P6">Muhamad iya, <text:a xlink:type="simple" xlink:href="http://OpenOffice.org/" text:style-name="Internet_20_link" text:visited-style-name="Visited_20_Internet_20_Link">OpenOffice.org</text:a> itu free software.</text:p>
      <text:p text:style-name="P6"/>
      <text:p text:style-name="P6"><text:span text:style-name="T17">Ade Malsasa Akbar</text:span>, [12.06.17 21:00]</text:p>
      <text:p text:style-name="P6">Perhatikan bahwa free software itu ada 2 golongan.</text:p>
      <text:p text:style-name="P6"/>
      <text:p text:style-name="P6">Reliana Sitorus, [12.06.17 21:00]</text:p>
      <text:p text:style-name="P6">Bgmn caranya membedakan propietary atau tdk mas</text:p>
      <text:p text:style-name="P6"/>
      <text:p text:style-name="P6"><text:span text:style-name="T17">Ade Malsasa Akbar</text:span>, [12.06.17 21:00]</text:p>
      <text:p text:style-name="P6">[In reply to Reliana Sitorus]</text:p>
      <text:p text:style-name="P6">Bagi mbak, cukup tanya orang yang berpengalaman, biar diberi tahu.</text:p>
      <text:p text:style-name="P6"/>
      <text:p text:style-name="P6"><text:span text:style-name="T17">Ade Malsasa Akbar</text:span>, [12.06.17 21:00]</text:p>
      <text:p text:style-name="P6">Intinya dengan mencocokkannya dengan 4 hak pengguna di atas.</text:p>
      <text:p text:style-name="P6"/>
      <text:p text:style-name="P6"><text:span text:style-name="T17">Ade Malsasa Akbar</text:span>, [12.06.17 21:01]</text:p>
      <text:p text:style-name="P6">USE, STUDY, MODIFY, SHARE</text:p>
      <text:p text:style-name="P6"/>
      <text:p text:style-name="P6"><text:span text:style-name="T17">Ade Malsasa Akbar</text:span>, [12.06.17 21:01]</text:p>
      <text:p text:style-name="P6">Itu 4 kata kuncinya</text:p>
      <text:p text:style-name="P6"/>
      <text:p text:style-name="P6">Muhamad Arif, [12.06.17 21:01]</text:p>
      <text:p text:style-name="P6">[In reply to <text:span text:style-name="T18">Ade Malsasa Akbar</text:span>]</text:p>
      <text:p text:style-name="P6">Golongan yg gmna kang?</text:p>
      <text:p text:style-name="P6"/>
      <text:p text:style-name="P6">Abu Fakhri Ali, [12.06.17 21:02]</text:p>
      <text:p text:style-name="P6">bagaimana dengan binari blob yg ada di dalam kernel mas?</text:p>
      <text:p text:style-name="P6"/>
      <text:p text:style-name="P6"><text:span text:style-name="T17">Ade Malsasa Akbar</text:span>, [12.06.17 21:02]</text:p>
      <text:p text:style-name="P6">Free software itu terbagi menjadi 2 golongan,</text:p>
      <text:p text:style-name="P6"><text:soft-page-break/></text:p>
      <text:p text:style-name="P6">1) copyleft = sekali merdeka tetap merdeka = software berjenis lisensi ini selama-lamanya akan tetap free software</text:p>
      <text:p text:style-name="P6"/>
      <text:p text:style-name="P6">2) noncopyleft = jangan pernah katakan tidak pada siapa pun = software berjenis lisensi ini bisa saja didistribusikan sebagai nonfree software bisa juga tetap free software</text:p>
      <text:p text:style-name="P6"/>
      <text:p text:style-name="P6"><text:span text:style-name="T17">Ade Malsasa Akbar</text:span>, [12.06.17 21:02]</text:p>
      <text:p text:style-name="P6">[In reply to Abu Fakhri Ali]</text:p>
      <text:p text:style-name="P6">Yap, ini proprietary software juga, sebagaimana telah dilansir oleh FSF.</text:p>
      <text:p text:style-name="P6"/>
      <text:p text:style-name="P6"><text:span text:style-name="T17">Ade Malsasa Akbar</text:span>, [12.06.17 21:03]</text:p>
      <text:p text:style-name="P6">Kernel Linux itu lisensinya copyleft, maka tidak ada satu orang pun yang bisa mendistribusikan ulang Linux sebagai proprietary.</text:p>
      <text:p text:style-name="P6"/>
      <text:p text:style-name="P6"><text:span text:style-name="T17">Ade Malsasa Akbar</text:span>, [12.06.17 21:03]</text:p>
      <text:p text:style-name="P6">Yap.</text:p>
      <text:p text:style-name="P6"/>
      <text:p text:style-name="P6"><text:span text:style-name="T17">Ade Malsasa Akbar</text:span>, [12.06.17 21:03]</text:p>
      <text:p text:style-name="P6">Baik.</text:p>
      <text:p text:style-name="P6"/>
      <text:p text:style-name="P6">Muhamad Arif, [12.06.17 21:03]</text:p>
      <text:p text:style-name="P6">[In reply to Ade Malsasa Akbar]</text:p>
      <text:p text:style-name="P6">Open office termasuk golongan ke dua klo gk salah ya kang?</text:p>
      <text:p text:style-name="P6"/>
      <text:p text:style-name="P6"><text:span text:style-name="T17">Ade Malsasa Akbar</text:span>, [12.06.17 21:04]</text:p>
      <text:p text:style-name="P6">Saya cukupkan sampai sini.</text:p>
      <text:p text:style-name="P6"/>
      <text:p text:style-name="P6"><text:span text:style-name="T17">Ade Malsasa Akbar</text:span>, [12.06.17 21:04]</text:p>
      <text:p text:style-name="P6">Materi selesai.</text:p>
      <text:p text:style-name="P6"/>
      <text:p text:style-name="P6"><text:span text:style-name="T17">Ade Malsasa Akbar</text:span>, [12.06.17 21:04]</text:p>
      <text:p text:style-name="P6">Sekarang saya beri kesempatan tanya jawab 10 menit.</text:p>
      <text:p text:style-name="P6"/>
      <text:p text:style-name="P6"><text:span text:style-name="T17">Ade Malsasa Akbar</text:span>, [12.06.17 21:04]</text:p>
      <text:p text:style-name="P6">Silakan, teman-teman yang mau bertanya sesuai materi.</text:p>
      <text:p text:style-name="P6"/>
      <text:p text:style-name="P6">Muhamad Arif, [12.06.17 21:04]</text:p>
      <text:p text:style-name="P6">Makasih mas, ilmu" nya sngat bermanfaat</text:p>
      <text:p text:style-name="P6"/>
      <text:p text:style-name="P6">Hasan Wijaya, [12.06.17 21:04]</text:p>
      <text:p text:style-name="P6">Trima kasih mas ade sudah mengadakan kursus gratis</text:p>
      <text:p text:style-name="P6"/>
      <text:p text:style-name="P6">Sauqi Zaza, [12.06.17 21:05]</text:p>
      <text:p text:style-name="P6">Mas, apakah benar kalo ada masalah dalam grafis nvidia di GNU/Linux ? Maksudnya 2 prosesor grafis, contohnya intel sm nvidia.</text:p>
      <text:p text:style-name="P6"/>
      <text:p text:style-name="P6"><text:span text:style-name="T17">Ade Malsasa Akbar</text:span>, [12.06.17 21:05]</text:p>
      <text:p text:style-name="P6">[In reply to Muhamad Arif]</text:p>
      <text:p text:style-name="P6"><text:soft-page-break/>Saya tak ingat lisensi asal OpenOffice. Yang jelas, saat ini dia tetap free software.</text:p>
      <text:p text:style-name="P6"/>
      <text:p text:style-name="P6">Nizar Rahman, [12.06.17 21:05]</text:p>
      <text:p text:style-name="P6">ntap, terbaek lah pematerinya, trimakasih banyak</text:p>
      <text:p text:style-name="P6"/>
      <text:p text:style-name="P6">Nizar Rahman, [12.06.17 21:05]</text:p>
      <text:p text:style-name="P6">[ 👋 Sticker ]</text:p>
      <text:p text:style-name="P6"/>
      <text:p text:style-name="P6"><text:span text:style-name="T17">Ade Malsasa Akbar</text:span>, [12.06.17 21:05]</text:p>
      <text:p text:style-name="P6">[In reply to Sauqi Zaza]</text:p>
      <text:p text:style-name="P6">Iya, ada pembahasan dalam masalah itu.</text:p>
      <text:p text:style-name="P6"/>
      <text:p text:style-name="P6"><text:span text:style-name="T17">Ade Malsasa Akbar</text:span>, [12.06.17 21:05]</text:p>
      <text:p text:style-name="P6">Itu diperbincangkan dalam bab hardware di forum-forum.</text:p>
      <text:p text:style-name="P6"/>
      <text:p text:style-name="P6">Surya Stefanus, [12.06.17 21:05]</text:p>
      <text:p text:style-name="P6">[ 👍 Sticker ]</text:p>
      <text:p text:style-name="P6"/>
      <text:p text:style-name="P6">iwan, [12.06.17 21:05]</text:p>
      <text:p text:style-name="P6">Terus jika kita ingin mggunanakan hanya salah satu software propietary di gnu/linux bagaimana? Krn kebutuhan yg belum ada alternatif di gnu/linux</text:p>
      <text:p text:style-name="P6"/>
      <text:p text:style-name="P6"><text:span text:style-name="T17">Ade Malsasa Akbar</text:span>, [12.06.17 21:05]</text:p>
      <text:p text:style-name="P6">Akang silakan tanyakan ke grup BGLI misalnya.</text:p>
      <text:p text:style-name="P6"/>
      <text:p text:style-name="P6">Abu Fakhri Ali, [12.06.17 21:05]</text:p>
      <text:p text:style-name="P6">[In reply to Ade Malsasa Akbar]</text:p>
      <text:p text:style-name="P6">bantu jawab, sekarang openoffice berlisensi apache 2</text:p>
      <text:p text:style-name="P6"/>
      <text:p text:style-name="P6"><text:span text:style-name="T17">Ade Malsasa Akbar</text:span>, [12.06.17 21:05]</text:p>
      <text:p text:style-name="P6">[In reply to iwan]</text:p>
      <text:p text:style-name="P6">Tentu itu semuanya ialah keputusan pengguna.</text:p>
      <text:p text:style-name="P6"/>
      <text:p text:style-name="P6"><text:span text:style-name="T17">Ade Malsasa Akbar</text:span>, [12.06.17 21:06]</text:p>
      <text:p text:style-name="P6">Kami komunitas free software bertugas edukasi, bukan bertugas memaksa.</text:p>
      <text:p text:style-name="P6"/>
      <text:p text:style-name="P6">Sauqi Zaza, [12.06.17 21:06]</text:p>
      <text:p text:style-name="P6">[In reply to Ade Malsasa Akbar]</text:p>
      <text:p text:style-name="P6">Terus gimana perkembangannya Mas?</text:p>
      <text:p text:style-name="P6"/>
      <text:p text:style-name="P6"><text:span text:style-name="T17">Ade Malsasa Akbar</text:span>, [12.06.17 21:06]</text:p>
      <text:p text:style-name="P6">yang jelas, jika Anda pakai proprietary, posisi Anda bagi kami ialah korban. Adalah tanggung jawab si developernya untuk memberi Anda free software.</text:p>
      <text:p text:style-name="P6"/>
      <text:p text:style-name="P6"><text:span text:style-name="T17">Ade Malsasa Akbar</text:span>, [12.06.17 21:07]</text:p>
      <text:p text:style-name="P6">Kami tidak pernah menyebut Anda sebagai penjahat, "pembajak", atau tuduhan jahat macam itu. Sebab posisi Anda ialah orang yang terpaksa.</text:p>
      <text:p text:style-name="P6"/>
      <text:p text:style-name="P6"><text:span text:style-name="T17">Ade Malsasa Akbar</text:span>, [12.06.17 21:07]</text:p>
      <text:p text:style-name="P6"><text:soft-page-break/>Yang jelas, tolong jangan rekomendasikan proprietary yang jelas-jelas menzalimi pengguna.</text:p>
      <text:p text:style-name="P6"/>
      <text:p text:style-name="P6"><text:span text:style-name="T17">Ade Malsasa Akbar</text:span>, [12.06.17 21:08]</text:p>
      <text:p text:style-name="P6">[In reply to Sauqi Zaza]</text:p>
      <text:p text:style-name="P6">Ini sangat ruwet pembahasannya disebabkan watak produsennya yang keras.</text:p>
      <text:p text:style-name="P6"/>
      <text:p text:style-name="P6">Sauqi Zaza, [12.06.17 21:08]</text:p>
      <text:p text:style-name="P6">Memaksakan untuk penggunaan Windows?</text:p>
      <text:p text:style-name="P6"/>
      <text:p text:style-name="P6">Sauqi Zaza, [12.06.17 21:08]</text:p>
      <text:p text:style-name="P6">Hmm, kalau boleh minta rekomendasi perangkat keras yang support Linux dan ngga ada masalah apa ya?</text:p>
      <text:p text:style-name="P6"/>
      <text:p text:style-name="P6"><text:span text:style-name="T17">Ade Malsasa Akbar</text:span>, [12.06.17 21:09]</text:p>
      <text:p text:style-name="P6">Yang bisa saya nasihatkan bersabarlah, dukung teman-teman mengedukasikan free software, semoga NVIDIA mau melepas semua firmware &amp; drivernya sebagai free software. Sebab itu hak Anda sebagai pembeli.</text:p>
      <text:p text:style-name="P6"/>
      <text:p text:style-name="P6">Reliana Sitorus, [12.06.17 21:09]</text:p>
      <text:p text:style-name="P6">Trimaksih mas, saya jd mengerti sddikit ttg gnu linux, tkg bantuannya sy mau migrasi ke so gnu linux, klu blh debian.</text:p>
      <text:p text:style-name="P6"/>
      <text:p text:style-name="P6"><text:span text:style-name="T17">Ade Malsasa Akbar</text:span>, [12.06.17 21:09]</text:p>
      <text:p text:style-name="P6">[In reply to Sauqi Zaza]</text:p>
      <text:p text:style-name="P6">Minimal, laptop saya sendiri dua-duanya OK:</text:p>
      <text:p text:style-name="P6"/>
      <text:p text:style-name="P6">ACER ASPIRE ONE 756</text:p>
      <text:p text:style-name="P6">ASUS X44C</text:p>
      <text:p text:style-name="P6"/>
      <text:p text:style-name="P6">Abu Fakhri Ali, [12.06.17 21:09]</text:p>
      <text:p text:style-name="P6">[In reply to Ade Malsasa Akbar]</text:p>
      <text:p text:style-name="P6">spesifikasinya mirip</text:p>
      <text:p text:style-name="P6"/>
      <text:p text:style-name="P6"><text:span text:style-name="T17">Ade Malsasa Akbar</text:span>, [12.06.17 21:10]</text:p>
      <text:p text:style-name="P6">[In reply to Sauqi Zaza]</text:p>
      <text:p text:style-name="P6"><text:a xlink:type="simple" xlink:href="http://laptopgnu.wikia.com/" text:style-name="Internet_20_link" text:visited-style-name="Visited_20_Internet_20_Link">http://laptopgnu.wikia.com</text:a> &lt;- ini wiki dibuat oleh teman-teman di Indonesia untuk pertanyaan akang.</text:p>
      <text:p text:style-name="P6"/>
      <text:p text:style-name="P6"><text:span text:style-name="T17">Ade Malsasa Akbar</text:span>, [12.06.17 21:10]</text:p>
      <text:p text:style-name="P6">Manfaatkanlah usaha teman-teman sebaik mungkin.</text:p>
      <text:p text:style-name="P6"/>
      <text:p text:style-name="P6"><text:span text:style-name="T17">Ade Malsasa Akbar</text:span>, [12.06.17 21:10]</text:p>
      <text:p text:style-name="P6">Semoga Anda semuanya berhasil.</text:p>
      <text:p text:style-name="P6"/>
      <text:p text:style-name="P6">Sauqi Zaza, [12.06.17 21:10]</text:p>
      <text:p text:style-name="P6">Aamiin.</text:p>
      <text:p text:style-name="P6"/>
      <text:p text:style-name="P6"><text:span text:style-name="T17">Ade Malsasa Akbar</text:span>, [12.06.17 21:10]</text:p>
      <text:p text:style-name="P6">[In reply to Reliana Sitorus]</text:p>
      <text:p text:style-name="P6">Tidak banyak perempuan yang berani seorang diri menyelami GNU/Linux. Semoga Anda berhasil.</text:p>
      <text:p text:style-name="P6"><text:soft-page-break/></text:p>
      <text:p text:style-name="P6">zhare asfan, [12.06.17 21:10]</text:p>
      <text:p text:style-name="P6">[In reply to Ade Malsasa Akbar]</text:p>
      <text:p text:style-name="P6">Aplikasi yg d android itu free software krn android pakai kernel linux. Apa begitu?</text:p>
      <text:p text:style-name="P6"/>
      <text:p text:style-name="P6"><text:span text:style-name="T17">Ade Malsasa Akbar</text:span>, [12.06.17 21:11]</text:p>
      <text:p text:style-name="P6">[In reply to zhare asfan]</text:p>
      <text:p text:style-name="P6">Belum tentu. yang dilihat ialah pengembangnya, apakah dia niat merilis aplikasinya sebagai free software, atau tidak.</text:p>
      <text:p text:style-name="P6"/>
      <text:p text:style-name="P6"><text:span text:style-name="T17">Ade Malsasa Akbar</text:span>, [12.06.17 21:11]</text:p>
      <text:p text:style-name="P6">Silakan pasang F-Droid jika akang mau replace aplikasi akang dengan free software.</text:p>
      <text:p text:style-name="P6"/>
      <text:p text:style-name="P6"><text:span text:style-name="T17">Ade Malsasa Akbar</text:span>, [12.06.17 21:11]</text:p>
      <text:p text:style-name="P6">F-Droid (Freedom Droid) ialah distributor free software untuk Android, gantinya PlayStore.</text:p>
      <text:p text:style-name="P6"/>
      <text:p text:style-name="P6">iwan, [12.06.17 21:12]</text:p>
      <text:p text:style-name="P6">Berarti gnu/linux tak akan pernah support file .exe ya?</text:p>
      <text:p text:style-name="P6"/>
      <text:p text:style-name="P6"><text:span text:style-name="T17">Ade Malsasa Akbar</text:span>, [12.06.17 21:12]</text:p>
      <text:p text:style-name="P6">Dia hanya menawarkan aplikasi free software.</text:p>
      <text:p text:style-name="P6"/>
      <text:p text:style-name="P6"><text:span text:style-name="T17">Ade Malsasa Akbar</text:span>, [12.06.17 21:12]</text:p>
      <text:p text:style-name="P6">[In reply to iwan]</text:p>
      <text:p text:style-name="P6">Si OS-nya, iya betul tidak akan pernah.</text:p>
      <text:p text:style-name="P6"/>
      <text:p text:style-name="P6"><text:span text:style-name="T17">Ade Malsasa Akbar</text:span>, [12.06.17 21:12]</text:p>
      <text:p text:style-name="P6">Tapi subsistemnya, seperti Wine, bisa.</text:p>
      <text:p text:style-name="P6"/>
      <text:p text:style-name="P6"><text:span text:style-name="T17">Ade Malsasa Akbar</text:span>, [12.06.17 21:12]</text:p>
      <text:p text:style-name="P6">Sebab baik GNU maupun Linux, itu kloning UNIX, dan UNIX sama sekali bukan Windows.</text:p>
      <text:p text:style-name="P6"/>
      <text:p text:style-name="P6">Yoga, [12.06.17 21:13]</text:p>
      <text:p text:style-name="P6">[ Photo ]</text:p>
      <text:p text:style-name="P6"/>
      <text:p text:style-name="P6">Yoga, [12.06.17 21:13]</text:p>
      <text:p text:style-name="P6">Help om.. mau instal nih</text:p>
      <text:p text:style-name="P6"/>
      <text:p text:style-name="P6"><text:span text:style-name="T17">Ade Malsasa Akbar</text:span>, [12.06.17 21:13]</text:p>
      <text:p text:style-name="P6">UNIX itu OS tahun 1969, Kang. Windows mulai 1985. Jauh.</text:p>
      <text:p text:style-name="P6"/>
      <text:p text:style-name="P6"><text:span text:style-name="T17">Ade Malsasa Akbar</text:span>, [12.06.17 21:13]</text:p>
      <text:p text:style-name="P6">[In reply to Yoga]</text:p>
      <text:p text:style-name="P6">Pilih YA.</text:p>
      <text:p text:style-name="P6"/>
      <text:p text:style-name="P6">Abu Fakhri Ali, [12.06.17 21:13]</text:p>
      <text:p text:style-name="P6">[In reply to Ade Malsasa Akbar]</text:p>
      <text:p text:style-name="P6">mungkin perlu dijelaskan sedikit tentang ELF dan a.out mas</text:p>
      <text:p text:style-name="P6"/>
      <text:p text:style-name="P6"><text:soft-page-break/><text:span text:style-name="T17">Ade Malsasa Akbar</text:span>, [12.06.17 21:13]</text:p>
      <text:p text:style-name="P6">[In reply to Yoga]</text:p>
      <text:p text:style-name="P6">Ini pertanyaannya tidak cocok di grup ini, Kang Yoga. Akang tanyakan ke grup BGLI <text:a xlink:type="simple" xlink:href="http://t.me/GNULinuxIndonesia" text:style-name="Internet_20_link" text:visited-style-name="Visited_20_Internet_20_Link">http://t.me/GNULinuxIndonesia</text:a>.</text:p>
      <text:p text:style-name="P6"/>
      <text:p text:style-name="P6"><text:span text:style-name="T17">Ade Malsasa Akbar</text:span>, [12.06.17 21:14]</text:p>
      <text:p text:style-name="P6">Baik, waktu 10 menit selesai.</text:p>
      <text:p text:style-name="P6"/>
      <text:p text:style-name="P6"><text:span text:style-name="T17">Ade Malsasa Akbar</text:span>, [12.06.17 21:14]</text:p>
      <text:p text:style-name="P6">Saya nyatakan Kelas G001 selesai.</text:p>
      <text:p text:style-name="P6"/>
      <text:p text:style-name="P3"><text:span text:style-name="T4">Saya lisensikan kursus ini di bawah </text:span><text:a xlink:type="simple" xlink:href="https://creativecommons.org/licenses/by-sa/3.0/" text:style-name="Internet_20_link" text:visited-style-name="Visited_20_Internet_20_Link"><text:span text:style-name="T4">https://creativecommons.org/licenses/by-sa/3.0/</text:span></text:a><text:span text:style-name="T4">.</text:span></text:p>
      <text:p text:style-name="P6"/>
      <text:p text:style-name="P6"><text:span text:style-name="T17">Ade Malsasa Akbar</text:span>, [12.06.17 21:14]</text:p>
      <text:p text:style-name="P6">Kelas dibubarkan.</text:p>
      <text:p text:style-name="P6"/>
      <text:p text:style-name="P6">Yoga, [12.06.17 21:14]</text:p>
      <text:p text:style-name="P6">Maf Ade.. saya tanya disana belum direspon</text:p>
      <text:p text:style-name="P6"/>
      <text:p text:style-name="P6"><text:span text:style-name="T17">Ade Malsasa Akbar</text:span>, [12.06.17 21:14]</text:p>
      <text:p text:style-name="P6">Walhamdulillahi rabbil 'alamin.</text:p>
      <text:p text:style-name="P6"/>
      <text:p text:style-name="P6">Sauqi Zaza, [12.06.17 21:14]</text:p>
      <text:p text:style-name="P6">Aamiin.</text:p>
      <text:p text:style-name="P6"/>
      <text:p text:style-name="P6">Muhamad Arif, [12.06.17 21:14]</text:p>
      <text:p text:style-name="P6">Alhamdilillah,</text:p>
      <text:p text:style-name="P6"/>
      <text:p text:style-name="P6">Sauqi Zaza, [12.06.17 21:15]</text:p>
      <text:p text:style-name="P6">Maturnuwun.</text:p>
      <text:p text:style-name="P6"/>
      <text:p text:style-name="P6">Yoga, [12.06.17 21:15]</text:p>
      <text:p text:style-name="P6">Ini mumpung saya pegang laptop pak.. help.</text:p>
      <text:p text:style-name="P6"/>
      <text:p text:style-name="P6"><text:span text:style-name="T17">Ade Malsasa Akbar</text:span>, [12.06.17 21:15]</text:p>
      <text:p text:style-name="P6">Buat teman-teman yang mau menyimpan kursus ini jadi PDF, silakan ikuti <text:a xlink:type="simple" xlink:href="https://telegram.wiki/general/pdfexport" text:style-name="Internet_20_link" text:visited-style-name="Visited_20_Internet_20_Link">https://telegram.wiki/general/pdfexport</text:a></text:p>
      <text:p text:style-name="P6"/>
      <text:p text:style-name="P6">Muhamad Arif, [12.06.17 21:15]</text:p>
      <text:p text:style-name="P6">Makasih mas pelajaran" nya bermanfaat</text:p>
      <text:p text:style-name="P6"/>
      <text:p text:style-name="P6"><text:span text:style-name="T17">Ade Malsasa Akbar</text:span>, [12.06.17 21:15]</text:p>
      <text:p text:style-name="P6">Saya akan hapus grup ini besok in syaa Allah.</text:p>
      <text:p text:style-name="P6"/>
      <text:p text:style-name="P6"><text:span text:style-name="T17">Ade Malsasa Akbar</text:span>, [12.06.17 21:15]</text:p>
      <text:p text:style-name="P6">Alhamdulilla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2T01:39:58.753241932</meta:creation-date>
    <meta:editing-duration>PT2H3M28S</meta:editing-duration>
    <meta:editing-cycles>21</meta:editing-cycles>
    <meta:generator>LibreOffice/5.4.1.2.0$Linux_x86 LibreOffice_project/40m0$Build-2</meta:generator>
    <meta:initial-creator>Ade Malsasa Akbar</meta:initial-creator>
    <meta:keyword>gnu</meta:keyword>
    <dc:subject>software freedom</dc:subject>
    <dc:title>Transkrip Kursus Teknoplasma G001</dc:title>
    <dc:date>2017-09-24T21:05:49.141832698</dc:date>
    <meta:document-statistic meta:table-count="0" meta:image-count="0" meta:object-count="0" meta:page-count="61" meta:paragraph-count="1908" meta:word-count="12690" meta:character-count="83493" meta:non-whitespace-character-count="73005"/>
  </office:meta>
</office:document-meta>
</file>